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1925in" svg:height="4.5854in" svg:x="4.0504in" svg:y="0.6724in">
            <draw:object draw:notify-on-update-of-ranges="Sheet1.B2:Sheet1.B371 Sheet1.D1:Sheet1.D1 Sheet1.D2:Sheet1.D37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8.2047in" svg:height="4.9457in" svg:x="0.9512in" svg:y="5.0657in">
            <draw:object draw:notify-on-update-of-ranges="Sheet1.B2:Sheet1.B371 Sheet1.E1:Sheet1.E1 Sheet1.E2:Sheet1.E37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8205in" svg:height="7.8472in" svg:x="4.5366in" svg:y="1.252in">
            <draw:object draw:notify-on-update-of-ranges="Sheet1.B2:Sheet1.B371 Sheet1.C1:Sheet1.C1 Sheet1.C2:Sheet1.C371 Sheet1.B2:Sheet1.B371 Sheet1.D1:Sheet1.D1 Sheet1.D2:Sheet1.D371 Sheet1.B2:Sheet1.B371 Sheet1.E1:Sheet1.E1 Sheet1.E2:Sheet1.E371 Sheet1.B2:Sheet1.B371 Sheet1.F1:Sheet1.F1 Sheet1.F2:Sheet1.F37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8in" svg:height="3.5429in" svg:x="12.4839in" svg:y="0in">
            <draw:object draw:notify-on-update-of-ranges="Sheet1.B2:Sheet1.B371 Sheet1.B1:Sheet1.B1 Sheet1.K2:Sheet1.K148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2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/>
          <table:table-cell office:value-type="string">
            <text:p>speed_real</text:p>
          </table:table-cell>
          <table:table-cell table:number-columns-repeated="2"/>
        </table:table-row>
        <table:table-row table:style-name="ro1">
          <table:table-cell office:value-type="string">
            <text:p>2014-01-04_17:07:21_246191</text:p>
          </table:table-cell>
          <table:table-cell office:value-type="float" office:value="10">
            <text:p>10</text:p>
          </table:table-cell>
          <table:table-cell office:value-type="float" office:value="-13">
            <text:p>-1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0">
            <text:p>0</text:p>
          </table:table-cell>
          <table:table-cell/>
          <table:table-cell office:value-type="float" office:value="257">
            <text:p>257</text:p>
          </table:table-cell>
          <table:table-cell/>
          <table:table-cell table:formula="of:=ATAN([.D2]/(-[.F2]))*180/3.14" office:value-type="float" office:value="50.3306250881847">
            <text:p>50.3306250882</text:p>
          </table:table-cell>
        </table:table-row>
        <table:table-row table:style-name="ro1">
          <table:table-cell office:value-type="string">
            <text:p>2014-01-04_17:07:21_254424</text:p>
          </table:table-cell>
          <table:table-cell office:value-type="float" office:value="10.1">
            <text:p>10.1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/>
          <table:table-cell table:formula="of:=ATAN([.D3]/(-[.F3]))*180/3.14" office:value-type="float" office:value="27.8593142217101">
            <text:p>27.8593142217</text:p>
          </table:table-cell>
        </table:table-row>
        <table:table-row table:style-name="ro1">
          <table:table-cell office:value-type="string">
            <text:p>2014-01-04_17:07:21_262757</text:p>
          </table:table-cell>
          <table:table-cell office:value-type="float" office:value="10.2">
            <text:p>10.2</text:p>
          </table:table-cell>
          <table:table-cell office:value-type="float" office:value="51">
            <text:p>51</text:p>
          </table:table-cell>
          <table:table-cell office:value-type="float" office:value="187">
            <text:p>187</text:p>
          </table:table-cell>
          <table:table-cell table:formula="of:=([.D4]+[.D3]+[.D2])/3" office:value-type="float" office:value="175.666666666667">
            <text:p>175.6666666667</text:p>
          </table:table-cell>
          <table:table-cell office:value-type="float" office:value="-354">
            <text:p>-354</text:p>
          </table:table-cell>
          <table:table-cell office:value-type="float" office:value="0">
            <text:p>0</text:p>
          </table:table-cell>
          <table:table-cell/>
          <table:table-cell office:value-type="float" office:value="258">
            <text:p>258</text:p>
          </table:table-cell>
          <table:table-cell/>
          <table:table-cell table:formula="of:=ATAN([.D4]/(-[.F4]))*180/3.14" office:value-type="float" office:value="27.8593142217101">
            <text:p>27.8593142217</text:p>
          </table:table-cell>
        </table:table-row>
        <table:table-row table:style-name="ro1">
          <table:table-cell office:value-type="string">
            <text:p>2014-01-04_17:07:21_271271</text:p>
          </table:table-cell>
          <table:table-cell office:value-type="float" office:value="10.3">
            <text:p>10.3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5]+[.D4]+[.D3])/3" office:value-type="float" office:value="164.333333333333">
            <text:p>164.3333333333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5]/(-[.F5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79620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6]+[.D5]+[.D4])/3" office:value-type="float" office:value="141.666666666667">
            <text:p>141.6666666667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6]/(-[.F6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87924</text:p>
          </table:table-cell>
          <table:table-cell office:value-type="float" office:value="10.5">
            <text:p>10.5</text:p>
          </table:table-cell>
          <table:table-cell office:value-type="float" office:value="12">
            <text:p>12</text:p>
          </table:table-cell>
          <table:table-cell office:value-type="float" office:value="119">
            <text:p>119</text:p>
          </table:table-cell>
          <table:table-cell table:formula="of:=([.D7]+[.D6]+[.D5])/3" office:value-type="float" office:value="119">
            <text:p>119</text:p>
          </table:table-cell>
          <table:table-cell office:value-type="float" office:value="-79">
            <text:p>-79</text:p>
          </table:table-cell>
          <table:table-cell office:value-type="float" office:value="0">
            <text:p>0</text:p>
          </table:table-cell>
          <table:table-cell/>
          <table:table-cell office:value-type="float" office:value="259">
            <text:p>259</text:p>
          </table:table-cell>
          <table:table-cell/>
          <table:table-cell table:formula="of:=ATAN([.D7]/(-[.F7]))*180/3.14" office:value-type="float" office:value="56.4498039198596">
            <text:p>56.4498039199</text:p>
          </table:table-cell>
        </table:table-row>
        <table:table-row table:style-name="ro1">
          <table:table-cell office:value-type="string">
            <text:p>2014-01-04_17:07:21_296194</text:p>
          </table:table-cell>
          <table:table-cell office:value-type="float" office:value="10.6">
            <text:p>10.6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8]+[.D7]+[.D6])/3" office:value-type="float" office:value="145.666666666667">
            <text:p>145.6666666667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/>
          <table:table-cell table:formula="of:=ATAN([.D8]/(-[.F8]))*180/3.14" office:value-type="float" office:value="26.5785253567341">
            <text:p>26.5785253567</text:p>
          </table:table-cell>
        </table:table-row>
        <table:table-row table:style-name="ro1">
          <table:table-cell office:value-type="string">
            <text:p>2014-01-04_17:07:21_304456</text:p>
          </table:table-cell>
          <table:table-cell office:value-type="float" office:value="10.7">
            <text:p>10.7</text:p>
          </table:table-cell>
          <table:table-cell office:value-type="float" office:value="13">
            <text:p>13</text:p>
          </table:table-cell>
          <table:table-cell office:value-type="float" office:value="199">
            <text:p>199</text:p>
          </table:table-cell>
          <table:table-cell table:formula="of:=([.D9]+[.D8]+[.D7])/3" office:value-type="float" office:value="172.333333333333">
            <text:p>172.3333333333</text:p>
          </table:table-cell>
          <table:table-cell office:value-type="float" office:value="-398">
            <text:p>-398</text:p>
          </table:table-cell>
          <table:table-cell office:value-type="float" office:value="0">
            <text:p>0</text:p>
          </table:table-cell>
          <table:table-cell/>
          <table:table-cell office:value-type="float" office:value="260">
            <text:p>260</text:p>
          </table:table-cell>
          <table:table-cell/>
          <table:table-cell table:formula="of:=ATAN([.D9]/(-[.F9]))*180/3.14" office:value-type="float" office:value="26.5785253567341">
            <text:p>26.5785253567</text:p>
          </table:table-cell>
        </table:table-row>
        <table:table-row table:style-name="ro1">
          <table:table-cell office:value-type="string">
            <text:p>2014-01-04_17:07:21_312750</text:p>
          </table:table-cell>
          <table:table-cell office:value-type="float" office:value="10.8">
            <text:p>10.8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0]+[.D9]+[.D8])/3" office:value-type="float" office:value="183.333333333333">
            <text:p>183.3333333333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0]/(-[.F10]))*180/3.14" office:value-type="float" office:value="59.4001148419434">
            <text:p>59.4001148419</text:p>
          </table:table-cell>
        </table:table-row>
        <table:table-row table:style-name="ro1">
          <table:table-cell office:value-type="string">
            <text:p>2014-01-04_17:07:21_321017</text:p>
          </table:table-cell>
          <table:table-cell office:value-type="float" office:value="10.9">
            <text:p>10.9</text:p>
          </table:table-cell>
          <table:table-cell office:value-type="float" office:value="-24">
            <text:p>-24</text:p>
          </table:table-cell>
          <table:table-cell office:value-type="float" office:value="152">
            <text:p>152</text:p>
          </table:table-cell>
          <table:table-cell table:formula="of:=([.D11]+[.D10]+[.D9])/3" office:value-type="float" office:value="167.666666666667">
            <text:p>167.6666666667</text:p>
          </table:table-cell>
          <table:table-cell office:value-type="float" office:value="-90">
            <text:p>-90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1]/(-[.F11]))*180/3.14" office:value-type="float" office:value="59.4001148419434">
            <text:p>59.4001148419</text:p>
          </table:table-cell>
        </table:table-row>
        <table:table-row table:style-name="ro1">
          <table:table-cell office:value-type="string">
            <text:p>2014-01-04_17:07:21_329259</text:p>
          </table:table-cell>
          <table:table-cell office:value-type="float" office:value="11">
            <text:p>1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2]+[.D11]+[.D10])/3" office:value-type="float" office:value="157">
            <text:p>15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1">
            <text:p>261</text:p>
          </table:table-cell>
          <table:table-cell/>
          <table:table-cell table:formula="of:=ATAN([.D12]/(-[.F12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37470</text:p>
          </table:table-cell>
          <table:table-cell office:value-type="float" office:value="11.1">
            <text:p>11.1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3]+[.D12]+[.D11])/3" office:value-type="float" office:value="162">
            <text:p>162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3]/(-[.F13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45737</text:p>
          </table:table-cell>
          <table:table-cell office:value-type="float" office:value="11.2">
            <text:p>11.2</text:p>
          </table:table-cell>
          <table:table-cell office:value-type="float" office:value="-27">
            <text:p>-27</text:p>
          </table:table-cell>
          <table:table-cell office:value-type="float" office:value="167">
            <text:p>167</text:p>
          </table:table-cell>
          <table:table-cell table:formula="of:=([.D14]+[.D13]+[.D12])/3" office:value-type="float" office:value="167">
            <text:p>167</text:p>
          </table:table-cell>
          <table:table-cell office:value-type="float" office:value="-363">
            <text:p>-363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4]/(-[.F14]))*180/3.14" office:value-type="float" office:value="24.7175664000109">
            <text:p>24.7175664</text:p>
          </table:table-cell>
        </table:table-row>
        <table:table-row table:style-name="ro1">
          <table:table-cell office:value-type="string">
            <text:p>2014-01-04_17:07:21_354012</text:p>
          </table:table-cell>
          <table:table-cell office:value-type="float" office:value="11.3">
            <text:p>11.3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5]+[.D14]+[.D13])/3" office:value-type="float" office:value="159">
            <text:p>159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2">
            <text:p>262</text:p>
          </table:table-cell>
          <table:table-cell/>
          <table:table-cell table:formula="of:=ATAN([.D15]/(-[.F15]))*180/3.14" office:value-type="float" office:value="78.5758816076061">
            <text:p>78.5758816076</text:p>
          </table:table-cell>
        </table:table-row>
        <table:table-row table:style-name="ro1">
          <table:table-cell office:value-type="string">
            <text:p>2014-01-04_17:07:21_363057</text:p>
          </table:table-cell>
          <table:table-cell office:value-type="float" office:value="11.4">
            <text:p>11.4</text:p>
          </table:table-cell>
          <table:table-cell office:value-type="float" office:value="-174">
            <text:p>-174</text:p>
          </table:table-cell>
          <table:table-cell office:value-type="float" office:value="143">
            <text:p>143</text:p>
          </table:table-cell>
          <table:table-cell table:formula="of:=([.D16]+[.D15]+[.D14])/3" office:value-type="float" office:value="151">
            <text:p>151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/>
          <table:table-cell table:formula="of:=ATAN([.D16]/(-[.F16]))*180/3.14" office:value-type="float" office:value="78.5758816076061">
            <text:p>78.5758816076</text:p>
          </table:table-cell>
        </table:table-row>
        <table:table-row table:style-name="ro1">
          <table:table-cell office:value-type="string">
            <text:p>2014-01-04_17:07:21_371383</text:p>
          </table:table-cell>
          <table:table-cell office:value-type="float" office:value="11.5">
            <text:p>11.5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7]+[.D16]+[.D15])/3" office:value-type="float" office:value="152">
            <text:p>152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3">
            <text:p>263</text:p>
          </table:table-cell>
          <table:table-cell/>
          <table:table-cell table:formula="of:=ATAN([.D17]/(-[.F17]))*180/3.14" office:value-type="float" office:value="23.4037245036282">
            <text:p>23.4037245036</text:p>
          </table:table-cell>
        </table:table-row>
        <table:table-row table:style-name="ro1">
          <table:table-cell office:value-type="string">
            <text:p>2014-01-04_17:07:21_379706</text:p>
          </table:table-cell>
          <table:table-cell office:value-type="float" office:value="11.6">
            <text:p>11.6</text:p>
          </table:table-cell>
          <table:table-cell office:value-type="float" office:value="127">
            <text:p>127</text:p>
          </table:table-cell>
          <table:table-cell office:value-type="float" office:value="170">
            <text:p>170</text:p>
          </table:table-cell>
          <table:table-cell table:formula="of:=([.D18]+[.D17]+[.D16])/3" office:value-type="float" office:value="161">
            <text:p>161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18]/(-[.F18]))*180/3.14" office:value-type="float" office:value="23.4037245036282">
            <text:p>23.4037245036</text:p>
          </table:table-cell>
        </table:table-row>
        <table:table-row table:style-name="ro1">
          <table:table-cell office:value-type="string">
            <text:p>2014-01-04_17:07:21_387986</text:p>
          </table:table-cell>
          <table:table-cell office:value-type="float" office:value="11.7">
            <text:p>11.7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19]+[.D18]+[.D17])/3" office:value-type="float" office:value="161.333333333333">
            <text:p>161.3333333333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19]/(-[.F19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396358</text:p>
          </table:table-cell>
          <table:table-cell office:value-type="float" office:value="11.8">
            <text:p>11.8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0]+[.D19]+[.D18])/3" office:value-type="float" office:value="152.666666666667">
            <text:p>152.6666666667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4">
            <text:p>264</text:p>
          </table:table-cell>
          <table:table-cell/>
          <table:table-cell table:formula="of:=ATAN([.D20]/(-[.F20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404677</text:p>
          </table:table-cell>
          <table:table-cell office:value-type="float" office:value="11.9">
            <text:p>11.9</text:p>
          </table:table-cell>
          <table:table-cell office:value-type="float" office:value="25">
            <text:p>25</text:p>
          </table:table-cell>
          <table:table-cell office:value-type="float" office:value="144">
            <text:p>144</text:p>
          </table:table-cell>
          <table:table-cell table:formula="of:=([.D21]+[.D20]+[.D19])/3" office:value-type="float" office:value="144">
            <text:p>144</text:p>
          </table:table-cell>
          <table:table-cell office:value-type="float" office:value="-62">
            <text:p>-62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1]/(-[.F21]))*180/3.14" office:value-type="float" office:value="66.7392707121223">
            <text:p>66.7392707121</text:p>
          </table:table-cell>
        </table:table-row>
        <table:table-row table:style-name="ro1">
          <table:table-cell office:value-type="string">
            <text:p>2014-01-04_17:07:21_413000</text:p>
          </table:table-cell>
          <table:table-cell office:value-type="float" office:value="12">
            <text:p>12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2]+[.D21]+[.D20])/3" office:value-type="float" office:value="142.666666666667">
            <text:p>142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2]/(-[.F22]))*180/3.14" office:value-type="float" office:value="21.8124674777789">
            <text:p>21.8124674778</text:p>
          </table:table-cell>
        </table:table-row>
        <table:table-row table:style-name="ro1">
          <table:table-cell office:value-type="string">
            <text:p>2014-01-04_17:07:21_421286</text:p>
          </table:table-cell>
          <table:table-cell office:value-type="float" office:value="12.1">
            <text:p>12.1</text:p>
          </table:table-cell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  <table:table-cell table:formula="of:=([.D23]+[.D22]+[.D21])/3" office:value-type="float" office:value="141.333333333333">
            <text:p>14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265">
            <text:p>265</text:p>
          </table:table-cell>
          <table:table-cell/>
          <table:table-cell table:formula="of:=ATAN([.D23]/(-[.F23]))*180/3.14" office:value-type="float" office:value="21.8124674777789">
            <text:p>21.8124674778</text:p>
          </table:table-cell>
        </table:table-row>
        <table:table-row table:style-name="ro1">
          <table:table-cell office:value-type="string">
            <text:p>2014-01-04_17:07:21_429599</text:p>
          </table:table-cell>
          <table:table-cell office:value-type="float" office:value="12.2">
            <text:p>12.2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4]+[.D23]+[.D22])/3" office:value-type="float" office:value="148">
            <text:p>148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/>
          <table:table-cell table:formula="of:=ATAN([.D24]/(-[.F24]))*180/3.14" office:value-type="float" office:value="47.5770176675345">
            <text:p>47.5770176675</text:p>
          </table:table-cell>
        </table:table-row>
        <table:table-row table:style-name="ro1">
          <table:table-cell office:value-type="string">
            <text:p>2014-01-04_17:07:21_437954</text:p>
          </table:table-cell>
          <table:table-cell office:value-type="float" office:value="12.3">
            <text:p>12.3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table:formula="of:=([.D25]+[.D24]+[.D23])/3" office:value-type="float" office:value="156">
            <text:p>156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/>
          <table:table-cell office:value-type="float" office:value="266">
            <text:p>266</text:p>
          </table:table-cell>
          <table:table-cell/>
          <table:table-cell table:formula="of:=ATAN([.D25]/(-[.F25]))*180/3.14" office:value-type="float" office:value="47.5770176675345">
            <text:p>47.5770176675</text:p>
          </table:table-cell>
        </table:table-row>
        <table:table-row table:style-name="ro1">
          <table:table-cell office:value-type="string">
            <text:p>2014-01-04_17:07:21_446226</text:p>
          </table:table-cell>
          <table:table-cell office:value-type="float" office:value="12.4">
            <text:p>12.4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6]+[.D25]+[.D24])/3" office:value-type="float" office:value="156.666666666667">
            <text:p>156.6666666667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6]/(-[.F26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54514</text:p>
          </table:table-cell>
          <table:table-cell office:value-type="float" office:value="12.5">
            <text:p>12.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7]+[.D26]+[.D25])/3" office:value-type="float" office:value="149.333333333333">
            <text:p>149.3333333333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7]/(-[.F27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62897</text:p>
          </table:table-cell>
          <table:table-cell office:value-type="float" office:value="12.6">
            <text:p>12.6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table:formula="of:=([.D28]+[.D27]+[.D26])/3" office:value-type="float" office:value="142">
            <text:p>142</text:p>
          </table:table-cell>
          <table:table-cell office:value-type="float" office:value="-207">
            <text:p>-207</text:p>
          </table:table-cell>
          <table:table-cell office:value-type="float" office:value="0">
            <text:p>0</text:p>
          </table:table-cell>
          <table:table-cell/>
          <table:table-cell office:value-type="float" office:value="267">
            <text:p>267</text:p>
          </table:table-cell>
          <table:table-cell/>
          <table:table-cell table:formula="of:=ATAN([.D28]/(-[.F28]))*180/3.14" office:value-type="float" office:value="34.4672194607836">
            <text:p>34.4672194608</text:p>
          </table:table-cell>
        </table:table-row>
        <table:table-row table:style-name="ro1">
          <table:table-cell office:value-type="string">
            <text:p>2014-01-04_17:07:21_472042</text:p>
          </table:table-cell>
          <table:table-cell office:value-type="float" office:value="12.7">
            <text:p>12.7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29]+[.D28]+[.D27])/3" office:value-type="float" office:value="155">
            <text:p>155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/>
          <table:table-cell table:formula="of:=ATAN([.D29]/(-[.F29]))*180/3.14" office:value-type="float" office:value="29.5854935359258">
            <text:p>29.5854935359</text:p>
          </table:table-cell>
        </table:table-row>
        <table:table-row table:style-name="ro1">
          <table:table-cell office:value-type="string">
            <text:p>2014-01-04_17:07:21_480354</text:p>
          </table:table-cell>
          <table:table-cell office:value-type="float" office:value="12.8">
            <text:p>12.8</text:p>
          </table:table-cell>
          <table:table-cell office:value-type="float" office:value="41">
            <text:p>41</text:p>
          </table:table-cell>
          <table:table-cell office:value-type="float" office:value="181">
            <text:p>181</text:p>
          </table:table-cell>
          <table:table-cell table:formula="of:=([.D30]+[.D29]+[.D28])/3" office:value-type="float" office:value="168">
            <text:p>168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/>
          <table:table-cell office:value-type="float" office:value="268">
            <text:p>268</text:p>
          </table:table-cell>
          <table:table-cell/>
          <table:table-cell table:formula="of:=ATAN([.D30]/(-[.F30]))*180/3.14" office:value-type="float" office:value="29.5854935359258">
            <text:p>29.5854935359</text:p>
          </table:table-cell>
        </table:table-row>
        <table:table-row table:style-name="ro1">
          <table:table-cell office:value-type="string">
            <text:p>2014-01-04_17:07:21_488675</text:p>
          </table:table-cell>
          <table:table-cell office:value-type="float" office:value="12.9">
            <text:p>12.9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1]+[.D30]+[.D29])/3" office:value-type="float" office:value="165.666666666667">
            <text:p>165.6666666667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1]/(-[.F31]))*180/3.14" office:value-type="float" office:value="58.1386820322425">
            <text:p>58.1386820322</text:p>
          </table:table-cell>
        </table:table-row>
        <table:table-row table:style-name="ro1">
          <table:table-cell office:value-type="string">
            <text:p>2014-01-04_17:07:21_496925</text:p>
          </table:table-cell>
          <table:table-cell office:value-type="float" office:value="13">
            <text:p>13</text:p>
          </table:table-cell>
          <table:table-cell office:value-type="float" office:value="-8">
            <text:p>-8</text:p>
          </table:table-cell>
          <table:table-cell office:value-type="float" office:value="135">
            <text:p>135</text:p>
          </table:table-cell>
          <table:table-cell table:formula="of:=([.D32]+[.D31]+[.D30])/3" office:value-type="float" office:value="150.333333333333">
            <text:p>150.3333333333</text:p>
          </table:table-cell>
          <table:table-cell office:value-type="float" office:value="-84">
            <text:p>-84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2]/(-[.F32]))*180/3.14" office:value-type="float" office:value="58.1386820322425">
            <text:p>58.1386820322</text:p>
          </table:table-cell>
        </table:table-row>
        <table:table-row table:style-name="ro1">
          <table:table-cell office:value-type="string">
            <text:p>2014-01-04_17:07:21_505130</text:p>
          </table:table-cell>
          <table:table-cell office:value-type="float" office:value="13.1">
            <text:p>13.1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3]+[.D32]+[.D31])/3" office:value-type="float" office:value="139.666666666667">
            <text:p>139.6666666667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ATAN([.D33]/(-[.F33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13382</text:p>
          </table:table-cell>
          <table:table-cell office:value-type="float" office:value="13.2">
            <text:p>13.2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4]+[.D33]+[.D32])/3" office:value-type="float" office:value="144.333333333333">
            <text:p>144.3333333333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4]/(-[.F34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21653</text:p>
          </table:table-cell>
          <table:table-cell office:value-type="float" office:value="13.3">
            <text:p>13.3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table:formula="of:=([.D35]+[.D34]+[.D33])/3" office:value-type="float" office:value="149">
            <text:p>149</text:p>
          </table:table-cell>
          <table:table-cell office:value-type="float" office:value="-322">
            <text:p>-32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5]/(-[.F35]))*180/3.14" office:value-type="float" office:value="24.8441289489866">
            <text:p>24.844128949</text:p>
          </table:table-cell>
        </table:table-row>
        <table:table-row table:style-name="ro1">
          <table:table-cell office:value-type="string">
            <text:p>2014-01-04_17:07:21_529884</text:p>
          </table:table-cell>
          <table:table-cell office:value-type="float" office:value="13.4">
            <text:p>13.4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6]+[.D35]+[.D34])/3" office:value-type="float" office:value="153.333333333333">
            <text:p>153.3333333333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0">
            <text:p>270</text:p>
          </table:table-cell>
          <table:table-cell/>
          <table:table-cell table:formula="of:=ATAN([.D36]/(-[.F36]))*180/3.14" office:value-type="float" office:value="41.6937327038882">
            <text:p>41.6937327039</text:p>
          </table:table-cell>
        </table:table-row>
        <table:table-row table:style-name="ro1">
          <table:table-cell office:value-type="string">
            <text:p>2014-01-04_17:07:21_538103</text:p>
          </table:table-cell>
          <table:table-cell office:value-type="float" office:value="13.5">
            <text:p>13.5</text:p>
          </table:table-cell>
          <table:table-cell office:value-type="float" office:value="-6">
            <text:p>-6</text:p>
          </table:table-cell>
          <table:table-cell office:value-type="float" office:value="162">
            <text:p>162</text:p>
          </table:table-cell>
          <table:table-cell table:formula="of:=([.D37]+[.D36]+[.D35])/3" office:value-type="float" office:value="157.666666666667">
            <text:p>157.6666666667</text:p>
          </table:table-cell>
          <table:table-cell office:value-type="float" office:value="-182">
            <text:p>-182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/>
          <table:table-cell table:formula="of:=ATAN([.D37]/(-[.F37]))*180/3.14" office:value-type="float" office:value="41.6937327038882">
            <text:p>41.6937327039</text:p>
          </table:table-cell>
        </table:table-row>
        <table:table-row table:style-name="ro1">
          <table:table-cell office:value-type="string">
            <text:p>2014-01-04_17:07:21_546368</text:p>
          </table:table-cell>
          <table:table-cell office:value-type="float" office:value="13.6">
            <text:p>13.6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8]+[.D37]+[.D36])/3" office:value-type="float" office:value="145.666666666667">
            <text:p>145.6666666667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1">
            <text:p>271</text:p>
          </table:table-cell>
          <table:table-cell/>
          <table:table-cell table:formula="of:=ATAN([.D38]/(-[.F38]))*180/3.14" office:value-type="float" office:value="41.2382605940697">
            <text:p>41.2382605941</text:p>
          </table:table-cell>
        </table:table-row>
        <table:table-row table:style-name="ro1">
          <table:table-cell office:value-type="string">
            <text:p>2014-01-04_17:07:21_554645</text:p>
          </table:table-cell>
          <table:table-cell office:value-type="float" office:value="13.7">
            <text:p>13.7</text:p>
          </table:table-cell>
          <table:table-cell office:value-type="float" office:value="20">
            <text:p>20</text:p>
          </table:table-cell>
          <table:table-cell office:value-type="float" office:value="113">
            <text:p>113</text:p>
          </table:table-cell>
          <table:table-cell table:formula="of:=([.D39]+[.D38]+[.D37])/3" office:value-type="float" office:value="129.333333333333">
            <text:p>129.3333333333</text:p>
          </table:table-cell>
          <table:table-cell office:value-type="float" office:value="-129">
            <text:p>-129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39]/(-[.F39]))*180/3.14" office:value-type="float" office:value="41.2382605940697">
            <text:p>41.2382605941</text:p>
          </table:table-cell>
        </table:table-row>
        <table:table-row table:style-name="ro1">
          <table:table-cell office:value-type="string">
            <text:p>2014-01-04_17:07:21_562997</text:p>
          </table:table-cell>
          <table:table-cell office:value-type="float" office:value="13.8">
            <text:p>13.8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0]+[.D39]+[.D38])/3" office:value-type="float" office:value="117">
            <text:p>117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40]/(-[.F40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71343</text:p>
          </table:table-cell>
          <table:table-cell office:value-type="float" office:value="13.9">
            <text:p>13.9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1]+[.D40]+[.D39])/3" office:value-type="float" office:value="121">
            <text:p>121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2">
            <text:p>272</text:p>
          </table:table-cell>
          <table:table-cell/>
          <table:table-cell table:formula="of:=ATAN([.D41]/(-[.F41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7968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25">
            <text:p>125</text:p>
          </table:table-cell>
          <table:table-cell table:formula="of:=([.D42]+[.D41]+[.D40])/3" office:value-type="float" office:value="125">
            <text:p>125</text:p>
          </table:table-cell>
          <table:table-cell office:value-type="float" office:value="-374">
            <text:p>-374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2]/(-[.F42]))*180/3.14" office:value-type="float" office:value="18.4902694878627">
            <text:p>18.4902694879</text:p>
          </table:table-cell>
        </table:table-row>
        <table:table-row table:style-name="ro1">
          <table:table-cell office:value-type="string">
            <text:p>2014-01-04_17:07:21_587983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3]+[.D42]+[.D41])/3" office:value-type="float" office:value="132">
            <text:p>132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3]/(-[.F43]))*180/3.14" office:value-type="float" office:value="38.1493477852982">
            <text:p>38.1493477853</text:p>
          </table:table-cell>
        </table:table-row>
        <table:table-row table:style-name="ro1">
          <table:table-cell office:value-type="string">
            <text:p>2014-01-04_17:07:21_596360</text:p>
          </table:table-cell>
          <table:table-cell office:value-type="float" office:value="14.2">
            <text:p>14.2</text:p>
          </table:table-cell>
          <table:table-cell office:value-type="float" office:value="13">
            <text:p>13</text:p>
          </table:table-cell>
          <table:table-cell office:value-type="float" office:value="146">
            <text:p>146</text:p>
          </table:table-cell>
          <table:table-cell table:formula="of:=([.D44]+[.D43]+[.D42])/3" office:value-type="float" office:value="139">
            <text:p>139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273">
            <text:p>273</text:p>
          </table:table-cell>
          <table:table-cell/>
          <table:table-cell table:formula="of:=ATAN([.D44]/(-[.F44]))*180/3.14" office:value-type="float" office:value="38.1493477852982">
            <text:p>38.1493477853</text:p>
          </table:table-cell>
        </table:table-row>
        <table:table-row table:style-name="ro1">
          <table:table-cell office:value-type="string">
            <text:p>2014-01-04_17:07:21_604663</text:p>
          </table:table-cell>
          <table:table-cell office:value-type="float" office:value="14.3">
            <text:p>14.3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5]+[.D44]+[.D43])/3" office:value-type="float" office:value="127.333333333333">
            <text:p>127.3333333333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/>
          <table:table-cell table:formula="of:=ATAN([.D45]/(-[.F45]))*180/3.14" office:value-type="float" office:value="37.3521316771065">
            <text:p>37.3521316771</text:p>
          </table:table-cell>
        </table:table-row>
        <table:table-row table:style-name="ro1">
          <table:table-cell office:value-type="string">
            <text:p>2014-01-04_17:07:21_613204</text:p>
          </table:table-cell>
          <table:table-cell office:value-type="float" office:value="14.4">
            <text:p>14.4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formula="of:=([.D46]+[.D45]+[.D44])/3" office:value-type="float" office:value="108.666666666667">
            <text:p>108.6666666667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/>
          <table:table-cell office:value-type="float" office:value="274">
            <text:p>274</text:p>
          </table:table-cell>
          <table:table-cell/>
          <table:table-cell table:formula="of:=ATAN([.D46]/(-[.F46]))*180/3.14" office:value-type="float" office:value="37.3521316771065">
            <text:p>37.3521316771</text:p>
          </table:table-cell>
        </table:table-row>
        <table:table-row table:style-name="ro1">
          <table:table-cell office:value-type="string">
            <text:p>2014-01-04_17:07:21_621515</text:p>
          </table:table-cell>
          <table:table-cell office:value-type="float" office:value="14.5">
            <text:p>14.5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7]+[.D46]+[.D45])/3" office:value-type="float" office:value="107.333333333333">
            <text:p>107.3333333333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7]/(-[.F47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29833</text:p>
          </table:table-cell>
          <table:table-cell office:value-type="float" office:value="14.6">
            <text:p>14.6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8]+[.D47]+[.D46])/3" office:value-type="float" office:value="124.666666666667">
            <text:p>124.6666666667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8]/(-[.F48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38141</text:p>
          </table:table-cell>
          <table:table-cell office:value-type="float" office:value="14.7">
            <text:p>14.7</text:p>
          </table:table-cell>
          <table:table-cell office:value-type="float" office:value="95">
            <text:p>95</text:p>
          </table:table-cell>
          <table:table-cell office:value-type="float" office:value="142">
            <text:p>142</text:p>
          </table:table-cell>
          <table:table-cell table:formula="of:=([.D49]+[.D48]+[.D47])/3" office:value-type="float" office:value="142">
            <text:p>142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/>
          <table:table-cell office:value-type="float" office:value="275">
            <text:p>275</text:p>
          </table:table-cell>
          <table:table-cell/>
          <table:table-cell table:formula="of:=ATAN([.D49]/(-[.F49]))*180/3.14" office:value-type="float" office:value="20.3042671257005">
            <text:p>20.3042671257</text:p>
          </table:table-cell>
        </table:table-row>
        <table:table-row table:style-name="ro1">
          <table:table-cell office:value-type="string">
            <text:p>2014-01-04_17:07:21_646405</text:p>
          </table:table-cell>
          <table:table-cell office:value-type="float" office:value="14.8">
            <text:p>14.8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0]+[.D49]+[.D48])/3" office:value-type="float" office:value="147.666666666667">
            <text:p>147.6666666667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0]/(-[.F50]))*180/3.14" office:value-type="float" office:value="31.1713969324942">
            <text:p>31.1713969325</text:p>
          </table:table-cell>
        </table:table-row>
        <table:table-row table:style-name="ro1">
          <table:table-cell office:value-type="string">
            <text:p>2014-01-04_17:07:21_654685</text:p>
          </table:table-cell>
          <table:table-cell office:value-type="float" office:value="14.9">
            <text:p>14.9</text:p>
          </table:table-cell>
          <table:table-cell office:value-type="float" office:value="67">
            <text:p>67</text:p>
          </table:table-cell>
          <table:table-cell office:value-type="float" office:value="159">
            <text:p>159</text:p>
          </table:table-cell>
          <table:table-cell table:formula="of:=([.D51]+[.D50]+[.D49])/3" office:value-type="float" office:value="153.333333333333">
            <text:p>153.3333333333</text:p>
          </table:table-cell>
          <table:table-cell office:value-type="float" office:value="-263">
            <text:p>-263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1]/(-[.F51]))*180/3.14" office:value-type="float" office:value="31.1713969324942">
            <text:p>31.1713969325</text:p>
          </table:table-cell>
        </table:table-row>
        <table:table-row table:style-name="ro1">
          <table:table-cell office:value-type="string">
            <text:p>2014-01-04_17:07:21_66302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2]+[.D51]+[.D50])/3" office:value-type="float" office:value="139.666666666667">
            <text:p>139.6666666667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6">
            <text:p>276</text:p>
          </table:table-cell>
          <table:table-cell/>
          <table:table-cell table:formula="of:=ATAN([.D52]/(-[.F52]))*180/3.14" office:value-type="float" office:value="45.3080205130874">
            <text:p>45.3080205131</text:p>
          </table:table-cell>
        </table:table-row>
        <table:table-row table:style-name="ro1">
          <table:table-cell office:value-type="string">
            <text:p>2014-01-04_17:07:21_671586</text:p>
          </table:table-cell>
          <table:table-cell office:value-type="float" office:value="15.1">
            <text:p>15.1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([.D53]+[.D52]+[.D51])/3" office:value-type="float" office:value="120.333333333333">
            <text:p>120.3333333333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/>
          <table:table-cell table:formula="of:=ATAN([.D53]/(-[.F53]))*180/3.14" office:value-type="float" office:value="45.3080205130874">
            <text:p>45.3080205131</text:p>
          </table:table-cell>
        </table:table-row>
        <table:table-row table:style-name="ro1">
          <table:table-cell office:value-type="string">
            <text:p>2014-01-04_17:07:21_679896</text:p>
          </table:table-cell>
          <table:table-cell office:value-type="float" office:value="15.2">
            <text:p>15.2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4]+[.D53]+[.D52])/3" office:value-type="float" office:value="124.333333333333">
            <text:p>124.3333333333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7">
            <text:p>277</text:p>
          </table:table-cell>
          <table:table-cell/>
          <table:table-cell table:formula="of:=ATAN([.D54]/(-[.F54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688170</text:p>
          </table:table-cell>
          <table:table-cell office:value-type="float" office:value="15.3">
            <text:p>15.3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5]+[.D54]+[.D53])/3" office:value-type="float" office:value="147.666666666667">
            <text:p>147.6666666667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5]/(-[.F55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696425</text:p>
          </table:table-cell>
          <table:table-cell office:value-type="float" office:value="15.4">
            <text:p>15.4</text:p>
          </table:table-cell>
          <table:table-cell office:value-type="float" office:value="69">
            <text:p>69</text:p>
          </table:table-cell>
          <table:table-cell office:value-type="float" office:value="171">
            <text:p>171</text:p>
          </table:table-cell>
          <table:table-cell table:formula="of:=([.D56]+[.D55]+[.D54])/3" office:value-type="float" office:value="171">
            <text:p>171</text:p>
          </table:table-cell>
          <table:table-cell office:value-type="float" office:value="-208">
            <text:p>-208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6]/(-[.F56]))*180/3.14" office:value-type="float" office:value="39.4441462601811">
            <text:p>39.4441462602</text:p>
          </table:table-cell>
        </table:table-row>
        <table:table-row table:style-name="ro1">
          <table:table-cell office:value-type="string">
            <text:p>2014-01-04_17:07:21_704676</text:p>
          </table:table-cell>
          <table:table-cell office:value-type="float" office:value="15.5">
            <text:p>15.5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7]+[.D56]+[.D55])/3" office:value-type="float" office:value="160.333333333333">
            <text:p>160.3333333333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8">
            <text:p>278</text:p>
          </table:table-cell>
          <table:table-cell/>
          <table:table-cell table:formula="of:=ATAN([.D57]/(-[.F57]))*180/3.14" office:value-type="float" office:value="21.2845270120376">
            <text:p>21.284527012</text:p>
          </table:table-cell>
        </table:table-row>
        <table:table-row table:style-name="ro1">
          <table:table-cell office:value-type="string">
            <text:p>2014-01-04_17:07:21_712925</text:p>
          </table:table-cell>
          <table:table-cell office:value-type="float" office:value="15.6">
            <text:p>15.6</text:p>
          </table:table-cell>
          <table:table-cell office:value-type="float" office:value="67">
            <text:p>67</text:p>
          </table:table-cell>
          <table:table-cell office:value-type="float" office:value="139">
            <text:p>139</text:p>
          </table:table-cell>
          <table:table-cell table:formula="of:=([.D58]+[.D57]+[.D56])/3" office:value-type="float" office:value="149.666666666667">
            <text:p>149.6666666667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/>
          <table:table-cell table:formula="of:=ATAN([.D58]/(-[.F58]))*180/3.14" office:value-type="float" office:value="21.2845270120376">
            <text:p>21.284527012</text:p>
          </table:table-cell>
        </table:table-row>
        <table:table-row table:style-name="ro1">
          <table:table-cell office:value-type="string">
            <text:p>2014-01-04_17:07:21_721190</text:p>
          </table:table-cell>
          <table:table-cell office:value-type="float" office:value="15.7">
            <text:p>15.7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59]+[.D58]+[.D57])/3" office:value-type="float" office:value="151.666666666667">
            <text:p>151.666666666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79">
            <text:p>279</text:p>
          </table:table-cell>
          <table:table-cell/>
          <table:table-cell table:formula="of:=ATAN([.D59]/(-[.F59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29476</text:p>
          </table:table-cell>
          <table:table-cell office:value-type="float" office:value="15.8">
            <text:p>15.8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0]+[.D59]+[.D58])/3" office:value-type="float" office:value="164.333333333333">
            <text:p>164.3333333333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0]/(-[.F60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38021</text:p>
          </table:table-cell>
          <table:table-cell office:value-type="float" office:value="15.9">
            <text:p>15.9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table:formula="of:=([.D61]+[.D60]+[.D59])/3" office:value-type="float" office:value="177">
            <text:p>177</text:p>
          </table:table-cell>
          <table:table-cell office:value-type="float" office:value="-159">
            <text:p>-159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1]/(-[.F61]))*180/3.14" office:value-type="float" office:value="48.0908655204514">
            <text:p>48.0908655205</text:p>
          </table:table-cell>
        </table:table-row>
        <table:table-row table:style-name="ro1">
          <table:table-cell office:value-type="string">
            <text:p>2014-01-04_17:07:21_7463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2]+[.D61]+[.D60])/3" office:value-type="float" office:value="157.333333333333">
            <text:p>157.3333333333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0">
            <text:p>280</text:p>
          </table:table-cell>
          <table:table-cell/>
          <table:table-cell table:formula="of:=ATAN([.D62]/(-[.F62]))*180/3.14" office:value-type="float" office:value="49.1845767780349">
            <text:p>49.184576778</text:p>
          </table:table-cell>
        </table:table-row>
        <table:table-row table:style-name="ro1">
          <table:table-cell office:value-type="string">
            <text:p>2014-01-04_17:07:21_754516</text:p>
          </table:table-cell>
          <table:table-cell office:value-type="float" office:value="16.1">
            <text:p>16.1</text:p>
          </table:table-cell>
          <table:table-cell office:value-type="float" office:value="15">
            <text:p>15</text:p>
          </table:table-cell>
          <table:table-cell office:value-type="float" office:value="118">
            <text:p>118</text:p>
          </table:table-cell>
          <table:table-cell table:formula="of:=([.D63]+[.D62]+[.D61])/3" office:value-type="float" office:value="137.666666666667">
            <text:p>137.6666666667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3]/(-[.F63]))*180/3.14" office:value-type="float" office:value="49.1845767780349">
            <text:p>49.184576778</text:p>
          </table:table-cell>
        </table:table-row>
        <table:table-row table:style-name="ro1">
          <table:table-cell office:value-type="string">
            <text:p>2014-01-04_17:07:21_762782</text:p>
          </table:table-cell>
          <table:table-cell office:value-type="float" office:value="16.2">
            <text:p>16.2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4]+[.D63]+[.D62])/3" office:value-type="float" office:value="95">
            <text:p>95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4]/(-[.F64]))*180/3.14" office:value-type="float" office:value="10.1442884908436">
            <text:p>10.1442884908</text:p>
          </table:table-cell>
        </table:table-row>
        <table:table-row table:style-name="ro1">
          <table:table-cell office:value-type="string">
            <text:p>2014-01-04_17:07:21_772042</text:p>
          </table:table-cell>
          <table:table-cell office:value-type="float" office:value="16.3">
            <text:p>16.3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table:formula="of:=([.D65]+[.D64]+[.D63])/3" office:value-type="float" office:value="72">
            <text:p>72</text:p>
          </table:table-cell>
          <table:table-cell office:value-type="float" office:value="-274">
            <text:p>-274</text:p>
          </table:table-cell>
          <table:table-cell office:value-type="float" office:value="0">
            <text:p>0</text:p>
          </table:table-cell>
          <table:table-cell/>
          <table:table-cell office:value-type="float" office:value="281">
            <text:p>281</text:p>
          </table:table-cell>
          <table:table-cell/>
          <table:table-cell table:formula="of:=ATAN([.D65]/(-[.F65]))*180/3.14" office:value-type="float" office:value="10.1442884908436">
            <text:p>10.1442884908</text:p>
          </table:table-cell>
        </table:table-row>
        <table:table-row table:style-name="ro1">
          <table:table-cell office:value-type="string">
            <text:p>2014-01-04_17:07:21_780448</text:p>
          </table:table-cell>
          <table:table-cell office:value-type="float" office:value="16.4">
            <text:p>16.4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6]+[.D65]+[.D64])/3" office:value-type="float" office:value="62.3333333333333">
            <text:p>62.333333333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/>
          <table:table-cell table:formula="of:=ATAN([.D66]/(-[.F66]))*180/3.14" office:value-type="float" office:value="12.8935354735301">
            <text:p>12.8935354735</text:p>
          </table:table-cell>
        </table:table-row>
        <table:table-row table:style-name="ro1">
          <table:table-cell office:value-type="string">
            <text:p>2014-01-04_17:07:21_788780</text:p>
          </table:table-cell>
          <table:table-cell office:value-type="float" office:value="16.5">
            <text:p>16.5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table:formula="of:=([.D67]+[.D66]+[.D65])/3" office:value-type="float" office:value="75.6666666666667">
            <text:p>75.6666666667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282">
            <text:p>282</text:p>
          </table:table-cell>
          <table:table-cell/>
          <table:table-cell table:formula="of:=ATAN([.D67]/(-[.F67]))*180/3.14" office:value-type="float" office:value="12.8935354735301">
            <text:p>12.8935354735</text:p>
          </table:table-cell>
        </table:table-row>
        <table:table-row table:style-name="ro1">
          <table:table-cell office:value-type="string">
            <text:p>2014-01-04_17:07:21_797090</text:p>
          </table:table-cell>
          <table:table-cell office:value-type="float" office:value="16.6">
            <text:p>16.6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8]+[.D67]+[.D66])/3" office:value-type="float" office:value="111.666666666667">
            <text:p>111.666666666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68]/(-[.F68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05410</text:p>
          </table:table-cell>
          <table:table-cell office:value-type="float" office:value="16.7">
            <text:p>16.7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69]+[.D68]+[.D67])/3" office:value-type="float" office:value="134.333333333333">
            <text:p>134.3333333333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69]/(-[.F69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13688</text:p>
          </table:table-cell>
          <table:table-cell office:value-type="float" office:value="16.8">
            <text:p>16.8</text:p>
          </table:table-cell>
          <table:table-cell office:value-type="float" office:value="14">
            <text:p>14</text:p>
          </table:table-cell>
          <table:table-cell office:value-type="float" office:value="157">
            <text:p>157</text:p>
          </table:table-cell>
          <table:table-cell table:formula="of:=([.D70]+[.D69]+[.D68])/3" office:value-type="float" office:value="157">
            <text:p>157</text:p>
          </table:table-cell>
          <table:table-cell office:value-type="float" office:value="-188">
            <text:p>-188</text:p>
          </table:table-cell>
          <table:table-cell office:value-type="float" office:value="0">
            <text:p>0</text:p>
          </table:table-cell>
          <table:table-cell/>
          <table:table-cell office:value-type="float" office:value="283">
            <text:p>283</text:p>
          </table:table-cell>
          <table:table-cell/>
          <table:table-cell table:formula="of:=ATAN([.D70]/(-[.F70]))*180/3.14" office:value-type="float" office:value="39.885692911459">
            <text:p>39.8856929115</text:p>
          </table:table-cell>
        </table:table-row>
        <table:table-row table:style-name="ro1">
          <table:table-cell office:value-type="string">
            <text:p>2014-01-04_17:07:21_822038</text:p>
          </table:table-cell>
          <table:table-cell office:value-type="float" office:value="16.9">
            <text:p>16.9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1]+[.D70]+[.D69])/3" office:value-type="float" office:value="161">
            <text:p>161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1]/(-[.F71]))*180/3.14" office:value-type="float" office:value="68.1163117752305">
            <text:p>68.1163117752</text:p>
          </table:table-cell>
        </table:table-row>
        <table:table-row table:style-name="ro1">
          <table:table-cell office:value-type="string">
            <text:p>2014-01-04_17:07:21_830315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table:formula="of:=([.D72]+[.D71]+[.D70])/3" office:value-type="float" office:value="165">
            <text:p>165</text:p>
          </table:table-cell>
          <table:table-cell office:value-type="float" office:value="-68">
            <text:p>-68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2]/(-[.F72]))*180/3.14" office:value-type="float" office:value="68.1163117752305">
            <text:p>68.1163117752</text:p>
          </table:table-cell>
        </table:table-row>
        <table:table-row table:style-name="ro1">
          <table:table-cell office:value-type="string">
            <text:p>2014-01-04_17:07:21_838599</text:p>
          </table:table-cell>
          <table:table-cell office:value-type="float" office:value="17.1">
            <text:p>17.1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3]+[.D72]+[.D71])/3" office:value-type="float" office:value="160.333333333333">
            <text:p>160.3333333333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4">
            <text:p>284</text:p>
          </table:table-cell>
          <table:table-cell/>
          <table:table-cell table:formula="of:=ATAN([.D73]/(-[.F73]))*180/3.14" office:value-type="float" office:value="47.0989034982722">
            <text:p>47.0989034983</text:p>
          </table:table-cell>
        </table:table-row>
        <table:table-row table:style-name="ro1">
          <table:table-cell office:value-type="string">
            <text:p>2014-01-04_17:07:21_846899</text:p>
          </table:table-cell>
          <table:table-cell office:value-type="float" office:value="17.2">
            <text:p>17.2</text:p>
          </table:table-cell>
          <table:table-cell office:value-type="float" office:value="-38">
            <text:p>-38</text:p>
          </table:table-cell>
          <table:table-cell office:value-type="float" office:value="143">
            <text:p>143</text:p>
          </table:table-cell>
          <table:table-cell table:formula="of:=([.D74]+[.D73]+[.D72])/3" office:value-type="float" office:value="151.666666666667">
            <text:p>151.6666666667</text:p>
          </table:table-cell>
          <table:table-cell office:value-type="float" office:value="-133">
            <text:p>-133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/>
          <table:table-cell table:formula="of:=ATAN([.D74]/(-[.F74]))*180/3.14" office:value-type="float" office:value="47.0989034982722">
            <text:p>47.0989034983</text:p>
          </table:table-cell>
        </table:table-row>
        <table:table-row table:style-name="ro1">
          <table:table-cell office:value-type="string">
            <text:p>2014-01-04_17:07:21_855187</text:p>
          </table:table-cell>
          <table:table-cell office:value-type="float" office:value="17.3">
            <text:p>17.3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5]+[.D74]+[.D73])/3" office:value-type="float" office:value="131.666666666667">
            <text:p>131.6666666667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5">
            <text:p>285</text:p>
          </table:table-cell>
          <table:table-cell/>
          <table:table-cell table:formula="of:=ATAN([.D75]/(-[.F75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63445</text:p>
          </table:table-cell>
          <table:table-cell office:value-type="float" office:value="17.4">
            <text:p>17.4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6]+[.D75]+[.D74])/3" office:value-type="float" office:value="120.333333333333">
            <text:p>120.3333333333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6]/(-[.F76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71999</text:p>
          </table:table-cell>
          <table:table-cell office:value-type="float" office:value="17.5">
            <text:p>17.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table:formula="of:=([.D77]+[.D76]+[.D75])/3" office:value-type="float" office:value="109">
            <text:p>109</text:p>
          </table:table-cell>
          <table:table-cell office:value-type="float" office:value="-254">
            <text:p>-254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7]/(-[.F77]))*180/3.14" office:value-type="float" office:value="23.2375898769804">
            <text:p>23.237589877</text:p>
          </table:table-cell>
        </table:table-row>
        <table:table-row table:style-name="ro1">
          <table:table-cell office:value-type="string">
            <text:p>2014-01-04_17:07:21_880947</text:p>
          </table:table-cell>
          <table:table-cell office:value-type="float" office:value="17.6">
            <text:p>17.6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8]+[.D77]+[.D76])/3" office:value-type="float" office:value="109.333333333333">
            <text:p>109.3333333333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6">
            <text:p>286</text:p>
          </table:table-cell>
          <table:table-cell/>
          <table:table-cell table:formula="of:=ATAN([.D78]/(-[.F78]))*180/3.14" office:value-type="float" office:value="14.7848689297265">
            <text:p>14.7848689297</text:p>
          </table:table-cell>
        </table:table-row>
        <table:table-row table:style-name="ro1">
          <table:table-cell office:value-type="string">
            <text:p>2014-01-04_17:07:21_889249</text:p>
          </table:table-cell>
          <table:table-cell office:value-type="float" office:value="17.7">
            <text:p>17.7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table:formula="of:=([.D79]+[.D78]+[.D77])/3" office:value-type="float" office:value="109.666666666667">
            <text:p>109.6666666667</text:p>
          </table:table-cell>
          <table:table-cell office:value-type="float" office:value="-417">
            <text:p>-417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/>
          <table:table-cell table:formula="of:=ATAN([.D79]/(-[.F79]))*180/3.14" office:value-type="float" office:value="14.7848689297265">
            <text:p>14.7848689297</text:p>
          </table:table-cell>
        </table:table-row>
        <table:table-row table:style-name="ro1">
          <table:table-cell office:value-type="string">
            <text:p>2014-01-04_17:07:21_897513</text:p>
          </table:table-cell>
          <table:table-cell office:value-type="float" office:value="17.8">
            <text:p>17.8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0]+[.D79]+[.D78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7">
            <text:p>287</text:p>
          </table:table-cell>
          <table:table-cell/>
          <table:table-cell table:formula="of:=ATAN([.D80]/(-[.F80]))*180/3.14" office:value-type="float" office:value="26.1676016371556">
            <text:p>26.1676016372</text:p>
          </table:table-cell>
        </table:table-row>
        <table:table-row table:style-name="ro1">
          <table:table-cell office:value-type="string">
            <text:p>2014-01-04_17:07:21_905832</text:p>
          </table:table-cell>
          <table:table-cell office:value-type="float" office:value="17.9">
            <text:p>17.9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formula="of:=([.D81]+[.D80]+[.D79])/3" office:value-type="float" office:value="110">
            <text:p>110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1]/(-[.F81]))*180/3.14" office:value-type="float" office:value="26.1676016371556">
            <text:p>26.1676016372</text:p>
          </table:table-cell>
        </table:table-row>
        <table:table-row table:style-name="ro1">
          <table:table-cell office:value-type="string">
            <text:p>2014-01-04_17:07:21_914098</text:p>
          </table:table-cell>
          <table:table-cell office:value-type="float" office:value="18">
            <text:p>18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2]+[.D81]+[.D80])/3" office:value-type="float" office:value="123.333333333333">
            <text:p>123.3333333333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2]/(-[.F82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22386</text:p>
          </table:table-cell>
          <table:table-cell office:value-type="float" office:value="18.1">
            <text:p>18.1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3]+[.D82]+[.D81])/3" office:value-type="float" office:value="136.666666666667">
            <text:p>136.6666666667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8">
            <text:p>288</text:p>
          </table:table-cell>
          <table:table-cell/>
          <table:table-cell table:formula="of:=ATAN([.D83]/(-[.F83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30652</text:p>
          </table:table-cell>
          <table:table-cell office:value-type="float" office:value="18.2">
            <text:p>18.2</text:p>
          </table:table-cell>
          <table:table-cell office:value-type="float" office:value="-11">
            <text:p>-11</text:p>
          </table:table-cell>
          <table:table-cell office:value-type="float" office:value="150">
            <text:p>150</text:p>
          </table:table-cell>
          <table:table-cell table:formula="of:=([.D84]+[.D83]+[.D82])/3" office:value-type="float" office:value="150">
            <text:p>150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4]/(-[.F84]))*180/3.14" office:value-type="float" office:value="41.2779378596616">
            <text:p>41.2779378597</text:p>
          </table:table-cell>
        </table:table-row>
        <table:table-row table:style-name="ro1">
          <table:table-cell office:value-type="string">
            <text:p>2014-01-04_17:07:21_938912</text:p>
          </table:table-cell>
          <table:table-cell office:value-type="float" office:value="18.3">
            <text:p>18.3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5]+[.D84]+[.D83])/3" office:value-type="float" office:value="151.666666666667">
            <text:p>151.6666666667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5]/(-[.F85]))*180/3.14" office:value-type="float" office:value="71.4904703789976">
            <text:p>71.490470379</text:p>
          </table:table-cell>
        </table:table-row>
        <table:table-row table:style-name="ro1">
          <table:table-cell office:value-type="string">
            <text:p>2014-01-04_17:07:21_947174</text:p>
          </table:table-cell>
          <table:table-cell office:value-type="float" office:value="18.4">
            <text:p>18.4</text:p>
          </table:table-cell>
          <table:table-cell office:value-type="float" office:value="25">
            <text:p>25</text:p>
          </table:table-cell>
          <table:table-cell office:value-type="float" office:value="155">
            <text:p>155</text:p>
          </table:table-cell>
          <table:table-cell table:formula="of:=([.D86]+[.D85]+[.D84])/3" office:value-type="float" office:value="153.333333333333">
            <text:p>153.3333333333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/>
          <table:table-cell office:value-type="float" office:value="289">
            <text:p>289</text:p>
          </table:table-cell>
          <table:table-cell/>
          <table:table-cell table:formula="of:=ATAN([.D86]/(-[.F86]))*180/3.14" office:value-type="float" office:value="71.4904703789976">
            <text:p>71.490470379</text:p>
          </table:table-cell>
        </table:table-row>
        <table:table-row table:style-name="ro1">
          <table:table-cell office:value-type="string">
            <text:p>2014-01-04_17:07:21_955425</text:p>
          </table:table-cell>
          <table:table-cell office:value-type="float" office:value="18.5">
            <text:p>18.5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7]+[.D86]+[.D85])/3" office:value-type="float" office:value="151.333333333333">
            <text:p>151.3333333333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/>
          <table:table-cell table:formula="of:=ATAN([.D87]/(-[.F87]))*180/3.14" office:value-type="float" office:value="56.0637761082461">
            <text:p>56.0637761082</text:p>
          </table:table-cell>
        </table:table-row>
        <table:table-row table:style-name="ro1">
          <table:table-cell office:value-type="string">
            <text:p>2014-01-04_17:07:21_963649</text:p>
          </table:table-cell>
          <table:table-cell office:value-type="float" office:value="18.6">
            <text:p>18.6</text:p>
          </table:table-cell>
          <table:table-cell office:value-type="float" office:value="-79">
            <text:p>-79</text:p>
          </table:table-cell>
          <table:table-cell office:value-type="float" office:value="144">
            <text:p>144</text:p>
          </table:table-cell>
          <table:table-cell table:formula="of:=([.D88]+[.D87]+[.D86])/3" office:value-type="float" office:value="147.666666666667">
            <text:p>147.6666666667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/>
          <table:table-cell office:value-type="float" office:value="290">
            <text:p>290</text:p>
          </table:table-cell>
          <table:table-cell/>
          <table:table-cell table:formula="of:=ATAN([.D88]/(-[.F88]))*180/3.14" office:value-type="float" office:value="56.0637761082461">
            <text:p>56.0637761082</text:p>
          </table:table-cell>
        </table:table-row>
        <table:table-row table:style-name="ro1">
          <table:table-cell office:value-type="string">
            <text:p>2014-01-04_17:07:21_971948</text:p>
          </table:table-cell>
          <table:table-cell office:value-type="float" office:value="18.7">
            <text:p>18.7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89]+[.D88]+[.D87])/3" office:value-type="float" office:value="149.333333333333">
            <text:p>149.3333333333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89]/(-[.F89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80535</text:p>
          </table:table-cell>
          <table:table-cell office:value-type="float" office:value="18.8">
            <text:p>18.8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0]+[.D89]+[.D88])/3" office:value-type="float" office:value="154.666666666667">
            <text:p>154.6666666667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90]/(-[.F90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88856</text:p>
          </table:table-cell>
          <table:table-cell office:value-type="float" office:value="18.9">
            <text:p>18.9</text:p>
          </table:table-cell>
          <table:table-cell office:value-type="float" office:value="-41">
            <text:p>-41</text:p>
          </table:table-cell>
          <table:table-cell office:value-type="float" office:value="160">
            <text:p>160</text:p>
          </table:table-cell>
          <table:table-cell table:formula="of:=([.D91]+[.D90]+[.D89])/3" office:value-type="float" office:value="160">
            <text:p>160</text:p>
          </table:table-cell>
          <table:table-cell office:value-type="float" office:value="-164">
            <text:p>-164</text:p>
          </table:table-cell>
          <table:table-cell office:value-type="float" office:value="0">
            <text:p>0</text:p>
          </table:table-cell>
          <table:table-cell/>
          <table:table-cell office:value-type="float" office:value="291">
            <text:p>291</text:p>
          </table:table-cell>
          <table:table-cell/>
          <table:table-cell table:formula="of:=ATAN([.D91]/(-[.F91]))*180/3.14" office:value-type="float" office:value="44.3151465221593">
            <text:p>44.3151465222</text:p>
          </table:table-cell>
        </table:table-row>
        <table:table-row table:style-name="ro1">
          <table:table-cell office:value-type="string">
            <text:p>2014-01-04_17:07:21_997171</text:p>
          </table:table-cell>
          <table:table-cell office:value-type="float" office:value="19">
            <text:p>19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2]+[.D91]+[.D90])/3" office:value-type="float" office:value="168">
            <text:p>168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2]/(-[.F92]))*180/3.14" office:value-type="float" office:value="30.706748153375">
            <text:p>30.7067481534</text:p>
          </table:table-cell>
        </table:table-row>
        <table:table-row table:style-name="ro1">
          <table:table-cell office:value-type="string">
            <text:p>2014-01-04_17:07:22_005426</text:p>
          </table:table-cell>
          <table:table-cell office:value-type="float" office:value="19.1">
            <text:p>19.1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formula="of:=([.D93]+[.D92]+[.D91])/3" office:value-type="float" office:value="176">
            <text:p>176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3]/(-[.F93]))*180/3.14" office:value-type="float" office:value="30.706748153375">
            <text:p>30.7067481534</text:p>
          </table:table-cell>
        </table:table-row>
        <table:table-row table:style-name="ro1">
          <table:table-cell office:value-type="string">
            <text:p>2014-01-04_17:07:22_013721</text:p>
          </table:table-cell>
          <table:table-cell office:value-type="float" office:value="19.2">
            <text:p>19.2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4]+[.D93]+[.D92])/3" office:value-type="float" office:value="169.333333333333">
            <text:p>169.3333333333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2">
            <text:p>292</text:p>
          </table:table-cell>
          <table:table-cell/>
          <table:table-cell table:formula="of:=ATAN([.D94]/(-[.F94]))*180/3.14" office:value-type="float" office:value="21.5335166831693">
            <text:p>21.5335166832</text:p>
          </table:table-cell>
        </table:table-row>
        <table:table-row table:style-name="ro1">
          <table:table-cell office:value-type="string">
            <text:p>2014-01-04_17:07:22_022116</text:p>
          </table:table-cell>
          <table:table-cell office:value-type="float" office:value="19.3">
            <text:p>19.3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  <table:table-cell table:formula="of:=([.D95]+[.D94]+[.D93])/3" office:value-type="float" office:value="154.666666666667">
            <text:p>154.6666666667</text:p>
          </table:table-cell>
          <table:table-cell office:value-type="float" office:value="-355">
            <text:p>-355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/>
          <table:table-cell table:formula="of:=ATAN([.D95]/(-[.F95]))*180/3.14" office:value-type="float" office:value="21.5335166831693">
            <text:p>21.5335166832</text:p>
          </table:table-cell>
        </table:table-row>
        <table:table-row table:style-name="ro1">
          <table:table-cell office:value-type="string">
            <text:p>2014-01-04_17:07:22_030443</text:p>
          </table:table-cell>
          <table:table-cell office:value-type="float" office:value="19.4">
            <text:p>19.4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6]+[.D95]+[.D94])/3" office:value-type="float" office:value="110">
            <text:p>11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/>
          <table:table-cell table:formula="of:=ATAN([.D96]/(-[.F96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38745</text:p>
          </table:table-cell>
          <table:table-cell office:value-type="float" office:value="19.5">
            <text:p>19.5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7]+[.D96]+[.D95])/3" office:value-type="float" office:value="80">
            <text:p>8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7]/(-[.F97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47052</text:p>
          </table:table-cell>
          <table:table-cell office:value-type="float" office:value="19.6">
            <text:p>19.6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  <table:table-cell table:formula="of:=([.D98]+[.D97]+[.D96])/3" office:value-type="float" office:value="50">
            <text:p>50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8]/(-[.F98]))*180/3.14" office:value-type="float" office:value="8.34592947471285">
            <text:p>8.3459294747</text:p>
          </table:table-cell>
        </table:table-row>
        <table:table-row table:style-name="ro1">
          <table:table-cell office:value-type="string">
            <text:p>2014-01-04_17:07:22_055326</text:p>
          </table:table-cell>
          <table:table-cell office:value-type="float" office:value="19.7">
            <text:p>19.7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99]+[.D98]+[.D97])/3" office:value-type="float" office:value="109.333333333333">
            <text:p>109.3333333333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4">
            <text:p>294</text:p>
          </table:table-cell>
          <table:table-cell/>
          <table:table-cell table:formula="of:=ATAN([.D99]/(-[.F99]))*180/3.14" office:value-type="float" office:value="49.1967740715154">
            <text:p>49.1967740715</text:p>
          </table:table-cell>
        </table:table-row>
        <table:table-row table:style-name="ro1">
          <table:table-cell office:value-type="string">
            <text:p>2014-01-04_17:07:22_063597</text:p>
          </table:table-cell>
          <table:table-cell office:value-type="float" office:value="19.8">
            <text:p>19.8</text:p>
          </table:table-cell>
          <table:table-cell office:value-type="float" office:value="32">
            <text:p>32</text:p>
          </table:table-cell>
          <table:table-cell office:value-type="float" office:value="228">
            <text:p>228</text:p>
          </table:table-cell>
          <table:table-cell table:formula="of:=([.D100]+[.D99]+[.D98])/3" office:value-type="float" office:value="168.666666666667">
            <text:p>168.6666666667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/>
          <table:table-cell table:formula="of:=ATAN([.D100]/(-[.F100]))*180/3.14" office:value-type="float" office:value="49.1967740715154">
            <text:p>49.1967740715</text:p>
          </table:table-cell>
        </table:table-row>
        <table:table-row table:style-name="ro1">
          <table:table-cell office:value-type="string">
            <text:p>2014-01-04_17:07:22_071867</text:p>
          </table:table-cell>
          <table:table-cell office:value-type="float" office:value="19.9">
            <text:p>19.9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1]+[.D100]+[.D99])/3" office:value-type="float" office:value="221.333333333333">
            <text:p>221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5">
            <text:p>295</text:p>
          </table:table-cell>
          <table:table-cell/>
          <table:table-cell table:formula="of:=ATAN([.D101]/(-[.F101]))*180/3.14" office:value-type="float" office:value="57.2381370546594">
            <text:p>57.2381370547</text:p>
          </table:table-cell>
        </table:table-row>
        <table:table-row table:style-name="ro1">
          <table:table-cell office:value-type="string">
            <text:p>2014-01-04_17:07:22_080676</text:p>
          </table:table-cell>
          <table:table-cell office:value-type="float" office:value="20">
            <text:p>20</text:p>
          </table:table-cell>
          <table:table-cell office:value-type="float" office:value="-54">
            <text:p>-54</text:p>
          </table:table-cell>
          <table:table-cell office:value-type="float" office:value="208">
            <text:p>208</text:p>
          </table:table-cell>
          <table:table-cell table:formula="of:=([.D102]+[.D101]+[.D100])/3" office:value-type="float" office:value="214.666666666667">
            <text:p>214.6666666667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2]/(-[.F102]))*180/3.14" office:value-type="float" office:value="57.2381370546594">
            <text:p>57.2381370547</text:p>
          </table:table-cell>
        </table:table-row>
        <table:table-row table:style-name="ro1">
          <table:table-cell office:value-type="string">
            <text:p>2014-01-04_17:07:22_088963</text:p>
          </table:table-cell>
          <table:table-cell office:value-type="float" office:value="20.1">
            <text:p>20.1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3]+[.D102]+[.D101])/3" office:value-type="float" office:value="193.333333333333">
            <text:p>193.3333333333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3]/(-[.F103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097227</text:p>
          </table:table-cell>
          <table:table-cell office:value-type="float" office:value="20.2">
            <text:p>20.2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4]+[.D103]+[.D102])/3" office:value-type="float" office:value="178.666666666667">
            <text:p>178.6666666667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6">
            <text:p>296</text:p>
          </table:table-cell>
          <table:table-cell/>
          <table:table-cell table:formula="of:=ATAN([.D104]/(-[.F104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105495</text:p>
          </table:table-cell>
          <table:table-cell office:value-type="float" office:value="20.3">
            <text:p>20.3</text:p>
          </table:table-cell>
          <table:table-cell office:value-type="float" office:value="81">
            <text:p>81</text:p>
          </table:table-cell>
          <table:table-cell office:value-type="float" office:value="164">
            <text:p>164</text:p>
          </table:table-cell>
          <table:table-cell table:formula="of:=([.D105]+[.D104]+[.D103])/3" office:value-type="float" office:value="164">
            <text:p>164</text:p>
          </table:table-cell>
          <table:table-cell office:value-type="float" office:value="-58">
            <text:p>-58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5]/(-[.F105]))*180/3.14" office:value-type="float" office:value="70.5591950059075">
            <text:p>70.5591950059</text:p>
          </table:table-cell>
        </table:table-row>
        <table:table-row table:style-name="ro1">
          <table:table-cell office:value-type="string">
            <text:p>2014-01-04_17:07:22_113762</text:p>
          </table:table-cell>
          <table:table-cell office:value-type="float" office:value="20.4">
            <text:p>20.4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6]+[.D105]+[.D104])/3" office:value-type="float" office:value="181">
            <text:p>18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6]/(-[.F106]))*180/3.14" office:value-type="float" office:value="-69.8599707971479">
            <text:p>-69.8599707971</text:p>
          </table:table-cell>
        </table:table-row>
        <table:table-row table:style-name="ro1">
          <table:table-cell office:value-type="string">
            <text:p>2014-01-04_17:07:22_122048</text:p>
          </table:table-cell>
          <table:table-cell office:value-type="float" office:value="20.5">
            <text:p>20.5</text:p>
          </table:table-cell>
          <table:table-cell office:value-type="float" office:value="-54">
            <text:p>-54</text:p>
          </table:table-cell>
          <table:table-cell office:value-type="float" office:value="215">
            <text:p>215</text:p>
          </table:table-cell>
          <table:table-cell table:formula="of:=([.D107]+[.D106]+[.D105])/3" office:value-type="float" office:value="198">
            <text:p>19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/>
          <table:table-cell office:value-type="float" office:value="297">
            <text:p>297</text:p>
          </table:table-cell>
          <table:table-cell/>
          <table:table-cell table:formula="of:=ATAN([.D107]/(-[.F107]))*180/3.14" office:value-type="float" office:value="-69.8599707971479">
            <text:p>-69.8599707971</text:p>
          </table:table-cell>
        </table:table-row>
        <table:table-row table:style-name="ro1">
          <table:table-cell office:value-type="string">
            <text:p>2014-01-04_17:07:22_130291</text:p>
          </table:table-cell>
          <table:table-cell office:value-type="float" office:value="20.6">
            <text:p>20.6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8]+[.D107]+[.D106])/3" office:value-type="float" office:value="161.333333333333">
            <text:p>161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/>
          <table:table-cell table:formula="of:=ATAN([.D108]/(-[.F108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38535</text:p>
          </table:table-cell>
          <table:table-cell office:value-type="float" office:value="20.7">
            <text:p>20.7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09]+[.D108]+[.D107])/3" office:value-type="float" office:value="107.666666666667">
            <text:p>107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8">
            <text:p>298</text:p>
          </table:table-cell>
          <table:table-cell/>
          <table:table-cell table:formula="of:=ATAN([.D109]/(-[.F109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46809</text:p>
          </table:table-cell>
          <table:table-cell office:value-type="float" office:value="20.8">
            <text:p>20.8</text:p>
          </table:table-cell>
          <table:table-cell office:value-type="float" office:value="-109">
            <text:p>-109</text:p>
          </table:table-cell>
          <table:table-cell office:value-type="float" office:value="54">
            <text:p>54</text:p>
          </table:table-cell>
          <table:table-cell table:formula="of:=([.D110]+[.D109]+[.D108])/3" office:value-type="float" office:value="54">
            <text:p>54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0]/(-[.F110]))*180/3.14" office:value-type="float" office:value="23.8873907430228">
            <text:p>23.887390743</text:p>
          </table:table-cell>
        </table:table-row>
        <table:table-row table:style-name="ro1">
          <table:table-cell office:value-type="string">
            <text:p>2014-01-04_17:07:22_155075</text:p>
          </table:table-cell>
          <table:table-cell office:value-type="float" office:value="20.9">
            <text:p>20.9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1]+[.D110]+[.D109])/3" office:value-type="float" office:value="88.6666666666667">
            <text:p>88.6666666667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1]/(-[.F111]))*180/3.14" office:value-type="float" office:value="47.8771830021816">
            <text:p>47.8771830022</text:p>
          </table:table-cell>
        </table:table-row>
        <table:table-row table:style-name="ro1">
          <table:table-cell office:value-type="string">
            <text:p>2014-01-04_17:07:22_163346</text:p>
          </table:table-cell>
          <table:table-cell office:value-type="float" office:value="21">
            <text:p>21</text:p>
          </table:table-cell>
          <table:table-cell office:value-type="float" office:value="-79">
            <text:p>-79</text:p>
          </table:table-cell>
          <table:table-cell office:value-type="float" office:value="158">
            <text:p>158</text:p>
          </table:table-cell>
          <table:table-cell table:formula="of:=([.D112]+[.D111]+[.D110])/3" office:value-type="float" office:value="123.333333333333">
            <text:p>123.3333333333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/>
          <table:table-cell office:value-type="float" office:value="299">
            <text:p>299</text:p>
          </table:table-cell>
          <table:table-cell/>
          <table:table-cell table:formula="of:=ATAN([.D112]/(-[.F112]))*180/3.14" office:value-type="float" office:value="47.8771830021816">
            <text:p>47.8771830022</text:p>
          </table:table-cell>
        </table:table-row>
        <table:table-row table:style-name="ro1">
          <table:table-cell office:value-type="string">
            <text:p>2014-01-04_17:07:22_171616</text:p>
          </table:table-cell>
          <table:table-cell office:value-type="float" office:value="21.1">
            <text:p>21.1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3]+[.D112]+[.D111])/3" office:value-type="float" office:value="143.333333333333">
            <text:p>143.3333333333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3]/(-[.F113]))*180/3.14" office:value-type="float" office:value="34.4967040449268">
            <text:p>34.4967040449</text:p>
          </table:table-cell>
        </table:table-row>
        <table:table-row table:style-name="ro1">
          <table:table-cell office:value-type="string">
            <text:p>2014-01-04_17:07:22_180193</text:p>
          </table:table-cell>
          <table:table-cell office:value-type="float" office:value="21.2">
            <text:p>21.2</text:p>
          </table:table-cell>
          <table:table-cell office:value-type="float" office:value="9">
            <text:p>9</text:p>
          </table:table-cell>
          <table:table-cell office:value-type="float" office:value="114">
            <text:p>114</text:p>
          </table:table-cell>
          <table:table-cell table:formula="of:=([.D114]+[.D113]+[.D112])/3" office:value-type="float" office:value="128.666666666667">
            <text:p>128.6666666667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4]/(-[.F114]))*180/3.14" office:value-type="float" office:value="34.4967040449268">
            <text:p>34.4967040449</text:p>
          </table:table-cell>
        </table:table-row>
        <table:table-row table:style-name="ro1">
          <table:table-cell office:value-type="string">
            <text:p>2014-01-04_17:07:22_188710</text:p>
          </table:table-cell>
          <table:table-cell office:value-type="float" office:value="21.3">
            <text:p>21.3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5]+[.D114]+[.D113])/3" office:value-type="float" office:value="135.666666666667">
            <text:p>135.6666666667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0">
            <text:p>300</text:p>
          </table:table-cell>
          <table:table-cell/>
          <table:table-cell table:formula="of:=ATAN([.D115]/(-[.F115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197060</text:p>
          </table:table-cell>
          <table:table-cell office:value-type="float" office:value="21.4">
            <text:p>21.4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6]+[.D115]+[.D114])/3" office:value-type="float" office:value="157.333333333333">
            <text:p>157.3333333333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/>
          <table:table-cell table:formula="of:=ATAN([.D116]/(-[.F116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205331</text:p>
          </table:table-cell>
          <table:table-cell office:value-type="float" office:value="21.5">
            <text:p>21.5</text:p>
          </table:table-cell>
          <table:table-cell office:value-type="float" office:value="82">
            <text:p>82</text:p>
          </table:table-cell>
          <table:table-cell office:value-type="float" office:value="179">
            <text:p>179</text:p>
          </table:table-cell>
          <table:table-cell table:formula="of:=([.D117]+[.D116]+[.D115])/3" office:value-type="float" office:value="179">
            <text:p>179</text:p>
          </table:table-cell>
          <table:table-cell office:value-type="float" office:value="-402">
            <text:p>-402</text:p>
          </table:table-cell>
          <table:table-cell office:value-type="float" office:value="0">
            <text:p>0</text:p>
          </table:table-cell>
          <table:table-cell/>
          <table:table-cell office:value-type="float" office:value="301">
            <text:p>301</text:p>
          </table:table-cell>
          <table:table-cell/>
          <table:table-cell table:formula="of:=ATAN([.D117]/(-[.F117]))*180/3.14" office:value-type="float" office:value="24.0143234141173">
            <text:p>24.0143234141</text:p>
          </table:table-cell>
        </table:table-row>
        <table:table-row table:style-name="ro1">
          <table:table-cell office:value-type="string">
            <text:p>2014-01-04_17:07:22_213618</text:p>
          </table:table-cell>
          <table:table-cell office:value-type="float" office:value="21.6">
            <text:p>21.6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8]+[.D117]+[.D116])/3" office:value-type="float" office:value="183.333333333333">
            <text:p>183.3333333333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18]/(-[.F118]))*180/3.14" office:value-type="float" office:value="26.4595943224683">
            <text:p>26.4595943225</text:p>
          </table:table-cell>
        </table:table-row>
        <table:table-row table:style-name="ro1">
          <table:table-cell office:value-type="string">
            <text:p>2014-01-04_17:07:22_221961</text:p>
          </table:table-cell>
          <table:table-cell office:value-type="float" office:value="21.7">
            <text:p>21.7</text:p>
          </table:table-cell>
          <table:table-cell office:value-type="float" office:value="84">
            <text:p>84</text:p>
          </table:table-cell>
          <table:table-cell office:value-type="float" office:value="192">
            <text:p>192</text:p>
          </table:table-cell>
          <table:table-cell table:formula="of:=([.D119]+[.D118]+[.D117])/3" office:value-type="float" office:value="187.666666666667">
            <text:p>187.6666666667</text:p>
          </table:table-cell>
          <table:table-cell office:value-type="float" office:value="-386">
            <text:p>-386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19]/(-[.F119]))*180/3.14" office:value-type="float" office:value="26.4595943224683">
            <text:p>26.4595943225</text:p>
          </table:table-cell>
        </table:table-row>
        <table:table-row table:style-name="ro1">
          <table:table-cell office:value-type="string">
            <text:p>2014-01-04_17:07:22_230265</text:p>
          </table:table-cell>
          <table:table-cell office:value-type="float" office:value="21.8">
            <text:p>21.8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0]+[.D119]+[.D118])/3" office:value-type="float" office:value="177">
            <text:p>177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2">
            <text:p>302</text:p>
          </table:table-cell>
          <table:table-cell/>
          <table:table-cell table:formula="of:=ATAN([.D120]/(-[.F120]))*180/3.14" office:value-type="float" office:value="19.5148974075135">
            <text:p>19.5148974075</text:p>
          </table:table-cell>
        </table:table-row>
        <table:table-row table:style-name="ro1">
          <table:table-cell office:value-type="string">
            <text:p>2014-01-04_17:07:22_238555</text:p>
          </table:table-cell>
          <table:table-cell office:value-type="float" office:value="21.9">
            <text:p>21.9</text:p>
          </table:table-cell>
          <table:table-cell office:value-type="float" office:value="91">
            <text:p>91</text:p>
          </table:table-cell>
          <table:table-cell office:value-type="float" office:value="147">
            <text:p>147</text:p>
          </table:table-cell>
          <table:table-cell table:formula="of:=([.D121]+[.D120]+[.D119])/3" office:value-type="float" office:value="162">
            <text:p>162</text:p>
          </table:table-cell>
          <table:table-cell office:value-type="float" office:value="-415">
            <text:p>-415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1]/(-[.F121]))*180/3.14" office:value-type="float" office:value="19.5148974075135">
            <text:p>19.5148974075</text:p>
          </table:table-cell>
        </table:table-row>
        <table:table-row table:style-name="ro1">
          <table:table-cell office:value-type="string">
            <text:p>2014-01-04_17:07:22_246819</text:p>
          </table:table-cell>
          <table:table-cell office:value-type="float" office:value="22">
            <text:p>2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2]+[.D121]+[.D120])/3" office:value-type="float" office:value="136.666666666667">
            <text:p>136.6666666667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2]/(-[.F122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55107</text:p>
          </table:table-cell>
          <table:table-cell office:value-type="float" office:value="22.1">
            <text:p>22.1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3]+[.D122]+[.D121])/3" office:value-type="float" office:value="126.333333333333">
            <text:p>126.3333333333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3">
            <text:p>303</text:p>
          </table:table-cell>
          <table:table-cell/>
          <table:table-cell table:formula="of:=ATAN([.D123]/(-[.F123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63370</text:p>
          </table:table-cell>
          <table:table-cell office:value-type="float" office:value="22.2">
            <text:p>22.2</text:p>
          </table:table-cell>
          <table:table-cell office:value-type="float" office:value="183">
            <text:p>183</text:p>
          </table:table-cell>
          <table:table-cell office:value-type="float" office:value="116">
            <text:p>116</text:p>
          </table:table-cell>
          <table:table-cell table:formula="of:=([.D124]+[.D123]+[.D122])/3" office:value-type="float" office:value="116">
            <text:p>116</text:p>
          </table:table-cell>
          <table:table-cell office:value-type="float" office:value="-422">
            <text:p>-422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/>
          <table:table-cell table:formula="of:=ATAN([.D124]/(-[.F124]))*180/3.14" office:value-type="float" office:value="15.3777356073764">
            <text:p>15.3777356074</text:p>
          </table:table-cell>
        </table:table-row>
        <table:table-row table:style-name="ro1">
          <table:table-cell office:value-type="string">
            <text:p>2014-01-04_17:07:22_271628</text:p>
          </table:table-cell>
          <table:table-cell office:value-type="float" office:value="22.3">
            <text:p>22.3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5]+[.D124]+[.D123])/3" office:value-type="float" office:value="114.666666666667">
            <text:p>114.666666666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4">
            <text:p>304</text:p>
          </table:table-cell>
          <table:table-cell/>
          <table:table-cell table:formula="of:=ATAN([.D125]/(-[.F125]))*180/3.14" office:value-type="float" office:value="15.6130563842384">
            <text:p>15.6130563842</text:p>
          </table:table-cell>
        </table:table-row>
        <table:table-row table:style-name="ro1">
          <table:table-cell office:value-type="string">
            <text:p>2014-01-04_17:07:22_279916</text:p>
          </table:table-cell>
          <table:table-cell office:value-type="float" office:value="22.4">
            <text:p>22.4</text:p>
          </table:table-cell>
          <table:table-cell office:value-type="float" office:value="222">
            <text:p>222</text:p>
          </table:table-cell>
          <table:table-cell office:value-type="float" office:value="112">
            <text:p>112</text:p>
          </table:table-cell>
          <table:table-cell table:formula="of:=([.D126]+[.D125]+[.D124])/3" office:value-type="float" office:value="113.333333333333">
            <text:p>113.3333333333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6]/(-[.F126]))*180/3.14" office:value-type="float" office:value="15.6130563842384">
            <text:p>15.6130563842</text:p>
          </table:table-cell>
        </table:table-row>
        <table:table-row table:style-name="ro1">
          <table:table-cell office:value-type="string">
            <text:p>2014-01-04_17:07:22_288296</text:p>
          </table:table-cell>
          <table:table-cell office:value-type="float" office:value="22.5">
            <text:p>22.5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7]+[.D126]+[.D125])/3" office:value-type="float" office:value="105.666666666667">
            <text:p>105.666666666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7]/(-[.F127]))*180/3.14" office:value-type="float" office:value="20.1931061718306">
            <text:p>20.1931061718</text:p>
          </table:table-cell>
        </table:table-row>
        <table:table-row table:style-name="ro1">
          <table:table-cell office:value-type="string">
            <text:p>2014-01-04_17:07:22_296575</text:p>
          </table:table-cell>
          <table:table-cell office:value-type="float" office:value="22.6">
            <text:p>22.6</text:p>
          </table:table-cell>
          <table:table-cell office:value-type="float" office:value="152">
            <text:p>152</text:p>
          </table:table-cell>
          <table:table-cell office:value-type="float" office:value="93">
            <text:p>93</text:p>
          </table:table-cell>
          <table:table-cell table:formula="of:=([.D128]+[.D127]+[.D126])/3" office:value-type="float" office:value="99.3333333333333">
            <text:p>99.3333333333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/>
          <table:table-cell office:value-type="float" office:value="305">
            <text:p>305</text:p>
          </table:table-cell>
          <table:table-cell/>
          <table:table-cell table:formula="of:=ATAN([.D128]/(-[.F128]))*180/3.14" office:value-type="float" office:value="20.1931061718306">
            <text:p>20.1931061718</text:p>
          </table:table-cell>
        </table:table-row>
        <table:table-row table:style-name="ro1">
          <table:table-cell office:value-type="string">
            <text:p>2014-01-04_17:07:22_304830</text:p>
          </table:table-cell>
          <table:table-cell office:value-type="float" office:value="22.7">
            <text:p>22.7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29]+[.D128]+[.D127])/3" office:value-type="float" office:value="102.333333333333">
            <text:p>102.3333333333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/>
          <table:table-cell table:formula="of:=ATAN([.D129]/(-[.F129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13095</text:p>
          </table:table-cell>
          <table:table-cell office:value-type="float" office:value="22.8">
            <text:p>22.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0]+[.D129]+[.D128])/3" office:value-type="float" office:value="111.666666666667">
            <text:p>111.6666666667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6">
            <text:p>306</text:p>
          </table:table-cell>
          <table:table-cell/>
          <table:table-cell table:formula="of:=ATAN([.D130]/(-[.F130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21369</text:p>
          </table:table-cell>
          <table:table-cell office:value-type="float" office:value="22.9">
            <text:p>22.9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table:formula="of:=([.D131]+[.D130]+[.D129])/3" office:value-type="float" office:value="121">
            <text:p>121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1]/(-[.F131]))*180/3.14" office:value-type="float" office:value="31.705053942304">
            <text:p>31.7050539423</text:p>
          </table:table-cell>
        </table:table-row>
        <table:table-row table:style-name="ro1">
          <table:table-cell office:value-type="string">
            <text:p>2014-01-04_17:07:22_329643</text:p>
          </table:table-cell>
          <table:table-cell office:value-type="float" office:value="23">
            <text:p>23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2]+[.D131]+[.D130])/3" office:value-type="float" office:value="152">
            <text:p>152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2]/(-[.F132]))*180/3.14" office:value-type="float" office:value="42.3436597890645">
            <text:p>42.3436597891</text:p>
          </table:table-cell>
        </table:table-row>
        <table:table-row table:style-name="ro1">
          <table:table-cell office:value-type="string">
            <text:p>2014-01-04_17:07:22_337843</text:p>
          </table:table-cell>
          <table:table-cell office:value-type="float" office:value="23.1">
            <text:p>23.1</text:p>
          </table:table-cell>
          <table:table-cell office:value-type="float" office:value="-49">
            <text:p>-49</text:p>
          </table:table-cell>
          <table:table-cell office:value-type="float" office:value="214">
            <text:p>214</text:p>
          </table:table-cell>
          <table:table-cell table:formula="of:=([.D133]+[.D132]+[.D131])/3" office:value-type="float" office:value="183">
            <text:p>183</text:p>
          </table:table-cell>
          <table:table-cell office:value-type="float" office:value="-235">
            <text:p>-235</text:p>
          </table:table-cell>
          <table:table-cell office:value-type="float" office:value="0">
            <text:p>0</text:p>
          </table:table-cell>
          <table:table-cell/>
          <table:table-cell office:value-type="float" office:value="307">
            <text:p>307</text:p>
          </table:table-cell>
          <table:table-cell/>
          <table:table-cell table:formula="of:=ATAN([.D133]/(-[.F133]))*180/3.14" office:value-type="float" office:value="42.3436597890645">
            <text:p>42.3436597891</text:p>
          </table:table-cell>
        </table:table-row>
        <table:table-row table:style-name="ro1">
          <table:table-cell office:value-type="string">
            <text:p>2014-01-04_17:07:22_346256</text:p>
          </table:table-cell>
          <table:table-cell office:value-type="float" office:value="23.2">
            <text:p>23.2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4]+[.D133]+[.D132])/3" office:value-type="float" office:value="199">
            <text:p>199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4]/(-[.F134]))*180/3.14" office:value-type="float" office:value="38.1883539186082">
            <text:p>38.1883539186</text:p>
          </table:table-cell>
        </table:table-row>
        <table:table-row table:style-name="ro1">
          <table:table-cell office:value-type="string">
            <text:p>2014-01-04_17:07:22_354529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169">
            <text:p>169</text:p>
          </table:table-cell>
          <table:table-cell table:formula="of:=([.D135]+[.D134]+[.D133])/3" office:value-type="float" office:value="184">
            <text:p>184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5]/(-[.F135]))*180/3.14" office:value-type="float" office:value="38.1883539186082">
            <text:p>38.1883539186</text:p>
          </table:table-cell>
        </table:table-row>
        <table:table-row table:style-name="ro1">
          <table:table-cell office:value-type="string">
            <text:p>2014-01-04_17:07:22_362826</text:p>
          </table:table-cell>
          <table:table-cell office:value-type="float" office:value="23.4">
            <text:p>23.4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6]+[.D135]+[.D134])/3" office:value-type="float" office:value="189">
            <text:p>18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8">
            <text:p>308</text:p>
          </table:table-cell>
          <table:table-cell/>
          <table:table-cell table:formula="of:=ATAN([.D136]/(-[.F136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71112</text:p>
          </table:table-cell>
          <table:table-cell office:value-type="float" office:value="23.5">
            <text:p>23.5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7]+[.D136]+[.D135])/3" office:value-type="float" office:value="209">
            <text:p>20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/>
          <table:table-cell table:formula="of:=ATAN([.D137]/(-[.F137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79702</text:p>
          </table:table-cell>
          <table:table-cell office:value-type="float" office:value="23.6">
            <text:p>23.6</text:p>
          </table:table-cell>
          <table:table-cell office:value-type="float" office:value="-110">
            <text:p>-110</text:p>
          </table:table-cell>
          <table:table-cell office:value-type="float" office:value="229">
            <text:p>229</text:p>
          </table:table-cell>
          <table:table-cell table:formula="of:=([.D138]+[.D137]+[.D136])/3" office:value-type="float" office:value="229">
            <text:p>229</text:p>
          </table:table-cell>
          <table:table-cell office:value-type="float" office:value="-38">
            <text:p>-38</text:p>
          </table:table-cell>
          <table:table-cell office:value-type="float" office:value="0">
            <text:p>0</text:p>
          </table:table-cell>
          <table:table-cell/>
          <table:table-cell office:value-type="float" office:value="309">
            <text:p>309</text:p>
          </table:table-cell>
          <table:table-cell/>
          <table:table-cell table:formula="of:=ATAN([.D138]/(-[.F138]))*180/3.14" office:value-type="float" office:value="80.619125993846">
            <text:p>80.6191259938</text:p>
          </table:table-cell>
        </table:table-row>
        <table:table-row table:style-name="ro1">
          <table:table-cell office:value-type="string">
            <text:p>2014-01-04_17:07:22_388102</text:p>
          </table:table-cell>
          <table:table-cell office:value-type="float" office:value="23.7">
            <text:p>23.7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39]+[.D138]+[.D137])/3" office:value-type="float" office:value="196.666666666667">
            <text:p>196.6666666667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39]/(-[.F139]))*180/3.14" office:value-type="float" office:value="79.3157611732357">
            <text:p>79.3157611732</text:p>
          </table:table-cell>
        </table:table-row>
        <table:table-row table:style-name="ro1">
          <table:table-cell office:value-type="string">
            <text:p>2014-01-04_17:07:22_396959</text:p>
          </table:table-cell>
          <table:table-cell office:value-type="float" office:value="23.8">
            <text:p>23.8</text:p>
          </table:table-cell>
          <table:table-cell office:value-type="float" office:value="-23">
            <text:p>-23</text:p>
          </table:table-cell>
          <table:table-cell office:value-type="float" office:value="132">
            <text:p>132</text:p>
          </table:table-cell>
          <table:table-cell table:formula="of:=([.D140]+[.D139]+[.D138])/3" office:value-type="float" office:value="164.333333333333">
            <text:p>164.3333333333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40]/(-[.F140]))*180/3.14" office:value-type="float" office:value="79.3157611732357">
            <text:p>79.3157611732</text:p>
          </table:table-cell>
        </table:table-row>
        <table:table-row table:style-name="ro1">
          <table:table-cell office:value-type="string">
            <text:p>2014-01-04_17:07:22_405251</text:p>
          </table:table-cell>
          <table:table-cell office:value-type="float" office:value="23.9">
            <text:p>23.9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1]+[.D140]+[.D139])/3" office:value-type="float" office:value="138.666666666667">
            <text:p>13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0">
            <text:p>310</text:p>
          </table:table-cell>
          <table:table-cell/>
          <table:table-cell table:formula="of:=ATAN([.D141]/(-[.F141]))*180/3.14" office:value-type="float" office:value="-59.9618152630771">
            <text:p>-59.9618152631</text:p>
          </table:table-cell>
        </table:table-row>
        <table:table-row table:style-name="ro1">
          <table:table-cell office:value-type="string">
            <text:p>2014-01-04_17:07:22_413562</text:p>
          </table:table-cell>
          <table:table-cell office:value-type="float" office:value="24">
            <text:p>24</text:p>
          </table:table-cell>
          <table:table-cell office:value-type="float" office:value="-137">
            <text:p>-137</text:p>
          </table:table-cell>
          <table:table-cell office:value-type="float" office:value="152">
            <text:p>152</text:p>
          </table:table-cell>
          <table:table-cell table:formula="of:=([.D142]+[.D141]+[.D140])/3" office:value-type="float" office:value="145.333333333333">
            <text:p>145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2]/(-[.F142]))*180/3.14" office:value-type="float" office:value="-59.9618152630771">
            <text:p>-59.9618152631</text:p>
          </table:table-cell>
        </table:table-row>
        <table:table-row table:style-name="ro1">
          <table:table-cell office:value-type="string">
            <text:p>2014-01-04_17:07:22_421887</text:p>
          </table:table-cell>
          <table:table-cell office:value-type="float" office:value="24.1">
            <text:p>24.1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3]+[.D142]+[.D141])/3" office:value-type="float" office:value="184.333333333333">
            <text:p>184.3333333333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3]/(-[.F143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30208</text:p>
          </table:table-cell>
          <table:table-cell office:value-type="float" office:value="24.2">
            <text:p>24.2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4]+[.D143]+[.D142])/3" office:value-type="float" office:value="216.666666666667">
            <text:p>216.6666666667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1">
            <text:p>311</text:p>
          </table:table-cell>
          <table:table-cell/>
          <table:table-cell table:formula="of:=ATAN([.D144]/(-[.F144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38491</text:p>
          </table:table-cell>
          <table:table-cell office:value-type="float" office:value="24.3">
            <text:p>24.3</text:p>
          </table:table-cell>
          <table:table-cell office:value-type="float" office:value="-145">
            <text:p>-145</text:p>
          </table:table-cell>
          <table:table-cell office:value-type="float" office:value="249">
            <text:p>249</text:p>
          </table:table-cell>
          <table:table-cell table:formula="of:=([.D145]+[.D144]+[.D143])/3" office:value-type="float" office:value="249">
            <text:p>249</text:p>
          </table:table-cell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/>
          <table:table-cell table:formula="of:=ATAN([.D145]/(-[.F145]))*180/3.14" office:value-type="float" office:value="85.67992467872">
            <text:p>85.6799246787</text:p>
          </table:table-cell>
        </table:table-row>
        <table:table-row table:style-name="ro1">
          <table:table-cell office:value-type="string">
            <text:p>2014-01-04_17:07:22_446747</text:p>
          </table:table-cell>
          <table:table-cell office:value-type="float" office:value="24.4">
            <text:p>24.4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6]+[.D145]+[.D144])/3" office:value-type="float" office:value="239">
            <text:p>23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2">
            <text:p>312</text:p>
          </table:table-cell>
          <table:table-cell/>
          <table:table-cell table:formula="of:=ATAN([.D146]/(-[.F146]))*180/3.14" office:value-type="float" office:value="69.9683839048058">
            <text:p>69.9683839048</text:p>
          </table:table-cell>
        </table:table-row>
        <table:table-row table:style-name="ro1">
          <table:table-cell office:value-type="string">
            <text:p>2014-01-04_17:07:22_455071</text:p>
          </table:table-cell>
          <table:table-cell office:value-type="float" office:value="24.5">
            <text:p>24.5</text:p>
          </table:table-cell>
          <table:table-cell office:value-type="float" office:value="-61">
            <text:p>-61</text:p>
          </table:table-cell>
          <table:table-cell office:value-type="float" office:value="219">
            <text:p>219</text:p>
          </table:table-cell>
          <table:table-cell table:formula="of:=([.D147]+[.D146]+[.D145])/3" office:value-type="float" office:value="229">
            <text:p>229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7]/(-[.F147]))*180/3.14" office:value-type="float" office:value="69.9683839048058">
            <text:p>69.9683839048</text:p>
          </table:table-cell>
        </table:table-row>
        <table:table-row table:style-name="ro1">
          <table:table-cell office:value-type="string">
            <text:p>2014-01-04_17:07:22_463331</text:p>
          </table:table-cell>
          <table:table-cell office:value-type="float" office:value="24.6">
            <text:p>24.6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8]+[.D147]+[.D146])/3" office:value-type="float" office:value="221.333333333333">
            <text:p>221.3333333333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8]/(-[.F148]))*180/3.14" office:value-type="float" office:value="54.730603316274">
            <text:p>54.7306033163</text:p>
          </table:table-cell>
        </table:table-row>
        <table:table-row table:style-name="ro1">
          <table:table-cell office:value-type="string">
            <text:p>2014-01-04_17:07:22_471591</text:p>
          </table:table-cell>
          <table:table-cell office:value-type="float" office:value="24.7">
            <text:p>24.7</text:p>
          </table:table-cell>
          <table:table-cell office:value-type="float" office:value="-7">
            <text:p>-7</text:p>
          </table:table-cell>
          <table:table-cell office:value-type="float" office:value="226">
            <text:p>226</text:p>
          </table:table-cell>
          <table:table-cell table:formula="of:=([.D149]+[.D148]+[.D147])/3" office:value-type="float" office:value="223.666666666667">
            <text:p>223.6666666667</text:p>
          </table:table-cell>
          <table:table-cell office:value-type="float" office:value="-160">
            <text:p>-160</text:p>
          </table:table-cell>
          <table:table-cell office:value-type="float" office:value="0">
            <text:p>0</text:p>
          </table:table-cell>
          <table:table-cell/>
          <table:table-cell office:value-type="float" office:value="313">
            <text:p>313</text:p>
          </table:table-cell>
          <table:table-cell/>
          <table:table-cell table:formula="of:=ATAN([.D149]/(-[.F149]))*180/3.14" office:value-type="float" office:value="54.730603316274">
            <text:p>54.7306033163</text:p>
          </table:table-cell>
        </table:table-row>
        <table:table-row table:style-name="ro1">
          <table:table-cell office:value-type="string">
            <text:p>2014-01-04_17:07:22_479867</text:p>
          </table:table-cell>
          <table:table-cell office:value-type="float" office:value="24.8">
            <text:p>24.8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0]+[.D149]+[.D148])/3" office:value-type="float" office:value="220.666666666667">
            <text:p>220.6666666667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/>
          <table:table-cell table:formula="of:=ATAN([.D150]/(-[.F150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489168</text:p>
          </table:table-cell>
          <table:table-cell office:value-type="float" office:value="24.9">
            <text:p>24.9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1]+[.D150]+[.D149])/3" office:value-type="float" office:value="215.333333333333">
            <text:p>215.3333333333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4">
            <text:p>314</text:p>
          </table:table-cell>
          <table:table-cell/>
          <table:table-cell table:formula="of:=ATAN([.D151]/(-[.F151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497467</text:p>
          </table:table-cell>
          <table:table-cell office:value-type="float" office:value="25">
            <text:p>25</text:p>
          </table:table-cell>
          <table:table-cell office:value-type="float" office:value="-110">
            <text:p>-110</text:p>
          </table:table-cell>
          <table:table-cell office:value-type="float" office:value="210">
            <text:p>210</text:p>
          </table:table-cell>
          <table:table-cell table:formula="of:=([.D152]+[.D151]+[.D150])/3" office:value-type="float" office:value="210">
            <text:p>210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2]/(-[.F152]))*180/3.14" office:value-type="float" office:value="57.2938192525569">
            <text:p>57.2938192526</text:p>
          </table:table-cell>
        </table:table-row>
        <table:table-row table:style-name="ro1">
          <table:table-cell office:value-type="string">
            <text:p>2014-01-04_17:07:22_505674</text:p>
          </table:table-cell>
          <table:table-cell office:value-type="float" office:value="25.1">
            <text:p>25.1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3]+[.D152]+[.D151])/3" office:value-type="float" office:value="176.666666666667">
            <text:p>176.666666666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3]/(-[.F153]))*180/3.14" office:value-type="float" office:value="-86.4026171867831">
            <text:p>-86.4026171868</text:p>
          </table:table-cell>
        </table:table-row>
        <table:table-row table:style-name="ro1">
          <table:table-cell office:value-type="string">
            <text:p>2014-01-04_17:07:22_513942</text:p>
          </table:table-cell>
          <table:table-cell office:value-type="float" office:value="25.2">
            <text:p>25.2</text:p>
          </table:table-cell>
          <table:table-cell office:value-type="float" office:value="-114">
            <text:p>-114</text:p>
          </table:table-cell>
          <table:table-cell office:value-type="float" office:value="110">
            <text:p>110</text:p>
          </table:table-cell>
          <table:table-cell table:formula="of:=([.D154]+[.D153]+[.D152])/3" office:value-type="float" office:value="143.333333333333">
            <text:p>143.33333333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315">
            <text:p>315</text:p>
          </table:table-cell>
          <table:table-cell/>
          <table:table-cell table:formula="of:=ATAN([.D154]/(-[.F154]))*180/3.14" office:value-type="float" office:value="-86.4026171867831">
            <text:p>-86.4026171868</text:p>
          </table:table-cell>
        </table:table-row>
        <table:table-row table:style-name="ro1">
          <table:table-cell office:value-type="string">
            <text:p>2014-01-04_17:07:22_522218</text:p>
          </table:table-cell>
          <table:table-cell office:value-type="float" office:value="25.3">
            <text:p>25.3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5]+[.D154]+[.D153])/3" office:value-type="float" office:value="149.666666666667">
            <text:p>149.666666666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5]/(-[.F155]))*180/3.14" office:value-type="float" office:value="-59.5099838600346">
            <text:p>-59.50998386</text:p>
          </table:table-cell>
        </table:table-row>
        <table:table-row table:style-name="ro1">
          <table:table-cell office:value-type="string">
            <text:p>2014-01-04_17:07:22_530460</text:p>
          </table:table-cell>
          <table:table-cell office:value-type="float" office:value="25.4">
            <text:p>25.4</text:p>
          </table:table-cell>
          <table:table-cell office:value-type="float" office:value="-70">
            <text:p>-70</text:p>
          </table:table-cell>
          <table:table-cell office:value-type="float" office:value="229">
            <text:p>229</text:p>
          </table:table-cell>
          <table:table-cell table:formula="of:=([.D156]+[.D155]+[.D154])/3" office:value-type="float" office:value="189.333333333333">
            <text:p>189.3333333333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6]/(-[.F156]))*180/3.14" office:value-type="float" office:value="-59.5099838600346">
            <text:p>-59.50998386</text:p>
          </table:table-cell>
        </table:table-row>
        <table:table-row table:style-name="ro1">
          <table:table-cell office:value-type="string">
            <text:p>2014-01-04_17:07:22_538793</text:p>
          </table:table-cell>
          <table:table-cell office:value-type="float" office:value="25.5">
            <text:p>25.5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7]+[.D156]+[.D155])/3" office:value-type="float" office:value="203.666666666667">
            <text:p>203.6666666667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6">
            <text:p>316</text:p>
          </table:table-cell>
          <table:table-cell/>
          <table:table-cell table:formula="of:=ATAN([.D157]/(-[.F157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47070</text:p>
          </table:table-cell>
          <table:table-cell office:value-type="float" office:value="25.6">
            <text:p>25.6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8]+[.D157]+[.D156])/3" office:value-type="float" office:value="178.333333333333">
            <text:p>178.333333333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/>
          <table:table-cell table:formula="of:=ATAN([.D158]/(-[.F158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55345</text:p>
          </table:table-cell>
          <table:table-cell office:value-type="float" office:value="25.7">
            <text:p>25.7</text:p>
          </table:table-cell>
          <table:table-cell office:value-type="float" office:value="-2">
            <text:p>-2</text:p>
          </table:table-cell>
          <table:table-cell office:value-type="float" office:value="153">
            <text:p>153</text:p>
          </table:table-cell>
          <table:table-cell table:formula="of:=([.D159]+[.D158]+[.D157])/3" office:value-type="float" office:value="153">
            <text:p>153</text:p>
          </table:table-cell>
          <table:table-cell office:value-type="float" office:value="-203">
            <text:p>-203</text:p>
          </table:table-cell>
          <table:table-cell office:value-type="float" office:value="0">
            <text:p>0</text:p>
          </table:table-cell>
          <table:table-cell/>
          <table:table-cell office:value-type="float" office:value="317">
            <text:p>317</text:p>
          </table:table-cell>
          <table:table-cell/>
          <table:table-cell table:formula="of:=ATAN([.D159]/(-[.F159]))*180/3.14" office:value-type="float" office:value="37.0239048111244">
            <text:p>37.0239048111</text:p>
          </table:table-cell>
        </table:table-row>
        <table:table-row table:style-name="ro1">
          <table:table-cell office:value-type="string">
            <text:p>2014-01-04_17:07:22_563623</text:p>
          </table:table-cell>
          <table:table-cell office:value-type="float" office:value="25.8">
            <text:p>25.8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0]+[.D159]+[.D158])/3" office:value-type="float" office:value="135.666666666667">
            <text:p>135.6666666667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0]/(-[.F160]))*180/3.14" office:value-type="float" office:value="51.6441686805832">
            <text:p>51.6441686806</text:p>
          </table:table-cell>
        </table:table-row>
        <table:table-row table:style-name="ro1">
          <table:table-cell office:value-type="string">
            <text:p>2014-01-04_17:07:22_571913</text:p>
          </table:table-cell>
          <table:table-cell office:value-type="float" office:value="25.9">
            <text:p>25.9</text:p>
          </table:table-cell>
          <table:table-cell office:value-type="float" office:value="-50">
            <text:p>-50</text:p>
          </table:table-cell>
          <table:table-cell office:value-type="float" office:value="101">
            <text:p>101</text:p>
          </table:table-cell>
          <table:table-cell table:formula="of:=([.D161]+[.D160]+[.D159])/3" office:value-type="float" office:value="118.333333333333">
            <text:p>118.3333333333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1]/(-[.F161]))*180/3.14" office:value-type="float" office:value="51.6441686805832">
            <text:p>51.6441686806</text:p>
          </table:table-cell>
        </table:table-row>
        <table:table-row table:style-name="ro1">
          <table:table-cell office:value-type="string">
            <text:p>2014-01-04_17:07:22_58023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2]+[.D161]+[.D160])/3" office:value-type="float" office:value="123.666666666667">
            <text:p>123.6666666667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8">
            <text:p>318</text:p>
          </table:table-cell>
          <table:table-cell/>
          <table:table-cell table:formula="of:=ATAN([.D162]/(-[.F162]))*180/3.14" office:value-type="float" office:value="52.4580019425493">
            <text:p>52.4580019425</text:p>
          </table:table-cell>
        </table:table-row>
        <table:table-row table:style-name="ro1">
          <table:table-cell office:value-type="string">
            <text:p>2014-01-04_17:07:22_588976</text:p>
          </table:table-cell>
          <table:table-cell office:value-type="float" office:value="26.1">
            <text:p>26.1</text:p>
          </table:table-cell>
          <table:table-cell office:value-type="float" office:value="11">
            <text:p>11</text:p>
          </table:table-cell>
          <table:table-cell office:value-type="float" office:value="169">
            <text:p>169</text:p>
          </table:table-cell>
          <table:table-cell table:formula="of:=([.D163]+[.D162]+[.D161])/3" office:value-type="float" office:value="146.333333333333">
            <text:p>146.3333333333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3]/(-[.F163]))*180/3.14" office:value-type="float" office:value="52.4580019425493">
            <text:p>52.4580019425</text:p>
          </table:table-cell>
        </table:table-row>
        <table:table-row table:style-name="ro1">
          <table:table-cell office:value-type="string">
            <text:p>2014-01-04_17:07:22_597684</text:p>
          </table:table-cell>
          <table:table-cell office:value-type="float" office:value="26.2">
            <text:p>26.2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4]+[.D163]+[.D162])/3" office:value-type="float" office:value="199">
            <text:p>19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4]/(-[.F164]))*180/3.14" office:value-type="float" office:value="65.3562696730923">
            <text:p>65.3562696731</text:p>
          </table:table-cell>
        </table:table-row>
        <table:table-row table:style-name="ro1">
          <table:table-cell office:value-type="string">
            <text:p>2014-01-04_17:07:22_606429</text:p>
          </table:table-cell>
          <table:table-cell office:value-type="float" office:value="26.3">
            <text:p>26.3</text:p>
          </table:table-cell>
          <table:table-cell office:value-type="float" office:value="27">
            <text:p>27</text:p>
          </table:table-cell>
          <table:table-cell office:value-type="float" office:value="259">
            <text:p>259</text:p>
          </table:table-cell>
          <table:table-cell table:formula="of:=([.D165]+[.D164]+[.D163])/3" office:value-type="float" office:value="229">
            <text:p>229</text:p>
          </table:table-cell>
          <table:table-cell office:value-type="float" office:value="-119">
            <text:p>-119</text:p>
          </table:table-cell>
          <table:table-cell office:value-type="float" office:value="0">
            <text:p>0</text:p>
          </table:table-cell>
          <table:table-cell/>
          <table:table-cell office:value-type="float" office:value="319">
            <text:p>319</text:p>
          </table:table-cell>
          <table:table-cell/>
          <table:table-cell table:formula="of:=ATAN([.D165]/(-[.F165]))*180/3.14" office:value-type="float" office:value="65.3562696730923">
            <text:p>65.3562696731</text:p>
          </table:table-cell>
        </table:table-row>
        <table:table-row table:style-name="ro1">
          <table:table-cell office:value-type="string">
            <text:p>2014-01-04_17:07:22_614729</text:p>
          </table:table-cell>
          <table:table-cell office:value-type="float" office:value="26.4">
            <text:p>26.4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6]+[.D165]+[.D164])/3" office:value-type="float" office:value="215.666666666667">
            <text:p>215.6666666667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/>
          <table:table-cell table:formula="of:=ATAN([.D166]/(-[.F166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23064</text:p>
          </table:table-cell>
          <table:table-cell office:value-type="float" office:value="26.5">
            <text:p>26.5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7]+[.D166]+[.D165])/3" office:value-type="float" office:value="172.333333333333">
            <text:p>172.3333333333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0">
            <text:p>320</text:p>
          </table:table-cell>
          <table:table-cell/>
          <table:table-cell table:formula="of:=ATAN([.D167]/(-[.F167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31321</text:p>
          </table:table-cell>
          <table:table-cell office:value-type="float" office:value="26.6">
            <text:p>26.6</text:p>
          </table:table-cell>
          <table:table-cell office:value-type="float" office:value="115">
            <text:p>115</text:p>
          </table:table-cell>
          <table:table-cell office:value-type="float" office:value="129">
            <text:p>129</text:p>
          </table:table-cell>
          <table:table-cell table:formula="of:=([.D168]+[.D167]+[.D166])/3" office:value-type="float" office:value="129">
            <text:p>129</text:p>
          </table:table-cell>
          <table:table-cell office:value-type="float" office:value="-302">
            <text:p>-302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68]/(-[.F168]))*180/3.14" office:value-type="float" office:value="23.1415949045619">
            <text:p>23.1415949046</text:p>
          </table:table-cell>
        </table:table-row>
        <table:table-row table:style-name="ro1">
          <table:table-cell office:value-type="string">
            <text:p>2014-01-04_17:07:22_639640</text:p>
          </table:table-cell>
          <table:table-cell office:value-type="float" office:value="26.7">
            <text:p>26.7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69]+[.D168]+[.D167])/3" office:value-type="float" office:value="80.3333333333333">
            <text:p>80.3333333333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69]/(-[.F169]))*180/3.14" office:value-type="float" office:value="-2.61085354044875">
            <text:p>-2.6108535404</text:p>
          </table:table-cell>
        </table:table-row>
        <table:table-row table:style-name="ro1">
          <table:table-cell office:value-type="string">
            <text:p>2014-01-04_17:07:22_647932</text:p>
          </table:table-cell>
          <table:table-cell office:value-type="float" office:value="26.8">
            <text:p>26.8</text:p>
          </table:table-cell>
          <table:table-cell office:value-type="float" office:value="264">
            <text:p>264</text:p>
          </table:table-cell>
          <table:table-cell office:value-type="float" office:value="-17">
            <text:p>-17</text:p>
          </table:table-cell>
          <table:table-cell table:formula="of:=([.D170]+[.D169]+[.D168])/3" office:value-type="float" office:value="31.6666666666667">
            <text:p>31.6666666667</text:p>
          </table:table-cell>
          <table:table-cell office:value-type="float" office:value="-373">
            <text:p>-373</text:p>
          </table:table-cell>
          <table:table-cell office:value-type="float" office:value="0">
            <text:p>0</text:p>
          </table:table-cell>
          <table:table-cell/>
          <table:table-cell office:value-type="float" office:value="321">
            <text:p>321</text:p>
          </table:table-cell>
          <table:table-cell/>
          <table:table-cell table:formula="of:=ATAN([.D170]/(-[.F170]))*180/3.14" office:value-type="float" office:value="-2.61085354044875">
            <text:p>-2.6108535404</text:p>
          </table:table-cell>
        </table:table-row>
        <table:table-row table:style-name="ro1">
          <table:table-cell office:value-type="string">
            <text:p>2014-01-04_17:07:22_656192</text:p>
          </table:table-cell>
          <table:table-cell office:value-type="float" office:value="26.9">
            <text:p>26.9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1]+[.D170]+[.D169])/3" office:value-type="float" office:value="31.3333333333333">
            <text:p>31.333333333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1]/(-[.F171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64441</text:p>
          </table:table-cell>
          <table:table-cell office:value-type="float" office:value="27">
            <text:p>27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2]+[.D171]+[.D170])/3" office:value-type="float" office:value="79.6666666666667">
            <text:p>79.6666666667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2]/(-[.F172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72705</text:p>
          </table:table-cell>
          <table:table-cell office:value-type="float" office:value="27.1">
            <text:p>27.1</text:p>
          </table:table-cell>
          <table:table-cell office:value-type="float" office:value="157">
            <text:p>157</text:p>
          </table:table-cell>
          <table:table-cell office:value-type="float" office:value="128">
            <text:p>128</text:p>
          </table:table-cell>
          <table:table-cell table:formula="of:=([.D173]+[.D172]+[.D171])/3" office:value-type="float" office:value="128">
            <text:p>128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22">
            <text:p>322</text:p>
          </table:table-cell>
          <table:table-cell/>
          <table:table-cell table:formula="of:=ATAN([.D173]/(-[.F173]))*180/3.14" office:value-type="float" office:value="20.0983770927991">
            <text:p>20.0983770928</text:p>
          </table:table-cell>
        </table:table-row>
        <table:table-row table:style-name="ro1">
          <table:table-cell office:value-type="string">
            <text:p>2014-01-04_17:07:22_680977</text:p>
          </table:table-cell>
          <table:table-cell office:value-type="float" office:value="27.2">
            <text:p>27.2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4]+[.D173]+[.D172])/3" office:value-type="float" office:value="154">
            <text:p>154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/>
          <table:table-cell table:formula="of:=ATAN([.D174]/(-[.F174]))*180/3.14" office:value-type="float" office:value="28.3508936119404">
            <text:p>28.3508936119</text:p>
          </table:table-cell>
        </table:table-row>
        <table:table-row table:style-name="ro1">
          <table:table-cell office:value-type="string">
            <text:p>2014-01-04_17:07:22_689241</text:p>
          </table:table-cell>
          <table:table-cell office:value-type="float" office:value="27.3">
            <text:p>27.3</text:p>
          </table:table-cell>
          <table:table-cell office:value-type="float" office:value="109">
            <text:p>109</text:p>
          </table:table-cell>
          <table:table-cell office:value-type="float" office:value="206">
            <text:p>206</text:p>
          </table:table-cell>
          <table:table-cell table:formula="of:=([.D175]+[.D174]+[.D173])/3" office:value-type="float" office:value="180">
            <text:p>180</text:p>
          </table:table-cell>
          <table:table-cell office:value-type="float" office:value="-382">
            <text:p>-382</text:p>
          </table:table-cell>
          <table:table-cell office:value-type="float" office:value="0">
            <text:p>0</text:p>
          </table:table-cell>
          <table:table-cell/>
          <table:table-cell office:value-type="float" office:value="323">
            <text:p>323</text:p>
          </table:table-cell>
          <table:table-cell/>
          <table:table-cell table:formula="of:=ATAN([.D175]/(-[.F175]))*180/3.14" office:value-type="float" office:value="28.3508936119404">
            <text:p>28.3508936119</text:p>
          </table:table-cell>
        </table:table-row>
        <table:table-row table:style-name="ro1">
          <table:table-cell office:value-type="string">
            <text:p>2014-01-04_17:07:22_697551</text:p>
          </table:table-cell>
          <table:table-cell office:value-type="float" office:value="27.4">
            <text:p>27.4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6]+[.D175]+[.D174])/3" office:value-type="float" office:value="225.333333333333">
            <text:p>225.3333333333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6]/(-[.F176]))*180/3.14" office:value-type="float" office:value="29.7066056849828">
            <text:p>29.706605685</text:p>
          </table:table-cell>
        </table:table-row>
        <table:table-row table:style-name="ro1">
          <table:table-cell office:value-type="string">
            <text:p>2014-01-04_17:07:22_705883</text:p>
          </table:table-cell>
          <table:table-cell office:value-type="float" office:value="27.5">
            <text:p>27.5</text:p>
          </table:table-cell>
          <table:table-cell office:value-type="float" office:value="55">
            <text:p>55</text:p>
          </table:table-cell>
          <table:table-cell office:value-type="float" office:value="264">
            <text:p>264</text:p>
          </table:table-cell>
          <table:table-cell table:formula="of:=([.D177]+[.D176]+[.D175])/3" office:value-type="float" office:value="244.666666666667">
            <text:p>244.6666666667</text:p>
          </table:table-cell>
          <table:table-cell office:value-type="float" office:value="-463">
            <text:p>-463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7]/(-[.F177]))*180/3.14" office:value-type="float" office:value="29.7066056849828">
            <text:p>29.706605685</text:p>
          </table:table-cell>
        </table:table-row>
        <table:table-row table:style-name="ro1">
          <table:table-cell office:value-type="string">
            <text:p>2014-01-04_17:07:22_714139</text:p>
          </table:table-cell>
          <table:table-cell office:value-type="float" office:value="27.6">
            <text:p>27.6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8]+[.D177]+[.D176])/3" office:value-type="float" office:value="233.666666666667">
            <text:p>233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4">
            <text:p>324</text:p>
          </table:table-cell>
          <table:table-cell/>
          <table:table-cell table:formula="of:=ATAN([.D178]/(-[.F178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22425</text:p>
          </table:table-cell>
          <table:table-cell office:value-type="float" office:value="27.7">
            <text:p>27.7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79]+[.D178]+[.D177])/3" office:value-type="float" office:value="203.333333333333">
            <text:p>2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/>
          <table:table-cell table:formula="of:=ATAN([.D179]/(-[.F179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30856</text:p>
          </table:table-cell>
          <table:table-cell office:value-type="float" office:value="27.8">
            <text:p>27.8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formula="of:=([.D180]+[.D179]+[.D178])/3" office:value-type="float" office:value="173">
            <text:p>17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25">
            <text:p>325</text:p>
          </table:table-cell>
          <table:table-cell/>
          <table:table-cell table:formula="of:=ATAN([.D180]/(-[.F180]))*180/3.14" office:value-type="float" office:value="38.7117674283109">
            <text:p>38.7117674283</text:p>
          </table:table-cell>
        </table:table-row>
        <table:table-row table:style-name="ro1">
          <table:table-cell office:value-type="string">
            <text:p>2014-01-04_17:07:22_739191</text:p>
          </table:table-cell>
          <table:table-cell office:value-type="float" office:value="27.9">
            <text:p>27.9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1]+[.D180]+[.D179])/3" office:value-type="float" office:value="150">
            <text:p>150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1]/(-[.F181]))*180/3.14" office:value-type="float" office:value="30.3118149746288">
            <text:p>30.3118149746</text:p>
          </table:table-cell>
        </table:table-row>
        <table:table-row table:style-name="ro1">
          <table:table-cell office:value-type="string">
            <text:p>2014-01-04_17:07:22_747468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table:formula="of:=([.D182]+[.D181]+[.D180])/3" office:value-type="float" office:value="127">
            <text:p>127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2]/(-[.F182]))*180/3.14" office:value-type="float" office:value="30.3118149746288">
            <text:p>30.3118149746</text:p>
          </table:table-cell>
        </table:table-row>
        <table:table-row table:style-name="ro1">
          <table:table-cell office:value-type="string">
            <text:p>2014-01-04_17:07:22_755687</text:p>
          </table:table-cell>
          <table:table-cell office:value-type="float" office:value="28.1">
            <text:p>28.1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3]+[.D182]+[.D181])/3" office:value-type="float" office:value="109.333333333333">
            <text:p>109.3333333333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6">
            <text:p>326</text:p>
          </table:table-cell>
          <table:table-cell/>
          <table:table-cell table:formula="of:=ATAN([.D183]/(-[.F183]))*180/3.14" office:value-type="float" office:value="24.456353109184">
            <text:p>24.4563531092</text:p>
          </table:table-cell>
        </table:table-row>
        <table:table-row table:style-name="ro1">
          <table:table-cell office:value-type="string">
            <text:p>2014-01-04_17:07:22_763955</text:p>
          </table:table-cell>
          <table:table-cell office:value-type="float" office:value="28.2">
            <text:p>28.2</text:p>
          </table:table-cell>
          <table:table-cell office:value-type="float" office:value="-101">
            <text:p>-101</text:p>
          </table:table-cell>
          <table:table-cell office:value-type="float" office:value="120">
            <text:p>120</text:p>
          </table:table-cell>
          <table:table-cell table:formula="of:=([.D184]+[.D183]+[.D182])/3" office:value-type="float" office:value="114.666666666667">
            <text:p>114.6666666667</text:p>
          </table:table-cell>
          <table:table-cell office:value-type="float" office:value="-264">
            <text:p>-26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4]/(-[.F184]))*180/3.14" office:value-type="float" office:value="24.456353109184">
            <text:p>24.4563531092</text:p>
          </table:table-cell>
        </table:table-row>
        <table:table-row table:style-name="ro1">
          <table:table-cell office:value-type="string">
            <text:p>2014-01-04_17:07:22_772288</text:p>
          </table:table-cell>
          <table:table-cell office:value-type="float" office:value="28.3">
            <text:p>28.3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5]+[.D184]+[.D183])/3" office:value-type="float" office:value="182.666666666667">
            <text:p>182.6666666667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5]/(-[.F185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80733</text:p>
          </table:table-cell>
          <table:table-cell office:value-type="float" office:value="28.4">
            <text:p>28.4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6]+[.D185]+[.D184])/3" office:value-type="float" office:value="245.333333333333">
            <text:p>245.3333333333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7">
            <text:p>327</text:p>
          </table:table-cell>
          <table:table-cell/>
          <table:table-cell table:formula="of:=ATAN([.D186]/(-[.F186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89328</text:p>
          </table:table-cell>
          <table:table-cell office:value-type="float" office:value="28.5">
            <text:p>28.5</text:p>
          </table:table-cell>
          <table:table-cell office:value-type="float" office:value="-53">
            <text:p>-53</text:p>
          </table:table-cell>
          <table:table-cell office:value-type="float" office:value="308">
            <text:p>308</text:p>
          </table:table-cell>
          <table:table-cell table:formula="of:=([.D187]+[.D186]+[.D185])/3" office:value-type="float" office:value="308">
            <text:p>308</text:p>
          </table:table-cell>
          <table:table-cell office:value-type="float" office:value="-174">
            <text:p>-174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/>
          <table:table-cell table:formula="of:=ATAN([.D187]/(-[.F187]))*180/3.14" office:value-type="float" office:value="60.5670769504609">
            <text:p>60.5670769505</text:p>
          </table:table-cell>
        </table:table-row>
        <table:table-row table:style-name="ro1">
          <table:table-cell office:value-type="string">
            <text:p>2014-01-04_17:07:22_797660</text:p>
          </table:table-cell>
          <table:table-cell office:value-type="float" office:value="28.6">
            <text:p>28.6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8]+[.D187]+[.D186])/3" office:value-type="float" office:value="245.666666666667">
            <text:p>245.6666666667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8">
            <text:p>328</text:p>
          </table:table-cell>
          <table:table-cell/>
          <table:table-cell table:formula="of:=ATAN([.D188]/(-[.F188]))*180/3.14" office:value-type="float" office:value="-25.0538109969085">
            <text:p>-25.0538109969</text:p>
          </table:table-cell>
        </table:table-row>
        <table:table-row table:style-name="ro1">
          <table:table-cell office:value-type="string">
            <text:p>2014-01-04_17:07:22_806340</text:p>
          </table:table-cell>
          <table:table-cell office:value-type="float" office:value="28.7">
            <text:p>28.7</text:p>
          </table:table-cell>
          <table:table-cell office:value-type="float" office:value="64">
            <text:p>64</text:p>
          </table:table-cell>
          <table:table-cell office:value-type="float" office:value="121">
            <text:p>121</text:p>
          </table:table-cell>
          <table:table-cell table:formula="of:=([.D189]+[.D188]+[.D187])/3" office:value-type="float" office:value="183.333333333333">
            <text:p>183.3333333333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89]/(-[.F189]))*180/3.14" office:value-type="float" office:value="-25.0538109969085">
            <text:p>-25.0538109969</text:p>
          </table:table-cell>
        </table:table-row>
        <table:table-row table:style-name="ro1">
          <table:table-cell office:value-type="string">
            <text:p>2014-01-04_17:07:22_814631</text:p>
          </table:table-cell>
          <table:table-cell office:value-type="float" office:value="28.8">
            <text:p>28.8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0]+[.D189]+[.D188])/3" office:value-type="float" office:value="114.666666666667">
            <text:p>114.6666666667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90]/(-[.F190]))*180/3.14" office:value-type="float" office:value="89.4836590690472">
            <text:p>89.483659069</text:p>
          </table:table-cell>
        </table:table-row>
        <table:table-row table:style-name="ro1">
          <table:table-cell office:value-type="string">
            <text:p>2014-01-04_17:07:22_822920</text:p>
          </table:table-cell>
          <table:table-cell office:value-type="float" office:value="28.9">
            <text:p>28.9</text:p>
          </table:table-cell>
          <table:table-cell office:value-type="float" office:value="-106">
            <text:p>-106</text:p>
          </table:table-cell>
          <table:table-cell office:value-type="float" office:value="102">
            <text:p>102</text:p>
          </table:table-cell>
          <table:table-cell table:formula="of:=([.D191]+[.D190]+[.D189])/3" office:value-type="float" office:value="108.333333333333">
            <text:p>108.333333333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office:value-type="float" office:value="329">
            <text:p>329</text:p>
          </table:table-cell>
          <table:table-cell/>
          <table:table-cell table:formula="of:=ATAN([.D191]/(-[.F191]))*180/3.14" office:value-type="float" office:value="89.4836590690472">
            <text:p>89.483659069</text:p>
          </table:table-cell>
        </table:table-row>
        <table:table-row table:style-name="ro1">
          <table:table-cell office:value-type="string">
            <text:p>2014-01-04_17:07:22_831223</text:p>
          </table:table-cell>
          <table:table-cell office:value-type="float" office:value="29">
            <text:p>29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2]+[.D191]+[.D190])/3" office:value-type="float" office:value="126.666666666667">
            <text:p>126.6666666667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2]/(-[.F192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39561</text:p>
          </table:table-cell>
          <table:table-cell office:value-type="float" office:value="29.1">
            <text:p>29.1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3]+[.D192]+[.D191])/3" office:value-type="float" office:value="151.333333333333">
            <text:p>151.3333333333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3]/(-[.F193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47846</text:p>
          </table:table-cell>
          <table:table-cell office:value-type="float" office:value="29.2">
            <text:p>29.2</text:p>
          </table:table-cell>
          <table:table-cell office:value-type="float" office:value="-100">
            <text:p>-100</text:p>
          </table:table-cell>
          <table:table-cell office:value-type="float" office:value="176">
            <text:p>176</text:p>
          </table:table-cell>
          <table:table-cell table:formula="of:=([.D194]+[.D193]+[.D192])/3" office:value-type="float" office:value="176">
            <text:p>176</text:p>
          </table:table-cell>
          <table:table-cell office:value-type="float" office:value="-89">
            <text:p>-89</text:p>
          </table:table-cell>
          <table:table-cell office:value-type="float" office:value="0">
            <text:p>0</text:p>
          </table:table-cell>
          <table:table-cell/>
          <table:table-cell office:value-type="float" office:value="330">
            <text:p>330</text:p>
          </table:table-cell>
          <table:table-cell/>
          <table:table-cell table:formula="of:=ATAN([.D194]/(-[.F194]))*180/3.14" office:value-type="float" office:value="63.2071491302135">
            <text:p>63.2071491302</text:p>
          </table:table-cell>
        </table:table-row>
        <table:table-row table:style-name="ro1">
          <table:table-cell office:value-type="string">
            <text:p>2014-01-04_17:07:22_856158</text:p>
          </table:table-cell>
          <table:table-cell office:value-type="float" office:value="29.3">
            <text:p>29.3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5]+[.D194]+[.D193])/3" office:value-type="float" office:value="122">
            <text:p>12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/>
          <table:table-cell table:formula="of:=ATAN([.D195]/(-[.F195]))*180/3.14" office:value-type="float" office:value="4.15100808192795">
            <text:p>4.1510080819</text:p>
          </table:table-cell>
        </table:table-row>
        <table:table-row table:style-name="ro1">
          <table:table-cell office:value-type="string">
            <text:p>2014-01-04_17:07:22_864405</text:p>
          </table:table-cell>
          <table:table-cell office:value-type="float" office:value="29.4">
            <text:p>29.4</text:p>
          </table:table-cell>
          <table:table-cell office:value-type="float" office:value="175">
            <text:p>175</text:p>
          </table:table-cell>
          <table:table-cell office:value-type="float" office:value="14">
            <text:p>14</text:p>
          </table:table-cell>
          <table:table-cell table:formula="of:=([.D196]+[.D195]+[.D194])/3" office:value-type="float" office:value="68">
            <text:p>68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/>
          <table:table-cell office:value-type="float" office:value="331">
            <text:p>331</text:p>
          </table:table-cell>
          <table:table-cell/>
          <table:table-cell table:formula="of:=ATAN([.D196]/(-[.F196]))*180/3.14" office:value-type="float" office:value="4.15100808192795">
            <text:p>4.1510080819</text:p>
          </table:table-cell>
        </table:table-row>
        <table:table-row table:style-name="ro1">
          <table:table-cell office:value-type="string">
            <text:p>2014-01-04_17:07:22_872620</text:p>
          </table:table-cell>
          <table:table-cell office:value-type="float" office:value="29.5">
            <text:p>29.5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7]+[.D196]+[.D195])/3" office:value-type="float" office:value="-3.33333333333333">
            <text:p>-3.3333333333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7]/(-[.F197]))*180/3.14" office:value-type="float" office:value="-6.86055034074525">
            <text:p>-6.8605503407</text:p>
          </table:table-cell>
        </table:table-row>
        <table:table-row table:style-name="ro1">
          <table:table-cell office:value-type="string">
            <text:p>2014-01-04_17:07:22_880946</text:p>
          </table:table-cell>
          <table:table-cell office:value-type="float" office:value="29.6">
            <text:p>29.6</text:p>
          </table:table-cell>
          <table:table-cell office:value-type="float" office:value="25">
            <text:p>25</text:p>
          </table:table-cell>
          <table:table-cell office:value-type="float" office:value="-38">
            <text:p>-38</text:p>
          </table:table-cell>
          <table:table-cell table:formula="of:=([.D198]+[.D197]+[.D196])/3" office:value-type="float" office:value="-20.6666666666667">
            <text:p>-20.6666666667</text:p>
          </table:table-cell>
          <table:table-cell office:value-type="float" office:value="-316">
            <text:p>-316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8]/(-[.F198]))*180/3.14" office:value-type="float" office:value="-6.86055034074525">
            <text:p>-6.8605503407</text:p>
          </table:table-cell>
        </table:table-row>
        <table:table-row table:style-name="ro1">
          <table:table-cell office:value-type="string">
            <text:p>2014-01-04_17:07:22_889238</text:p>
          </table:table-cell>
          <table:table-cell office:value-type="float" office:value="29.7">
            <text:p>29.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199]+[.D198]+[.D197])/3" office:value-type="float" office:value="-25">
            <text:p>-25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2">
            <text:p>332</text:p>
          </table:table-cell>
          <table:table-cell/>
          <table:table-cell table:formula="of:=ATAN([.D199]/(-[.F199]))*180/3.14" office:value-type="float" office:value="0.169099334784714">
            <text:p>0.1690993348</text:p>
          </table:table-cell>
        </table:table-row>
        <table:table-row table:style-name="ro1">
          <table:table-cell office:value-type="string">
            <text:p>2014-01-04_17:07:22_898418</text:p>
          </table:table-cell>
          <table:table-cell office:value-type="float" office:value="29.8">
            <text:p>29.8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([.D200]+[.D199]+[.D198])/3" office:value-type="float" office:value="-12">
            <text:p>-12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/>
          <table:table-cell table:formula="of:=ATAN([.D200]/(-[.F200]))*180/3.14" office:value-type="float" office:value="0.169099334784714">
            <text:p>0.1690993348</text:p>
          </table:table-cell>
        </table:table-row>
        <table:table-row table:style-name="ro1">
          <table:table-cell office:value-type="string">
            <text:p>2014-01-04_17:07:22_906731</text:p>
          </table:table-cell>
          <table:table-cell office:value-type="float" office:value="29.9">
            <text:p>29.9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1]+[.D200]+[.D199])/3" office:value-type="float" office:value="81.6666666666667">
            <text:p>81.6666666667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3">
            <text:p>333</text:p>
          </table:table-cell>
          <table:table-cell/>
          <table:table-cell table:formula="of:=ATAN([.D201]/(-[.F201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14994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2]+[.D201]+[.D200])/3" office:value-type="float" office:value="162.333333333333">
            <text:p>162.333333333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2]/(-[.F202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23269</text:p>
          </table:table-cell>
          <table:table-cell office:value-type="float" office:value="30.1">
            <text:p>30.1</text:p>
          </table:table-cell>
          <table:table-cell office:value-type="float" office:value="75">
            <text:p>75</text:p>
          </table:table-cell>
          <table:table-cell office:value-type="float" office:value="243">
            <text:p>243</text:p>
          </table:table-cell>
          <table:table-cell table:formula="of:=([.D203]+[.D202]+[.D201])/3" office:value-type="float" office:value="243">
            <text:p>243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3]/(-[.F203]))*180/3.14" office:value-type="float" office:value="86.5115630917244">
            <text:p>86.5115630917</text:p>
          </table:table-cell>
        </table:table-row>
        <table:table-row table:style-name="ro1">
          <table:table-cell office:value-type="string">
            <text:p>2014-01-04_17:07:22_931486</text:p>
          </table:table-cell>
          <table:table-cell office:value-type="float" office:value="30.2">
            <text:p>30.2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4]+[.D203]+[.D202])/3" office:value-type="float" office:value="245.333333333333">
            <text:p>245.3333333333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4">
            <text:p>334</text:p>
          </table:table-cell>
          <table:table-cell/>
          <table:table-cell table:formula="of:=ATAN([.D204]/(-[.F204]))*180/3.14" office:value-type="float" office:value="56.603884574582">
            <text:p>56.6038845746</text:p>
          </table:table-cell>
        </table:table-row>
        <table:table-row table:style-name="ro1">
          <table:table-cell office:value-type="string">
            <text:p>2014-01-04_17:07:22_939837</text:p>
          </table:table-cell>
          <table:table-cell office:value-type="float" office:value="30.3">
            <text:p>30.3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  <table:table-cell table:formula="of:=([.D205]+[.D204]+[.D203])/3" office:value-type="float" office:value="247.666666666667">
            <text:p>247.6666666667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5]/(-[.F205]))*180/3.14" office:value-type="float" office:value="56.603884574582">
            <text:p>56.6038845746</text:p>
          </table:table-cell>
        </table:table-row>
        <table:table-row table:style-name="ro1">
          <table:table-cell office:value-type="string">
            <text:p>2014-01-04_17:07:22_948108</text:p>
          </table:table-cell>
          <table:table-cell office:value-type="float" office:value="30.4">
            <text:p>30.4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6]+[.D205]+[.D204])/3" office:value-type="float" office:value="245.333333333333">
            <text:p>245.333333333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6]/(-[.F206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56432</text:p>
          </table:table-cell>
          <table:table-cell office:value-type="float" office:value="30.5">
            <text:p>30.5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7]+[.D206]+[.D205])/3" office:value-type="float" office:value="240.666666666667">
            <text:p>240.666666666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5">
            <text:p>335</text:p>
          </table:table-cell>
          <table:table-cell/>
          <table:table-cell table:formula="of:=ATAN([.D207]/(-[.F207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64721</text:p>
          </table:table-cell>
          <table:table-cell office:value-type="float" office:value="30.6">
            <text:p>30.6</text:p>
          </table:table-cell>
          <table:table-cell office:value-type="float" office:value="84">
            <text:p>84</text:p>
          </table:table-cell>
          <table:table-cell office:value-type="float" office:value="236">
            <text:p>236</text:p>
          </table:table-cell>
          <table:table-cell table:formula="of:=([.D208]+[.D207]+[.D206])/3" office:value-type="float" office:value="236">
            <text:p>23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/>
          <table:table-cell table:formula="of:=ATAN([.D208]/(-[.F208]))*180/3.14" office:value-type="float" office:value="-68.526937592421">
            <text:p>-68.5269375924</text:p>
          </table:table-cell>
        </table:table-row>
        <table:table-row table:style-name="ro1">
          <table:table-cell office:value-type="string">
            <text:p>2014-01-04_17:07:22_973018</text:p>
          </table:table-cell>
          <table:table-cell office:value-type="float" office:value="30.7">
            <text:p>30.7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09]+[.D208]+[.D207])/3" office:value-type="float" office:value="227">
            <text:p>227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6">
            <text:p>336</text:p>
          </table:table-cell>
          <table:table-cell/>
          <table:table-cell table:formula="of:=ATAN([.D209]/(-[.F209]))*180/3.14" office:value-type="float" office:value="39.2483122192633">
            <text:p>39.2483122193</text:p>
          </table:table-cell>
        </table:table-row>
        <table:table-row table:style-name="ro1">
          <table:table-cell office:value-type="string">
            <text:p>2014-01-04_17:07:22_981311</text:p>
          </table:table-cell>
          <table:table-cell office:value-type="float" office:value="30.8">
            <text:p>30.8</text:p>
          </table:table-cell>
          <table:table-cell office:value-type="float" office:value="-79">
            <text:p>-79</text:p>
          </table:table-cell>
          <table:table-cell office:value-type="float" office:value="209">
            <text:p>209</text:p>
          </table:table-cell>
          <table:table-cell table:formula="of:=([.D210]+[.D209]+[.D208])/3" office:value-type="float" office:value="218">
            <text:p>21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0]/(-[.F210]))*180/3.14" office:value-type="float" office:value="39.2483122192633">
            <text:p>39.2483122193</text:p>
          </table:table-cell>
        </table:table-row>
        <table:table-row table:style-name="ro1">
          <table:table-cell office:value-type="string">
            <text:p>2014-01-04_17:07:22_989663</text:p>
          </table:table-cell>
          <table:table-cell office:value-type="float" office:value="30.9">
            <text:p>30.9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1]+[.D210]+[.D209])/3" office:value-type="float" office:value="175">
            <text:p>175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1]/(-[.F211]))*180/3.14" office:value-type="float" office:value="21.4846924178316">
            <text:p>21.4846924178</text:p>
          </table:table-cell>
        </table:table-row>
        <table:table-row table:style-name="ro1">
          <table:table-cell office:value-type="string">
            <text:p>2014-01-04_17:07:22_998011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table:formula="of:=([.D212]+[.D211]+[.D210])/3" office:value-type="float" office:value="141">
            <text:p>141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/>
          <table:table-cell office:value-type="float" office:value="337">
            <text:p>337</text:p>
          </table:table-cell>
          <table:table-cell/>
          <table:table-cell table:formula="of:=ATAN([.D212]/(-[.F212]))*180/3.14" office:value-type="float" office:value="21.4846924178316">
            <text:p>21.4846924178</text:p>
          </table:table-cell>
        </table:table-row>
        <table:table-row table:style-name="ro1">
          <table:table-cell office:value-type="string">
            <text:p>2014-01-04_17:07:23_006992</text:p>
          </table:table-cell>
          <table:table-cell office:value-type="float" office:value="31.1">
            <text:p>31.1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3]+[.D212]+[.D211])/3" office:value-type="float" office:value="103">
            <text:p>103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3]/(-[.F213]))*180/3.14" office:value-type="float" office:value="13.7308743888889">
            <text:p>13.7308743889</text:p>
          </table:table-cell>
        </table:table-row>
        <table:table-row table:style-name="ro1">
          <table:table-cell office:value-type="string">
            <text:p>2014-01-04_17:07:23_015320</text:p>
          </table:table-cell>
          <table:table-cell office:value-type="float" office:value="31.2">
            <text:p>31.2</text:p>
          </table:table-cell>
          <table:table-cell office:value-type="float" office:value="107">
            <text:p>107</text:p>
          </table:table-cell>
          <table:table-cell office:value-type="float" office:value="95">
            <text:p>95</text:p>
          </table:table-cell>
          <table:table-cell table:formula="of:=([.D214]+[.D213]+[.D212])/3" office:value-type="float" office:value="99">
            <text:p>99</text:p>
          </table:table-cell>
          <table:table-cell office:value-type="float" office:value="-389">
            <text:p>-389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4]/(-[.F214]))*180/3.14" office:value-type="float" office:value="13.7308743888889">
            <text:p>13.7308743889</text:p>
          </table:table-cell>
        </table:table-row>
        <table:table-row table:style-name="ro1">
          <table:table-cell office:value-type="string">
            <text:p>2014-01-04_17:07:23_023560</text:p>
          </table:table-cell>
          <table:table-cell office:value-type="float" office:value="31.3">
            <text:p>31.3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5]+[.D214]+[.D213])/3" office:value-type="float" office:value="102">
            <text:p>102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8">
            <text:p>338</text:p>
          </table:table-cell>
          <table:table-cell/>
          <table:table-cell table:formula="of:=ATAN([.D215]/(-[.F215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34161</text:p>
          </table:table-cell>
          <table:table-cell office:value-type="float" office:value="31.4">
            <text:p>31.4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6]+[.D215]+[.D214])/3" office:value-type="float" office:value="109">
            <text:p>109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/>
          <table:table-cell table:formula="of:=ATAN([.D216]/(-[.F216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42473</text:p>
          </table:table-cell>
          <table:table-cell office:value-type="float" office:value="31.5">
            <text:p>31.5</text:p>
          </table:table-cell>
          <table:table-cell office:value-type="float" office:value="145">
            <text:p>145</text:p>
          </table:table-cell>
          <table:table-cell office:value-type="float" office:value="116">
            <text:p>116</text:p>
          </table:table-cell>
          <table:table-cell table:formula="of:=([.D217]+[.D216]+[.D215])/3" office:value-type="float" office:value="116">
            <text:p>116</text:p>
          </table:table-cell>
          <table:table-cell office:value-type="float" office:value="-166">
            <text:p>-166</text:p>
          </table:table-cell>
          <table:table-cell office:value-type="float" office:value="0">
            <text:p>0</text:p>
          </table:table-cell>
          <table:table-cell/>
          <table:table-cell office:value-type="float" office:value="339">
            <text:p>339</text:p>
          </table:table-cell>
          <table:table-cell/>
          <table:table-cell table:formula="of:=ATAN([.D217]/(-[.F217]))*180/3.14" office:value-type="float" office:value="34.9633893483669">
            <text:p>34.9633893484</text:p>
          </table:table-cell>
        </table:table-row>
        <table:table-row table:style-name="ro1">
          <table:table-cell office:value-type="string">
            <text:p>2014-01-04_17:07:23_050748</text:p>
          </table:table-cell>
          <table:table-cell office:value-type="float" office:value="31.6">
            <text:p>31.6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8]+[.D217]+[.D216])/3" office:value-type="float" office:value="136">
            <text:p>13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18]/(-[.F218]))*180/3.14" office:value-type="float" office:value="28.0147661159624">
            <text:p>28.014766116</text:p>
          </table:table-cell>
        </table:table-row>
        <table:table-row table:style-name="ro1">
          <table:table-cell office:value-type="string">
            <text:p>2014-01-04_17:07:23_059057</text:p>
          </table:table-cell>
          <table:table-cell office:value-type="float" office:value="31.7">
            <text:p>31.7</text:p>
          </table:table-cell>
          <table:table-cell office:value-type="float" office:value="-79">
            <text:p>-79</text:p>
          </table:table-cell>
          <table:table-cell office:value-type="float" office:value="176">
            <text:p>176</text:p>
          </table:table-cell>
          <table:table-cell table:formula="of:=([.D219]+[.D218]+[.D217])/3" office:value-type="float" office:value="156">
            <text:p>156</text:p>
          </table:table-cell>
          <table:table-cell office:value-type="float" office:value="-331">
            <text:p>-331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19]/(-[.F219]))*180/3.14" office:value-type="float" office:value="28.0147661159624">
            <text:p>28.014766116</text:p>
          </table:table-cell>
        </table:table-row>
        <table:table-row table:style-name="ro1">
          <table:table-cell office:value-type="string">
            <text:p>2014-01-04_17:07:23_067304</text:p>
          </table:table-cell>
          <table:table-cell office:value-type="float" office:value="31.8">
            <text:p>31.8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0]+[.D219]+[.D218])/3" office:value-type="float" office:value="133.666666666667">
            <text:p>133.666666666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0">
            <text:p>340</text:p>
          </table:table-cell>
          <table:table-cell/>
          <table:table-cell table:formula="of:=ATAN([.D220]/(-[.F220]))*180/3.14" office:value-type="float" office:value="-23.0899270150117">
            <text:p>-23.089927015</text:p>
          </table:table-cell>
        </table:table-row>
        <table:table-row table:style-name="ro1">
          <table:table-cell office:value-type="string">
            <text:p>2014-01-04_17:07:23_075567</text:p>
          </table:table-cell>
          <table:table-cell office:value-type="float" office:value="31.9">
            <text:p>31.9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table:formula="of:=([.D221]+[.D220]+[.D219])/3" office:value-type="float" office:value="91.3333333333333">
            <text:p>91.333333333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1]/(-[.F221]))*180/3.14" office:value-type="float" office:value="-23.0899270150117">
            <text:p>-23.089927015</text:p>
          </table:table-cell>
        </table:table-row>
        <table:table-row table:style-name="ro1">
          <table:table-cell office:value-type="string">
            <text:p>2014-01-04_17:07:23_083845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2]+[.D221]+[.D220])/3" office:value-type="float" office:value="103.333333333333">
            <text:p>103.3333333333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2]/(-[.F222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092134</text:p>
          </table:table-cell>
          <table:table-cell office:value-type="float" office:value="32.1">
            <text:p>32.1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3]+[.D222]+[.D221])/3" office:value-type="float" office:value="157.666666666667">
            <text:p>157.6666666667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1">
            <text:p>341</text:p>
          </table:table-cell>
          <table:table-cell/>
          <table:table-cell table:formula="of:=ATAN([.D223]/(-[.F223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100529</text:p>
          </table:table-cell>
          <table:table-cell office:value-type="float" office:value="32.2">
            <text:p>32.2</text:p>
          </table:table-cell>
          <table:table-cell office:value-type="float" office:value="29">
            <text:p>29</text:p>
          </table:table-cell>
          <table:table-cell office:value-type="float" office:value="212">
            <text:p>212</text:p>
          </table:table-cell>
          <table:table-cell table:formula="of:=([.D224]+[.D223]+[.D222])/3" office:value-type="float" office:value="212">
            <text:p>212</text:p>
          </table:table-cell>
          <table:table-cell office:value-type="float" office:value="-216">
            <text:p>-216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/>
          <table:table-cell table:formula="of:=ATAN([.D224]/(-[.F224]))*180/3.14" office:value-type="float" office:value="44.4870940752205">
            <text:p>44.4870940752</text:p>
          </table:table-cell>
        </table:table-row>
        <table:table-row table:style-name="ro1">
          <table:table-cell office:value-type="string">
            <text:p>2014-01-04_17:07:23_109698</text:p>
          </table:table-cell>
          <table:table-cell office:value-type="float" office:value="32.3">
            <text:p>32.3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5]+[.D224]+[.D223])/3" office:value-type="float" office:value="154">
            <text:p>154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2">
            <text:p>342</text:p>
          </table:table-cell>
          <table:table-cell/>
          <table:table-cell table:formula="of:=ATAN([.D225]/(-[.F225]))*180/3.14" office:value-type="float" office:value="5.37612320494401">
            <text:p>5.3761232049</text:p>
          </table:table-cell>
        </table:table-row>
        <table:table-row table:style-name="ro1">
          <table:table-cell office:value-type="string">
            <text:p>2014-01-04_17:07:23_118066</text:p>
          </table:table-cell>
          <table:table-cell office:value-type="float" office:value="32.4">
            <text:p>32.4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  <table:table-cell table:formula="of:=([.D226]+[.D225]+[.D224])/3" office:value-type="float" office:value="96">
            <text:p>96</text:p>
          </table:table-cell>
          <table:table-cell office:value-type="float" office:value="-404">
            <text:p>-404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6]/(-[.F226]))*180/3.14" office:value-type="float" office:value="5.37612320494401">
            <text:p>5.3761232049</text:p>
          </table:table-cell>
        </table:table-row>
        <table:table-row table:style-name="ro1">
          <table:table-cell office:value-type="string">
            <text:p>2014-01-04_17:07:23_126347</text:p>
          </table:table-cell>
          <table:table-cell office:value-type="float" office:value="32.5">
            <text:p>32.5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7]+[.D226]+[.D225])/3" office:value-type="float" office:value="31.6666666666667">
            <text:p>31.6666666667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7]/(-[.F227]))*180/3.14" office:value-type="float" office:value="3.19075349077252">
            <text:p>3.1907534908</text:p>
          </table:table-cell>
        </table:table-row>
        <table:table-row table:style-name="ro1">
          <table:table-cell office:value-type="string">
            <text:p>2014-01-04_17:07:23_134573</text:p>
          </table:table-cell>
          <table:table-cell office:value-type="float" office:value="32.6">
            <text:p>32.6</text:p>
          </table:table-cell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 table:formula="of:=([.D228]+[.D227]+[.D226])/3" office:value-type="float" office:value="25.3333333333333">
            <text:p>25.3333333333</text:p>
          </table:table-cell>
          <table:table-cell office:value-type="float" office:value="-341">
            <text:p>-341</text:p>
          </table:table-cell>
          <table:table-cell office:value-type="float" office:value="0">
            <text:p>0</text:p>
          </table:table-cell>
          <table:table-cell/>
          <table:table-cell office:value-type="float" office:value="343">
            <text:p>343</text:p>
          </table:table-cell>
          <table:table-cell/>
          <table:table-cell table:formula="of:=ATAN([.D228]/(-[.F228]))*180/3.14" office:value-type="float" office:value="3.19075349077252">
            <text:p>3.1907534908</text:p>
          </table:table-cell>
        </table:table-row>
        <table:table-row table:style-name="ro1">
          <table:table-cell office:value-type="string">
            <text:p>2014-01-04_17:07:23_142859</text:p>
          </table:table-cell>
          <table:table-cell office:value-type="float" office:value="32.7">
            <text:p>32.7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29]+[.D228]+[.D227])/3" office:value-type="float" office:value="57.3333333333333">
            <text:p>57.3333333333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/>
          <table:table-cell table:formula="of:=ATAN([.D229]/(-[.F229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51219</text:p>
          </table:table-cell>
          <table:table-cell office:value-type="float" office:value="32.8">
            <text:p>32.8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0]+[.D229]+[.D228])/3" office:value-type="float" office:value="95.6666666666667">
            <text:p>95.6666666667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4">
            <text:p>344</text:p>
          </table:table-cell>
          <table:table-cell/>
          <table:table-cell table:formula="of:=ATAN([.D230]/(-[.F230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59533</text:p>
          </table:table-cell>
          <table:table-cell office:value-type="float" office:value="32.9">
            <text:p>32.9</text:p>
          </table:table-cell>
          <table:table-cell office:value-type="float" office:value="-162">
            <text:p>-162</text:p>
          </table:table-cell>
          <table:table-cell office:value-type="float" office:value="134">
            <text:p>134</text:p>
          </table:table-cell>
          <table:table-cell table:formula="of:=([.D231]+[.D230]+[.D229])/3" office:value-type="float" office:value="134">
            <text:p>134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1]/(-[.F231]))*180/3.14" office:value-type="float" office:value="27.2797116785792">
            <text:p>27.2797116786</text:p>
          </table:table-cell>
        </table:table-row>
        <table:table-row table:style-name="ro1">
          <table:table-cell office:value-type="string">
            <text:p>2014-01-04_17:07:23_167785</text:p>
          </table:table-cell>
          <table:table-cell office:value-type="float" office:value="33">
            <text:p>33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2]+[.D231]+[.D230])/3" office:value-type="float" office:value="129">
            <text:p>129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2]/(-[.F232]))*180/3.14" office:value-type="float" office:value="-29.9088636880599">
            <text:p>-29.9088636881</text:p>
          </table:table-cell>
        </table:table-row>
        <table:table-row table:style-name="ro1">
          <table:table-cell office:value-type="string">
            <text:p>2014-01-04_17:07:23_176118</text:p>
          </table:table-cell>
          <table:table-cell office:value-type="float" office:value="33.1">
            <text:p>33.1</text:p>
          </table:table-cell>
          <table:table-cell office:value-type="float" office:value="-50">
            <text:p>-50</text:p>
          </table:table-cell>
          <table:table-cell office:value-type="float" office:value="119">
            <text:p>119</text:p>
          </table:table-cell>
          <table:table-cell table:formula="of:=([.D233]+[.D232]+[.D231])/3" office:value-type="float" office:value="124">
            <text:p>124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/>
          <table:table-cell office:value-type="float" office:value="345">
            <text:p>345</text:p>
          </table:table-cell>
          <table:table-cell/>
          <table:table-cell table:formula="of:=ATAN([.D233]/(-[.F233]))*180/3.14" office:value-type="float" office:value="-29.9088636880599">
            <text:p>-29.9088636881</text:p>
          </table:table-cell>
        </table:table-row>
        <table:table-row table:style-name="ro1">
          <table:table-cell office:value-type="string">
            <text:p>2014-01-04_17:07:23_184384</text:p>
          </table:table-cell>
          <table:table-cell office:value-type="float" office:value="33.2">
            <text:p>33.2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4]+[.D233]+[.D232])/3" office:value-type="float" office:value="109.333333333333">
            <text:p>109.3333333333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4]/(-[.F234]))*180/3.14" office:value-type="float" office:value="22.9173877973578">
            <text:p>22.9173877974</text:p>
          </table:table-cell>
        </table:table-row>
        <table:table-row table:style-name="ro1">
          <table:table-cell office:value-type="string">
            <text:p>2014-01-04_17:07:23_192654</text:p>
          </table:table-cell>
          <table:table-cell office:value-type="float" office:value="33.3">
            <text:p>33.3</text:p>
          </table:table-cell>
          <table:table-cell office:value-type="float" office:value="-24">
            <text:p>-24</text:p>
          </table:table-cell>
          <table:table-cell office:value-type="float" office:value="90">
            <text:p>90</text:p>
          </table:table-cell>
          <table:table-cell table:formula="of:=([.D235]+[.D234]+[.D233])/3" office:value-type="float" office:value="99.6666666666667">
            <text:p>99.6666666667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5]/(-[.F235]))*180/3.14" office:value-type="float" office:value="22.9173877973578">
            <text:p>22.9173877974</text:p>
          </table:table-cell>
        </table:table-row>
        <table:table-row table:style-name="ro1">
          <table:table-cell office:value-type="string">
            <text:p>2014-01-04_17:07:23_200977</text:p>
          </table:table-cell>
          <table:table-cell office:value-type="float" office:value="33.4">
            <text:p>33.4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6]+[.D235]+[.D234])/3" office:value-type="float" office:value="35">
            <text:p>3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6">
            <text:p>346</text:p>
          </table:table-cell>
          <table:table-cell/>
          <table:table-cell table:formula="of:=ATAN([.D236]/(-[.F236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09327</text:p>
          </table:table-cell>
          <table:table-cell office:value-type="float" office:value="33.5">
            <text:p>33.5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7]+[.D236]+[.D235])/3" office:value-type="float" office:value="-20">
            <text:p>-20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/>
          <table:table-cell table:formula="of:=ATAN([.D237]/(-[.F237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17604</text:p>
          </table:table-cell>
          <table:table-cell office:value-type="float" office:value="33.6">
            <text:p>33.6</text:p>
          </table:table-cell>
          <table:table-cell office:value-type="float" office:value="-31">
            <text:p>-31</text:p>
          </table:table-cell>
          <table:table-cell office:value-type="float" office:value="-75">
            <text:p>-75</text:p>
          </table:table-cell>
          <table:table-cell table:formula="of:=([.D238]+[.D237]+[.D236])/3" office:value-type="float" office:value="-75">
            <text:p>-75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/>
          <table:table-cell office:value-type="float" office:value="347">
            <text:p>347</text:p>
          </table:table-cell>
          <table:table-cell/>
          <table:table-cell table:formula="of:=ATAN([.D238]/(-[.F238]))*180/3.14" office:value-type="float" office:value="-11.4045446868855">
            <text:p>-11.4045446869</text:p>
          </table:table-cell>
        </table:table-row>
        <table:table-row table:style-name="ro1">
          <table:table-cell office:value-type="string">
            <text:p>2014-01-04_17:07:23_225932</text:p>
          </table:table-cell>
          <table:table-cell office:value-type="float" office:value="33.7">
            <text:p>33.7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39]+[.D238]+[.D237])/3" office:value-type="float" office:value="-47.6666666666667">
            <text:p>-47.6666666667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39]/(-[.F239]))*180/3.14" office:value-type="float" office:value="3.42560788213744">
            <text:p>3.4256078821</text:p>
          </table:table-cell>
        </table:table-row>
        <table:table-row table:style-name="ro1">
          <table:table-cell office:value-type="string">
            <text:p>2014-01-04_17:07:23_234185</text:p>
          </table:table-cell>
          <table:table-cell office:value-type="float" office:value="33.8">
            <text:p>33.8</text:p>
          </table:table-cell>
          <table:table-cell office:value-type="float" office:value="157">
            <text:p>157</text:p>
          </table:table-cell>
          <table:table-cell office:value-type="float" office:value="7">
            <text:p>7</text:p>
          </table:table-cell>
          <table:table-cell table:formula="of:=([.D240]+[.D239]+[.D238])/3" office:value-type="float" office:value="-20.3333333333333">
            <text:p>-20.3333333333</text:p>
          </table:table-cell>
          <table:table-cell office:value-type="float" office:value="-117">
            <text:p>-117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40]/(-[.F240]))*180/3.14" office:value-type="float" office:value="3.42560788213744">
            <text:p>3.4256078821</text:p>
          </table:table-cell>
        </table:table-row>
        <table:table-row table:style-name="ro1">
          <table:table-cell office:value-type="string">
            <text:p>2014-01-04_17:07:23_242479</text:p>
          </table:table-cell>
          <table:table-cell office:value-type="float" office:value="33.9">
            <text:p>33.9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1]+[.D240]+[.D239])/3" office:value-type="float" office:value="55">
            <text:p>55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8">
            <text:p>348</text:p>
          </table:table-cell>
          <table:table-cell/>
          <table:table-cell table:formula="of:=ATAN([.D241]/(-[.F241]))*180/3.14" office:value-type="float" office:value="73.0944450026338">
            <text:p>73.0944450026</text:p>
          </table:table-cell>
        </table:table-row>
        <table:table-row table:style-name="ro1">
          <table:table-cell office:value-type="string">
            <text:p>2014-01-04_17:07:23_250705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51">
            <text:p>151</text:p>
          </table:table-cell>
          <table:table-cell table:formula="of:=([.D242]+[.D241]+[.D240])/3" office:value-type="float" office:value="103">
            <text:p>103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2]/(-[.F242]))*180/3.14" office:value-type="float" office:value="73.0944450026338">
            <text:p>73.0944450026</text:p>
          </table:table-cell>
        </table:table-row>
        <table:table-row table:style-name="ro1">
          <table:table-cell office:value-type="string">
            <text:p>2014-01-04_17:07:23_258933</text:p>
          </table:table-cell>
          <table:table-cell office:value-type="float" office:value="34.1">
            <text:p>34.1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3]+[.D242]+[.D241])/3" office:value-type="float" office:value="124.333333333333">
            <text:p>124.3333333333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3]/(-[.F243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67187</text:p>
          </table:table-cell>
          <table:table-cell office:value-type="float" office:value="34.2">
            <text:p>34.2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4]+[.D243]+[.D242])/3" office:value-type="float" office:value="97.6666666666667">
            <text:p>97.6666666667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49">
            <text:p>349</text:p>
          </table:table-cell>
          <table:table-cell/>
          <table:table-cell table:formula="of:=ATAN([.D244]/(-[.F244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75445</text:p>
          </table:table-cell>
          <table:table-cell office:value-type="float" office:value="34.3">
            <text:p>34.3</text:p>
          </table:table-cell>
          <table:table-cell office:value-type="float" office:value="-158">
            <text:p>-158</text:p>
          </table:table-cell>
          <table:table-cell office:value-type="float" office:value="71">
            <text:p>71</text:p>
          </table:table-cell>
          <table:table-cell table:formula="of:=([.D245]+[.D244]+[.D243])/3" office:value-type="float" office:value="71">
            <text:p>71</text:p>
          </table:table-cell>
          <table:table-cell office:value-type="float" office:value="-81">
            <text:p>-8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/>
          <table:table-cell table:formula="of:=ATAN([.D245]/(-[.F245]))*180/3.14" office:value-type="float" office:value="41.2568806153175">
            <text:p>41.2568806153</text:p>
          </table:table-cell>
        </table:table-row>
        <table:table-row table:style-name="ro1">
          <table:table-cell office:value-type="string">
            <text:p>2014-01-04_17:07:23_283730</text:p>
          </table:table-cell>
          <table:table-cell office:value-type="float" office:value="34.4">
            <text:p>34.4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6]+[.D245]+[.D244])/3" office:value-type="float" office:value="66.3333333333333">
            <text:p>66.3333333333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0">
            <text:p>350</text:p>
          </table:table-cell>
          <table:table-cell/>
          <table:table-cell table:formula="of:=ATAN([.D246]/(-[.F246]))*180/3.14" office:value-type="float" office:value="9.22860078940935">
            <text:p>9.2286007894</text:p>
          </table:table-cell>
        </table:table-row>
        <table:table-row table:style-name="ro1">
          <table:table-cell office:value-type="string">
            <text:p>2014-01-04_17:07:23_292002</text:p>
          </table:table-cell>
          <table:table-cell office:value-type="float" office:value="34.5">
            <text:p>34.5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table:formula="of:=([.D247]+[.D246]+[.D245])/3" office:value-type="float" office:value="61.6666666666667">
            <text:p>61.6666666667</text:p>
          </table:table-cell>
          <table:table-cell office:value-type="float" office:value="-351">
            <text:p>-351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7]/(-[.F247]))*180/3.14" office:value-type="float" office:value="9.22860078940935">
            <text:p>9.2286007894</text:p>
          </table:table-cell>
        </table:table-row>
        <table:table-row table:style-name="ro1">
          <table:table-cell office:value-type="string">
            <text:p>2014-01-04_17:07:23_300316</text:p>
          </table:table-cell>
          <table:table-cell office:value-type="float" office:value="34.6">
            <text:p>34.6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8]+[.D247]+[.D246])/3" office:value-type="float" office:value="80.3333333333333">
            <text:p>80.3333333333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8]/(-[.F248]))*180/3.14" office:value-type="float" office:value="22.6179911942592">
            <text:p>22.6179911943</text:p>
          </table:table-cell>
        </table:table-row>
        <table:table-row table:style-name="ro1">
          <table:table-cell office:value-type="string">
            <text:p>2014-01-04_17:07:23_309294</text:p>
          </table:table-cell>
          <table:table-cell office:value-type="float" office:value="34.7">
            <text:p>34.7</text:p>
          </table:table-cell>
          <table:table-cell office:value-type="float" office:value="73">
            <text:p>73</text:p>
          </table:table-cell>
          <table:table-cell office:value-type="float" office:value="127">
            <text:p>127</text:p>
          </table:table-cell>
          <table:table-cell table:formula="of:=([.D249]+[.D248]+[.D247])/3" office:value-type="float" office:value="103.666666666667">
            <text:p>103.6666666667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/>
          <table:table-cell office:value-type="float" office:value="351">
            <text:p>351</text:p>
          </table:table-cell>
          <table:table-cell/>
          <table:table-cell table:formula="of:=ATAN([.D249]/(-[.F249]))*180/3.14" office:value-type="float" office:value="22.6179911942592">
            <text:p>22.6179911943</text:p>
          </table:table-cell>
        </table:table-row>
        <table:table-row table:style-name="ro1">
          <table:table-cell office:value-type="string">
            <text:p>2014-01-04_17:07:23_317670</text:p>
          </table:table-cell>
          <table:table-cell office:value-type="float" office:value="34.8">
            <text:p>34.8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0]+[.D249]+[.D248])/3" office:value-type="float" office:value="173.333333333333">
            <text:p>173.3333333333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/>
          <table:table-cell table:formula="of:=ATAN([.D250]/(-[.F250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26027</text:p>
          </table:table-cell>
          <table:table-cell office:value-type="float" office:value="34.9">
            <text:p>34.9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1]+[.D250]+[.D249])/3" office:value-type="float" office:value="219.666666666667">
            <text:p>219.6666666667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2">
            <text:p>352</text:p>
          </table:table-cell>
          <table:table-cell/>
          <table:table-cell table:formula="of:=ATAN([.D251]/(-[.F251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34263</text:p>
          </table:table-cell>
          <table:table-cell office:value-type="float" office:value="35">
            <text:p>35</text:p>
          </table:table-cell>
          <table:table-cell office:value-type="float" office:value="139">
            <text:p>139</text:p>
          </table:table-cell>
          <table:table-cell office:value-type="float" office:value="266">
            <text:p>266</text:p>
          </table:table-cell>
          <table:table-cell table:formula="of:=([.D252]+[.D251]+[.D250])/3" office:value-type="float" office:value="266">
            <text:p>266</text:p>
          </table:table-cell>
          <table:table-cell office:value-type="float" office:value="-317">
            <text:p>-317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2]/(-[.F252]))*180/3.14" office:value-type="float" office:value="40.0208634115736">
            <text:p>40.0208634116</text:p>
          </table:table-cell>
        </table:table-row>
        <table:table-row table:style-name="ro1">
          <table:table-cell office:value-type="string">
            <text:p>2014-01-04_17:07:23_342557</text:p>
          </table:table-cell>
          <table:table-cell office:value-type="float" office:value="35.1">
            <text:p>35.1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3]+[.D252]+[.D251])/3" office:value-type="float" office:value="210.666666666667">
            <text:p>210.6666666667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3]/(-[.F253]))*180/3.14" office:value-type="float" office:value="64.3916379919716">
            <text:p>64.391637992</text:p>
          </table:table-cell>
        </table:table-row>
        <table:table-row table:style-name="ro1">
          <table:table-cell office:value-type="string">
            <text:p>2014-01-04_17:07:23_350864</text:p>
          </table:table-cell>
          <table:table-cell office:value-type="float" office:value="35.2">
            <text:p>35.2</text:p>
          </table:table-cell>
          <table:table-cell office:value-type="float" office:value="-34">
            <text:p>-34</text:p>
          </table:table-cell>
          <table:table-cell office:value-type="float" office:value="100">
            <text:p>100</text:p>
          </table:table-cell>
          <table:table-cell table:formula="of:=([.D254]+[.D253]+[.D252])/3" office:value-type="float" office:value="155.333333333333">
            <text:p>155.3333333333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/>
          <table:table-cell office:value-type="float" office:value="353">
            <text:p>353</text:p>
          </table:table-cell>
          <table:table-cell/>
          <table:table-cell table:formula="of:=ATAN([.D254]/(-[.F254]))*180/3.14" office:value-type="float" office:value="64.3916379919716">
            <text:p>64.391637992</text:p>
          </table:table-cell>
        </table:table-row>
        <table:table-row table:style-name="ro1">
          <table:table-cell office:value-type="string">
            <text:p>2014-01-04_17:07:23_359192</text:p>
          </table:table-cell>
          <table:table-cell office:value-type="float" office:value="35.3">
            <text:p>35.3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5]+[.D254]+[.D253])/3" office:value-type="float" office:value="80.3333333333333">
            <text:p>80.3333333333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5]/(-[.F255]))*180/3.14" office:value-type="float" office:value="8.30551491516601">
            <text:p>8.3055149152</text:p>
          </table:table-cell>
        </table:table-row>
        <table:table-row table:style-name="ro1">
          <table:table-cell office:value-type="string">
            <text:p>2014-01-04_17:07:23_367521</text:p>
          </table:table-cell>
          <table:table-cell office:value-type="float" office:value="35.4">
            <text:p>35.4</text:p>
          </table:table-cell>
          <table:table-cell office:value-type="float" office:value="-274">
            <text:p>-274</text:p>
          </table:table-cell>
          <table:table-cell office:value-type="float" office:value="41">
            <text:p>41</text:p>
          </table:table-cell>
          <table:table-cell table:formula="of:=([.D256]+[.D255]+[.D254])/3" office:value-type="float" office:value="60.6666666666667">
            <text:p>60.6666666667</text:p>
          </table:table-cell>
          <table:table-cell office:value-type="float" office:value="-281">
            <text:p>-281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6]/(-[.F256]))*180/3.14" office:value-type="float" office:value="8.30551491516601">
            <text:p>8.3055149152</text:p>
          </table:table-cell>
        </table:table-row>
        <table:table-row table:style-name="ro1">
          <table:table-cell office:value-type="string">
            <text:p>2014-01-04_17:07:23_375855</text:p>
          </table:table-cell>
          <table:table-cell office:value-type="float" office:value="35.5">
            <text:p>35.5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7]+[.D256]+[.D255])/3" office:value-type="float" office:value="95.3333333333333">
            <text:p>95.3333333333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4">
            <text:p>354</text:p>
          </table:table-cell>
          <table:table-cell/>
          <table:table-cell table:formula="of:=ATAN([.D257]/(-[.F257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384122</text:p>
          </table:table-cell>
          <table:table-cell office:value-type="float" office:value="35.6">
            <text:p>35.6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8]+[.D257]+[.D256])/3" office:value-type="float" office:value="149.666666666667">
            <text:p>149.6666666667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/>
          <table:table-cell table:formula="of:=ATAN([.D258]/(-[.F258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392390</text:p>
          </table:table-cell>
          <table:table-cell office:value-type="float" office:value="35.7">
            <text:p>35.7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table:formula="of:=([.D259]+[.D258]+[.D257])/3" office:value-type="float" office:value="204">
            <text:p>204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/>
          <table:table-cell office:value-type="float" office:value="355">
            <text:p>355</text:p>
          </table:table-cell>
          <table:table-cell/>
          <table:table-cell table:formula="of:=ATAN([.D259]/(-[.F259]))*180/3.14" office:value-type="float" office:value="42.9908803073159">
            <text:p>42.9908803073</text:p>
          </table:table-cell>
        </table:table-row>
        <table:table-row table:style-name="ro1">
          <table:table-cell office:value-type="string">
            <text:p>2014-01-04_17:07:23_400686</text:p>
          </table:table-cell>
          <table:table-cell office:value-type="float" office:value="35.8">
            <text:p>35.8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0]+[.D259]+[.D258])/3" office:value-type="float" office:value="192.333333333333">
            <text:p>192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0]/(-[.F260]))*180/3.14" office:value-type="float" office:value="-83.6277939202036">
            <text:p>-83.6277939202</text:p>
          </table:table-cell>
        </table:table-row>
        <table:table-row table:style-name="ro1">
          <table:table-cell office:value-type="string">
            <text:p>2014-01-04_17:07:23_409914</text:p>
          </table:table-cell>
          <table:table-cell office:value-type="float" office:value="35.9">
            <text:p>35.9</text:p>
          </table:table-cell>
          <table:table-cell office:value-type="float" office:value="254">
            <text:p>254</text:p>
          </table:table-cell>
          <table:table-cell office:value-type="float" office:value="169">
            <text:p>169</text:p>
          </table:table-cell>
          <table:table-cell table:formula="of:=([.D261]+[.D260]+[.D259])/3" office:value-type="float" office:value="180.666666666667">
            <text:p>18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1]/(-[.F261]))*180/3.14" office:value-type="float" office:value="-83.6277939202036">
            <text:p>-83.6277939202</text:p>
          </table:table-cell>
        </table:table-row>
        <table:table-row table:style-name="ro1">
          <table:table-cell office:value-type="string">
            <text:p>2014-01-04_17:07:23_418290</text:p>
          </table:table-cell>
          <table:table-cell office:value-type="float" office:value="36">
            <text:p>36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2]+[.D261]+[.D260])/3" office:value-type="float" office:value="142">
            <text:p>142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6">
            <text:p>356</text:p>
          </table:table-cell>
          <table:table-cell/>
          <table:table-cell table:formula="of:=ATAN([.D262]/(-[.F262]))*180/3.14" office:value-type="float" office:value="20.3020599471723">
            <text:p>20.3020599472</text:p>
          </table:table-cell>
        </table:table-row>
        <table:table-row table:style-name="ro1">
          <table:table-cell office:value-type="string">
            <text:p>2014-01-04_17:07:23_426970</text:p>
          </table:table-cell>
          <table:table-cell office:value-type="float" office:value="36.1">
            <text:p>36.1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table:formula="of:=([.D263]+[.D262]+[.D261])/3" office:value-type="float" office:value="115">
            <text:p>11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3]/(-[.F263]))*180/3.14" office:value-type="float" office:value="20.3020599471723">
            <text:p>20.3020599472</text:p>
          </table:table-cell>
        </table:table-row>
        <table:table-row table:style-name="ro1">
          <table:table-cell office:value-type="string">
            <text:p>2014-01-04_17:07:23_435240</text:p>
          </table:table-cell>
          <table:table-cell office:value-type="float" office:value="36.2">
            <text:p>36.2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4]+[.D263]+[.D262])/3" office:value-type="float" office:value="55.3333333333333">
            <text:p>55.3333333333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4]/(-[.F264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43528</text:p>
          </table:table-cell>
          <table:table-cell office:value-type="float" office:value="36.3">
            <text:p>36.3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5]+[.D264]+[.D263])/3" office:value-type="float" office:value="22.6666666666667">
            <text:p>22.6666666667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7">
            <text:p>357</text:p>
          </table:table-cell>
          <table:table-cell/>
          <table:table-cell table:formula="of:=ATAN([.D265]/(-[.F265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51793</text:p>
          </table:table-cell>
          <table:table-cell office:value-type="float" office:value="36.4">
            <text:p>36.4</text:p>
          </table:table-cell>
          <table:table-cell office:value-type="float" office:value="131">
            <text:p>131</text:p>
          </table:table-cell>
          <table:table-cell office:value-type="float" office:value="-10">
            <text:p>-10</text:p>
          </table:table-cell>
          <table:table-cell table:formula="of:=([.D266]+[.D265]+[.D264])/3" office:value-type="float" office:value="-10">
            <text:p>-10</text:p>
          </table:table-cell>
          <table:table-cell office:value-type="float" office:value="-444">
            <text:p>-444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/>
          <table:table-cell table:formula="of:=ATAN([.D266]/(-[.F266]))*180/3.14" office:value-type="float" office:value="-1.29088177410629">
            <text:p>-1.2908817741</text:p>
          </table:table-cell>
        </table:table-row>
        <table:table-row table:style-name="ro1">
          <table:table-cell office:value-type="string">
            <text:p>2014-01-04_17:07:23_460065</text:p>
          </table:table-cell>
          <table:table-cell office:value-type="float" office:value="36.5">
            <text:p>36.5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7]+[.D266]+[.D265])/3" office:value-type="float" office:value="70">
            <text:p>7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8">
            <text:p>358</text:p>
          </table:table-cell>
          <table:table-cell/>
          <table:table-cell table:formula="of:=ATAN([.D267]/(-[.F267]))*180/3.14" office:value-type="float" office:value="62.0884417705652">
            <text:p>62.0884417706</text:p>
          </table:table-cell>
        </table:table-row>
        <table:table-row table:style-name="ro1">
          <table:table-cell office:value-type="string">
            <text:p>2014-01-04_17:07:23_468451</text:p>
          </table:table-cell>
          <table:table-cell office:value-type="float" office:value="36.6">
            <text:p>36.6</text:p>
          </table:table-cell>
          <table:table-cell office:value-type="float" office:value="-70">
            <text:p>-70</text:p>
          </table:table-cell>
          <table:table-cell office:value-type="float" office:value="230">
            <text:p>230</text:p>
          </table:table-cell>
          <table:table-cell table:formula="of:=([.D268]+[.D267]+[.D266])/3" office:value-type="float" office:value="150">
            <text:p>150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68]/(-[.F268]))*180/3.14" office:value-type="float" office:value="62.0884417705652">
            <text:p>62.0884417706</text:p>
          </table:table-cell>
        </table:table-row>
        <table:table-row table:style-name="ro1">
          <table:table-cell office:value-type="string">
            <text:p>2014-01-04_17:07:23_476793</text:p>
          </table:table-cell>
          <table:table-cell office:value-type="float" office:value="36.7">
            <text:p>36.7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69]+[.D268]+[.D267])/3" office:value-type="float" office:value="155.333333333333">
            <text:p>155.333333333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69]/(-[.F269]))*180/3.14" office:value-type="float" office:value="-26.5785253567341">
            <text:p>-26.5785253567</text:p>
          </table:table-cell>
        </table:table-row>
        <table:table-row table:style-name="ro1">
          <table:table-cell office:value-type="string">
            <text:p>2014-01-04_17:07:23_485066</text:p>
          </table:table-cell>
          <table:table-cell office:value-type="float" office:value="36.8">
            <text:p>36.8</text:p>
          </table:table-cell>
          <table:table-cell office:value-type="float" office:value="-28">
            <text:p>-28</text:p>
          </table:table-cell>
          <table:table-cell office:value-type="float" office:value="6">
            <text:p>6</text:p>
          </table:table-cell>
          <table:table-cell table:formula="of:=([.D270]+[.D269]+[.D268])/3" office:value-type="float" office:value="80.6666666666667">
            <text:p>80.666666666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359">
            <text:p>359</text:p>
          </table:table-cell>
          <table:table-cell/>
          <table:table-cell table:formula="of:=ATAN([.D270]/(-[.F270]))*180/3.14" office:value-type="float" office:value="-26.5785253567341">
            <text:p>-26.5785253567</text:p>
          </table:table-cell>
        </table:table-row>
        <table:table-row table:style-name="ro1">
          <table:table-cell office:value-type="string">
            <text:p>2014-01-04_17:07:23_493348</text:p>
          </table:table-cell>
          <table:table-cell office:value-type="float" office:value="36.9">
            <text:p>36.9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1]+[.D270]+[.D269])/3" office:value-type="float" office:value="44.6666666666667">
            <text:p>44.6666666667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1]/(-[.F271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01607</text:p>
          </table:table-cell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2]+[.D271]+[.D270])/3" office:value-type="float" office:value="83.3333333333333">
            <text:p>83.3333333333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2]/(-[.F272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09967</text:p>
          </table:table-cell>
          <table:table-cell office:value-type="float" office:value="37.1">
            <text:p>37.1</text:p>
          </table:table-cell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  <table:table-cell table:formula="of:=([.D273]+[.D272]+[.D271])/3" office:value-type="float" office:value="122">
            <text:p>122</text:p>
          </table:table-cell>
          <table:table-cell office:value-type="float" office:value="-136">
            <text:p>-136</text:p>
          </table:table-cell>
          <table:table-cell office:value-type="float" office:value="0">
            <text:p>0</text:p>
          </table:table-cell>
          <table:table-cell/>
          <table:table-cell office:value-type="float" office:value="360">
            <text:p>360</text:p>
          </table:table-cell>
          <table:table-cell/>
          <table:table-cell table:formula="of:=ATAN([.D273]/(-[.F273]))*180/3.14" office:value-type="float" office:value="41.915222135701">
            <text:p>41.9152221357</text:p>
          </table:table-cell>
        </table:table-row>
        <table:table-row table:style-name="ro1">
          <table:table-cell office:value-type="string">
            <text:p>2014-01-04_17:07:23_519440</text:p>
          </table:table-cell>
          <table:table-cell office:value-type="float" office:value="37.2">
            <text:p>37.2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4]+[.D273]+[.D272])/3" office:value-type="float" office:value="190.333333333333">
            <text:p>190.3333333333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/>
          <table:table-cell table:formula="of:=ATAN([.D274]/(-[.F274]))*180/3.14" office:value-type="float" office:value="49.4526473822514">
            <text:p>49.4526473823</text:p>
          </table:table-cell>
        </table:table-row>
        <table:table-row table:style-name="ro1">
          <table:table-cell office:value-type="string">
            <text:p>2014-01-04_17:07:23_527735</text:p>
          </table:table-cell>
          <table:table-cell office:value-type="float" office:value="37.3">
            <text:p>37.3</text:p>
          </table:table-cell>
          <table:table-cell office:value-type="float" office:value="230">
            <text:p>230</text:p>
          </table:table-cell>
          <table:table-cell office:value-type="float" office:value="327">
            <text:p>327</text:p>
          </table:table-cell>
          <table:table-cell table:formula="of:=([.D275]+[.D274]+[.D273])/3" office:value-type="float" office:value="258.666666666667">
            <text:p>258.6666666667</text:p>
          </table:table-cell>
          <table:table-cell office:value-type="float" office:value="-280">
            <text:p>-280</text:p>
          </table:table-cell>
          <table:table-cell office:value-type="float" office:value="0">
            <text:p>0</text:p>
          </table:table-cell>
          <table:table-cell/>
          <table:table-cell office:value-type="float" office:value="361">
            <text:p>361</text:p>
          </table:table-cell>
          <table:table-cell/>
          <table:table-cell table:formula="of:=ATAN([.D275]/(-[.F275]))*180/3.14" office:value-type="float" office:value="49.4526473822514">
            <text:p>49.4526473823</text:p>
          </table:table-cell>
        </table:table-row>
        <table:table-row table:style-name="ro1">
          <table:table-cell office:value-type="string">
            <text:p>2014-01-04_17:07:23_536005</text:p>
          </table:table-cell>
          <table:table-cell office:value-type="float" office:value="37.4">
            <text:p>37.4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6]+[.D275]+[.D274])/3" office:value-type="float" office:value="234.666666666667">
            <text:p>234.6666666667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6]/(-[.F276]))*180/3.14" office:value-type="float" office:value="23.8804363768354">
            <text:p>23.8804363768</text:p>
          </table:table-cell>
        </table:table-row>
        <table:table-row table:style-name="ro1">
          <table:table-cell office:value-type="string">
            <text:p>2014-01-04_17:07:23_544270</text:p>
          </table:table-cell>
          <table:table-cell office:value-type="float" office:value="37.5">
            <text:p>37.5</text:p>
          </table:table-cell>
          <table:table-cell office:value-type="float" office:value="183">
            <text:p>183</text:p>
          </table:table-cell>
          <table:table-cell office:value-type="float" office:value="50">
            <text:p>50</text:p>
          </table:table-cell>
          <table:table-cell table:formula="of:=([.D277]+[.D276]+[.D275])/3" office:value-type="float" office:value="142.333333333333">
            <text:p>142.3333333333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7]/(-[.F277]))*180/3.14" office:value-type="float" office:value="23.8804363768354">
            <text:p>23.8804363768</text:p>
          </table:table-cell>
        </table:table-row>
        <table:table-row table:style-name="ro1">
          <table:table-cell office:value-type="string">
            <text:p>2014-01-04_17:07:23_552565</text:p>
          </table:table-cell>
          <table:table-cell office:value-type="float" office:value="37.6">
            <text:p>37.6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8]+[.D277]+[.D276])/3" office:value-type="float" office:value="46.3333333333333">
            <text:p>46.3333333333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2">
            <text:p>362</text:p>
          </table:table-cell>
          <table:table-cell/>
          <table:table-cell table:formula="of:=ATAN([.D278]/(-[.F278]))*180/3.14" office:value-type="float" office:value="12.7819468851007">
            <text:p>12.7819468851</text:p>
          </table:table-cell>
        </table:table-row>
        <table:table-row table:style-name="ro1">
          <table:table-cell office:value-type="string">
            <text:p>2014-01-04_17:07:23_560861</text:p>
          </table:table-cell>
          <table:table-cell office:value-type="float" office:value="37.7">
            <text:p>37.7</text:p>
          </table:table-cell>
          <table:table-cell office:value-type="float" office:value="-100">
            <text:p>-100</text:p>
          </table:table-cell>
          <table:table-cell office:value-type="float" office:value="39">
            <text:p>39</text:p>
          </table:table-cell>
          <table:table-cell table:formula="of:=([.D279]+[.D278]+[.D277])/3" office:value-type="float" office:value="42.6666666666667">
            <text:p>42.6666666667</text:p>
          </table:table-cell>
          <table:table-cell office:value-type="float" office:value="-172">
            <text:p>-172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/>
          <table:table-cell table:formula="of:=ATAN([.D279]/(-[.F279]))*180/3.14" office:value-type="float" office:value="12.7819468851007">
            <text:p>12.7819468851</text:p>
          </table:table-cell>
        </table:table-row>
        <table:table-row table:style-name="ro1">
          <table:table-cell office:value-type="string">
            <text:p>2014-01-04_17:07:23_569143</text:p>
          </table:table-cell>
          <table:table-cell office:value-type="float" office:value="37.8">
            <text:p>37.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0]+[.D279]+[.D278])/3" office:value-type="float" office:value="47">
            <text:p>47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3">
            <text:p>363</text:p>
          </table:table-cell>
          <table:table-cell/>
          <table:table-cell table:formula="of:=ATAN([.D280]/(-[.F280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77413</text:p>
          </table:table-cell>
          <table:table-cell office:value-type="float" office:value="37.9">
            <text:p>37.9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1]+[.D280]+[.D279])/3" office:value-type="float" office:value="55">
            <text:p>55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1]/(-[.F281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85695</text:p>
          </table:table-cell>
          <table:table-cell office:value-type="float" office:value="38">
            <text:p>38</text:p>
          </table:table-cell>
          <table:table-cell office:value-type="float" office:value="192">
            <text:p>192</text:p>
          </table:table-cell>
          <table:table-cell office:value-type="float" office:value="63">
            <text:p>63</text:p>
          </table:table-cell>
          <table:table-cell table:formula="of:=([.D282]+[.D281]+[.D280])/3" office:value-type="float" office:value="63">
            <text:p>63</text:p>
          </table:table-cell>
          <table:table-cell office:value-type="float" office:value="-540">
            <text:p>-540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2]/(-[.F282]))*180/3.14" office:value-type="float" office:value="6.65780026700581">
            <text:p>6.657800267</text:p>
          </table:table-cell>
        </table:table-row>
        <table:table-row table:style-name="ro1">
          <table:table-cell office:value-type="string">
            <text:p>2014-01-04_17:07:23_593961</text:p>
          </table:table-cell>
          <table:table-cell office:value-type="float" office:value="38.1">
            <text:p>38.1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3]+[.D282]+[.D281])/3" office:value-type="float" office:value="86.3333333333333">
            <text:p>86.3333333333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4">
            <text:p>364</text:p>
          </table:table-cell>
          <table:table-cell/>
          <table:table-cell table:formula="of:=ATAN([.D283]/(-[.F283]))*180/3.14" office:value-type="float" office:value="58.0627916868311">
            <text:p>58.0627916868</text:p>
          </table:table-cell>
        </table:table-row>
        <table:table-row table:style-name="ro1">
          <table:table-cell office:value-type="string">
            <text:p>2014-01-04_17:07:23_602245</text:p>
          </table:table-cell>
          <table:table-cell office:value-type="float" office:value="38.2">
            <text:p>38.2</text:p>
          </table:table-cell>
          <table:table-cell office:value-type="float" office:value="99">
            <text:p>99</text:p>
          </table:table-cell>
          <table:table-cell office:value-type="float" office:value="133">
            <text:p>133</text:p>
          </table:table-cell>
          <table:table-cell table:formula="of:=([.D284]+[.D283]+[.D282])/3" office:value-type="float" office:value="109.666666666667">
            <text:p>109.6666666667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4]/(-[.F284]))*180/3.14" office:value-type="float" office:value="58.0627916868311">
            <text:p>58.0627916868</text:p>
          </table:table-cell>
        </table:table-row>
        <table:table-row table:style-name="ro1">
          <table:table-cell office:value-type="string">
            <text:p>2014-01-04_17:07:23_610557</text:p>
          </table:table-cell>
          <table:table-cell office:value-type="float" office:value="38.3">
            <text:p>38.3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5]+[.D284]+[.D283])/3" office:value-type="float" office:value="87.3333333333333">
            <text:p>87.3333333333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5]/(-[.F285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18907</text:p>
          </table:table-cell>
          <table:table-cell office:value-type="float" office:value="38.4">
            <text:p>38.4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6]+[.D285]+[.D284])/3" office:value-type="float" office:value="41.6666666666667">
            <text:p>41.6666666667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5">
            <text:p>365</text:p>
          </table:table-cell>
          <table:table-cell/>
          <table:table-cell table:formula="of:=ATAN([.D286]/(-[.F286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27176</text:p>
          </table:table-cell>
          <table:table-cell office:value-type="float" office:value="38.5">
            <text:p>38.5</text:p>
          </table:table-cell>
          <table:table-cell office:value-type="float" office:value="-39">
            <text:p>-39</text:p>
          </table:table-cell>
          <table:table-cell office:value-type="float" office:value="-4">
            <text:p>-4</text:p>
          </table:table-cell>
          <table:table-cell table:formula="of:=([.D287]+[.D286]+[.D285])/3" office:value-type="float" office:value="-4">
            <text:p>-4</text:p>
          </table:table-cell>
          <table:table-cell office:value-type="float" office:value="-69">
            <text:p>-69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/>
          <table:table-cell table:formula="of:=ATAN([.D287]/(-[.F287]))*180/3.14" office:value-type="float" office:value="-3.31946399511443">
            <text:p>-3.3194639951</text:p>
          </table:table-cell>
        </table:table-row>
        <table:table-row table:style-name="ro1">
          <table:table-cell office:value-type="string">
            <text:p>2014-01-04_17:07:23_635423</text:p>
          </table:table-cell>
          <table:table-cell office:value-type="float" office:value="38.6">
            <text:p>38.6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8]+[.D287]+[.D286])/3" office:value-type="float" office:value="25.6666666666667">
            <text:p>25.6666666667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6">
            <text:p>366</text:p>
          </table:table-cell>
          <table:table-cell/>
          <table:table-cell table:formula="of:=ATAN([.D288]/(-[.F288]))*180/3.14" office:value-type="float" office:value="12.5829464652237">
            <text:p>12.5829464652</text:p>
          </table:table-cell>
        </table:table-row>
        <table:table-row table:style-name="ro1">
          <table:table-cell office:value-type="string">
            <text:p>2014-01-04_17:07:23_643692</text:p>
          </table:table-cell>
          <table:table-cell office:value-type="float" office:value="38.7">
            <text:p>38.7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table:formula="of:=([.D289]+[.D288]+[.D287])/3" office:value-type="float" office:value="55.3333333333333">
            <text:p>55.3333333333</text:p>
          </table:table-cell>
          <table:table-cell office:value-type="float" office:value="-381">
            <text:p>-38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89]/(-[.F289]))*180/3.14" office:value-type="float" office:value="12.5829464652237">
            <text:p>12.5829464652</text:p>
          </table:table-cell>
        </table:table-row>
        <table:table-row table:style-name="ro1">
          <table:table-cell office:value-type="string">
            <text:p>2014-01-04_17:07:23_651946</text:p>
          </table:table-cell>
          <table:table-cell office:value-type="float" office:value="38.8">
            <text:p>38.8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0]+[.D289]+[.D288])/3" office:value-type="float" office:value="94.3333333333333">
            <text:p>94.3333333333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90]/(-[.F290]))*180/3.14" office:value-type="float" office:value="23.4220823098358">
            <text:p>23.4220823098</text:p>
          </table:table-cell>
        </table:table-row>
        <table:table-row table:style-name="ro1">
          <table:table-cell office:value-type="string">
            <text:p>2014-01-04_17:07:23_660218</text:p>
          </table:table-cell>
          <table:table-cell office:value-type="float" office:value="38.9">
            <text:p>38.9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table:formula="of:=([.D291]+[.D290]+[.D289])/3" office:value-type="float" office:value="103.666666666667">
            <text:p>103.6666666667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67">
            <text:p>367</text:p>
          </table:table-cell>
          <table:table-cell/>
          <table:table-cell table:formula="of:=ATAN([.D291]/(-[.F291]))*180/3.14" office:value-type="float" office:value="23.4220823098358">
            <text:p>23.4220823098</text:p>
          </table:table-cell>
        </table:table-row>
        <table:table-row table:style-name="ro1">
          <table:table-cell office:value-type="string">
            <text:p>2014-01-04_17:07:23_668581</text:p>
          </table:table-cell>
          <table:table-cell office:value-type="float" office:value="39">
            <text:p>39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2]+[.D291]+[.D290])/3" office:value-type="float" office:value="115.333333333333">
            <text:p>115.3333333333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2]/(-[.F292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76856</text:p>
          </table:table-cell>
          <table:table-cell office:value-type="float" office:value="39.1">
            <text:p>39.1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3]+[.D292]+[.D291])/3" office:value-type="float" office:value="117.666666666667">
            <text:p>117.6666666667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3]/(-[.F293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85168</text:p>
          </table:table-cell>
          <table:table-cell office:value-type="float" office:value="39.2">
            <text:p>39.2</text:p>
          </table:table-cell>
          <table:table-cell office:value-type="float" office:value="-255">
            <text:p>-255</text:p>
          </table:table-cell>
          <table:table-cell office:value-type="float" office:value="120">
            <text:p>120</text:p>
          </table:table-cell>
          <table:table-cell table:formula="of:=([.D294]+[.D293]+[.D292])/3" office:value-type="float" office:value="120">
            <text:p>12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/>
          <table:table-cell office:value-type="float" office:value="368">
            <text:p>368</text:p>
          </table:table-cell>
          <table:table-cell/>
          <table:table-cell table:formula="of:=ATAN([.D294]/(-[.F294]))*180/3.14" office:value-type="float" office:value="59.0661875077631">
            <text:p>59.0661875078</text:p>
          </table:table-cell>
        </table:table-row>
        <table:table-row table:style-name="ro1">
          <table:table-cell office:value-type="string">
            <text:p>2014-01-04_17:07:23_693453</text:p>
          </table:table-cell>
          <table:table-cell office:value-type="float" office:value="39.3">
            <text:p>39.3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5]+[.D294]+[.D293])/3" office:value-type="float" office:value="125.666666666667">
            <text:p>125.6666666667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/>
          <table:table-cell table:formula="of:=ATAN([.D295]/(-[.F295]))*180/3.14" office:value-type="float" office:value="15.2725183534895">
            <text:p>15.2725183535</text:p>
          </table:table-cell>
        </table:table-row>
        <table:table-row table:style-name="ro1">
          <table:table-cell office:value-type="string">
            <text:p>2014-01-04_17:07:23_701724</text:p>
          </table:table-cell>
          <table:table-cell office:value-type="float" office:value="39.4">
            <text:p>39.4</text:p>
          </table:table-cell>
          <table:table-cell office:value-type="float" office:value="241">
            <text:p>241</text:p>
          </table:table-cell>
          <table:table-cell office:value-type="float" office:value="137">
            <text:p>137</text:p>
          </table:table-cell>
          <table:table-cell table:formula="of:=([.D296]+[.D295]+[.D294])/3" office:value-type="float" office:value="131.333333333333">
            <text:p>131.3333333333</text:p>
          </table:table-cell>
          <table:table-cell office:value-type="float" office:value="-502">
            <text:p>-502</text:p>
          </table:table-cell>
          <table:table-cell office:value-type="float" office:value="0">
            <text:p>0</text:p>
          </table:table-cell>
          <table:table-cell/>
          <table:table-cell office:value-type="float" office:value="369">
            <text:p>369</text:p>
          </table:table-cell>
          <table:table-cell/>
          <table:table-cell table:formula="of:=ATAN([.D296]/(-[.F296]))*180/3.14" office:value-type="float" office:value="15.2725183534895">
            <text:p>15.2725183535</text:p>
          </table:table-cell>
        </table:table-row>
        <table:table-row table:style-name="ro1">
          <table:table-cell office:value-type="string">
            <text:p>2014-01-04_17:07:23_710082</text:p>
          </table:table-cell>
          <table:table-cell office:value-type="float" office:value="39.5">
            <text:p>39.5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7]+[.D296]+[.D295])/3" office:value-type="float" office:value="157">
            <text:p>15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7]/(-[.F297]))*180/3.14" office:value-type="float" office:value="76.8957667674845">
            <text:p>76.8957667675</text:p>
          </table:table-cell>
        </table:table-row>
        <table:table-row table:style-name="ro1">
          <table:table-cell office:value-type="string">
            <text:p>2014-01-04_17:07:23_718709</text:p>
          </table:table-cell>
          <table:table-cell office:value-type="float" office:value="39.6">
            <text:p>39.6</text:p>
          </table:table-cell>
          <table:table-cell office:value-type="float" office:value="-10">
            <text:p>-10</text:p>
          </table:table-cell>
          <table:table-cell office:value-type="float" office:value="197">
            <text:p>197</text:p>
          </table:table-cell>
          <table:table-cell table:formula="of:=([.D298]+[.D297]+[.D296])/3" office:value-type="float" office:value="177">
            <text:p>177</text:p>
          </table:table-cell>
          <table:table-cell office:value-type="float" office:value="-46">
            <text:p>-46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8]/(-[.F298]))*180/3.14" office:value-type="float" office:value="76.8957667674845">
            <text:p>76.8957667675</text:p>
          </table:table-cell>
        </table:table-row>
        <table:table-row table:style-name="ro1">
          <table:table-cell office:value-type="string">
            <text:p>2014-01-04_17:07:23_726991</text:p>
          </table:table-cell>
          <table:table-cell office:value-type="float" office:value="39.7">
            <text:p>39.7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299]+[.D298]+[.D297])/3" office:value-type="float" office:value="179.666666666667">
            <text:p>179.6666666667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0">
            <text:p>370</text:p>
          </table:table-cell>
          <table:table-cell/>
          <table:table-cell table:formula="of:=ATAN([.D299]/(-[.F299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35243</text:p>
          </table:table-cell>
          <table:table-cell office:value-type="float" office:value="39.8">
            <text:p>39.8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0]+[.D299]+[.D298])/3" office:value-type="float" office:value="162.333333333333">
            <text:p>162.3333333333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/>
          <table:table-cell table:formula="of:=ATAN([.D300]/(-[.F300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43524</text:p>
          </table:table-cell>
          <table:table-cell office:value-type="float" office:value="39.9">
            <text:p>39.9</text:p>
          </table:table-cell>
          <table:table-cell office:value-type="float" office:value="-77">
            <text:p>-77</text:p>
          </table:table-cell>
          <table:table-cell office:value-type="float" office:value="145">
            <text:p>145</text:p>
          </table:table-cell>
          <table:table-cell table:formula="of:=([.D301]+[.D300]+[.D299])/3" office:value-type="float" office:value="145">
            <text:p>145</text:p>
          </table:table-cell>
          <table:table-cell office:value-type="float" office:value="-122">
            <text:p>-122</text:p>
          </table:table-cell>
          <table:table-cell office:value-type="float" office:value="0">
            <text:p>0</text:p>
          </table:table-cell>
          <table:table-cell/>
          <table:table-cell office:value-type="float" office:value="371">
            <text:p>371</text:p>
          </table:table-cell>
          <table:table-cell/>
          <table:table-cell table:formula="of:=ATAN([.D301]/(-[.F301]))*180/3.14" office:value-type="float" office:value="49.9487592689742">
            <text:p>49.948759269</text:p>
          </table:table-cell>
        </table:table-row>
        <table:table-row table:style-name="ro1">
          <table:table-cell office:value-type="string">
            <text:p>2014-01-04_17:07:23_751740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2]+[.D301]+[.D300])/3" office:value-type="float" office:value="97">
            <text:p>97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2]/(-[.F302]))*180/3.14" office:value-type="float" office:value="0.104990433457262">
            <text:p>0.1049904335</text:p>
          </table:table-cell>
        </table:table-row>
        <table:table-row table:style-name="ro1">
          <table:table-cell office:value-type="string">
            <text:p>2014-01-04_17:07:23_759999</text:p>
          </table:table-cell>
          <table:table-cell office:value-type="float" office:value="40.1">
            <text:p>40.1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([.D303]+[.D302]+[.D301])/3" office:value-type="float" office:value="49">
            <text:p>49</text:p>
          </table:table-cell>
          <table:table-cell office:value-type="float" office:value="-546">
            <text:p>-546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3]/(-[.F303]))*180/3.14" office:value-type="float" office:value="0.104990433457262">
            <text:p>0.1049904335</text:p>
          </table:table-cell>
        </table:table-row>
        <table:table-row table:style-name="ro1">
          <table:table-cell office:value-type="string">
            <text:p>2014-01-04_17:07:23_768305</text:p>
          </table:table-cell>
          <table:table-cell office:value-type="float" office:value="40.2">
            <text:p>40.2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4]+[.D303]+[.D302])/3" office:value-type="float" office:value="30">
            <text:p>30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2">
            <text:p>372</text:p>
          </table:table-cell>
          <table:table-cell/>
          <table:table-cell table:formula="of:=ATAN([.D304]/(-[.F304]))*180/3.14" office:value-type="float" office:value="18.641743432369">
            <text:p>18.6417434324</text:p>
          </table:table-cell>
        </table:table-row>
        <table:table-row table:style-name="ro1">
          <table:table-cell office:value-type="string">
            <text:p>2014-01-04_17:07:23_776571</text:p>
          </table:table-cell>
          <table:table-cell office:value-type="float" office:value="40.3">
            <text:p>40.3</text:p>
          </table:table-cell>
          <table:table-cell office:value-type="float" office:value="-116">
            <text:p>-116</text:p>
          </table:table-cell>
          <table:table-cell office:value-type="float" office:value="88">
            <text:p>88</text:p>
          </table:table-cell>
          <table:table-cell table:formula="of:=([.D305]+[.D304]+[.D303])/3" office:value-type="float" office:value="59">
            <text:p>59</text:p>
          </table:table-cell>
          <table:table-cell office:value-type="float" office:value="-261">
            <text:p>-261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5]/(-[.F305]))*180/3.14" office:value-type="float" office:value="18.641743432369">
            <text:p>18.6417434324</text:p>
          </table:table-cell>
        </table:table-row>
        <table:table-row table:style-name="ro1">
          <table:table-cell office:value-type="string">
            <text:p>2014-01-04_17:07:23_784828</text:p>
          </table:table-cell>
          <table:table-cell office:value-type="float" office:value="40.4">
            <text:p>40.4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6]+[.D305]+[.D304])/3" office:value-type="float" office:value="123.333333333333">
            <text:p>123.3333333333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6]/(-[.F306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793086</text:p>
          </table:table-cell>
          <table:table-cell office:value-type="float" office:value="40.5">
            <text:p>40.5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7]+[.D306]+[.D305])/3" office:value-type="float" office:value="158.666666666667">
            <text:p>158.6666666667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3">
            <text:p>373</text:p>
          </table:table-cell>
          <table:table-cell/>
          <table:table-cell table:formula="of:=ATAN([.D307]/(-[.F307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801343</text:p>
          </table:table-cell>
          <table:table-cell office:value-type="float" office:value="40.6">
            <text:p>40.6</text:p>
          </table:table-cell>
          <table:table-cell office:value-type="float" office:value="-292">
            <text:p>-292</text:p>
          </table:table-cell>
          <table:table-cell office:value-type="float" office:value="194">
            <text:p>194</text:p>
          </table:table-cell>
          <table:table-cell table:formula="of:=([.D308]+[.D307]+[.D306])/3" office:value-type="float" office:value="194">
            <text:p>194</text:p>
          </table:table-cell>
          <table:table-cell office:value-type="float" office:value="-194">
            <text:p>-194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/>
          <table:table-cell table:formula="of:=ATAN([.D308]/(-[.F308]))*180/3.14" office:value-type="float" office:value="45.0228246533569">
            <text:p>45.0228246534</text:p>
          </table:table-cell>
        </table:table-row>
        <table:table-row table:style-name="ro1">
          <table:table-cell office:value-type="string">
            <text:p>2014-01-04_17:07:23_809662</text:p>
          </table:table-cell>
          <table:table-cell office:value-type="float" office:value="40.7">
            <text:p>40.7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09]+[.D308]+[.D307])/3" office:value-type="float" office:value="182.666666666667">
            <text:p>182.6666666667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4">
            <text:p>374</text:p>
          </table:table-cell>
          <table:table-cell/>
          <table:table-cell table:formula="of:=ATAN([.D309]/(-[.F309]))*180/3.14" office:value-type="float" office:value="19.9932422436635">
            <text:p>19.9932422437</text:p>
          </table:table-cell>
        </table:table-row>
        <table:table-row table:style-name="ro1">
          <table:table-cell office:value-type="string">
            <text:p>2014-01-04_17:07:23_818130</text:p>
          </table:table-cell>
          <table:table-cell office:value-type="float" office:value="40.8">
            <text:p>40.8</text:p>
          </table:table-cell>
          <table:table-cell office:value-type="float" office:value="55">
            <text:p>55</text:p>
          </table:table-cell>
          <table:table-cell office:value-type="float" office:value="160">
            <text:p>160</text:p>
          </table:table-cell>
          <table:table-cell table:formula="of:=([.D310]+[.D309]+[.D308])/3" office:value-type="float" office:value="171.333333333333">
            <text:p>171.3333333333</text:p>
          </table:table-cell>
          <table:table-cell office:value-type="float" office:value="-440">
            <text:p>-440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0]/(-[.F310]))*180/3.14" office:value-type="float" office:value="19.9932422436635">
            <text:p>19.9932422437</text:p>
          </table:table-cell>
        </table:table-row>
        <table:table-row table:style-name="ro1">
          <table:table-cell office:value-type="string">
            <text:p>2014-01-04_17:07:23_827096</text:p>
          </table:table-cell>
          <table:table-cell office:value-type="float" office:value="40.9">
            <text:p>40.9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1]+[.D310]+[.D309])/3" office:value-type="float" office:value="192">
            <text:p>192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1]/(-[.F311]))*180/3.14" office:value-type="float" office:value="78.3429467166562">
            <text:p>78.3429467167</text:p>
          </table:table-cell>
        </table:table-row>
        <table:table-row table:style-name="ro1">
          <table:table-cell office:value-type="string">
            <text:p>2014-01-04_17:07:23_83535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256">
            <text:p>256</text:p>
          </table:table-cell>
          <table:table-cell table:formula="of:=([.D312]+[.D311]+[.D310])/3" office:value-type="float" office:value="224">
            <text:p>224</text:p>
          </table:table-cell>
          <table:table-cell office:value-type="float" office:value="-53">
            <text:p>-53</text:p>
          </table:table-cell>
          <table:table-cell office:value-type="float" office:value="0">
            <text:p>0</text:p>
          </table:table-cell>
          <table:table-cell/>
          <table:table-cell office:value-type="float" office:value="375">
            <text:p>375</text:p>
          </table:table-cell>
          <table:table-cell/>
          <table:table-cell table:formula="of:=ATAN([.D312]/(-[.F312]))*180/3.14" office:value-type="float" office:value="78.3429467166562">
            <text:p>78.3429467167</text:p>
          </table:table-cell>
        </table:table-row>
        <table:table-row table:style-name="ro1">
          <table:table-cell office:value-type="string">
            <text:p>2014-01-04_17:07:23_843623</text:p>
          </table:table-cell>
          <table:table-cell office:value-type="float" office:value="41.1">
            <text:p>41.1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3]+[.D312]+[.D311])/3" office:value-type="float" office:value="196">
            <text:p>19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3]/(-[.F313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51889</text:p>
          </table:table-cell>
          <table:table-cell office:value-type="float" office:value="41.2">
            <text:p>41.2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4]+[.D313]+[.D312])/3" office:value-type="float" office:value="136">
            <text:p>13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4]/(-[.F314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60161</text:p>
          </table:table-cell>
          <table:table-cell office:value-type="float" office:value="41.3">
            <text:p>41.3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table:formula="of:=([.D315]+[.D314]+[.D313])/3" office:value-type="float" office:value="76">
            <text:p>76</text:p>
          </table:table-cell>
          <table:table-cell office:value-type="float" office:value="-71">
            <text:p>-71</text:p>
          </table:table-cell>
          <table:table-cell office:value-type="float" office:value="0">
            <text:p>0</text:p>
          </table:table-cell>
          <table:table-cell/>
          <table:table-cell office:value-type="float" office:value="376">
            <text:p>376</text:p>
          </table:table-cell>
          <table:table-cell/>
          <table:table-cell table:formula="of:=ATAN([.D315]/(-[.F315]))*180/3.14" office:value-type="float" office:value="46.9718977568715">
            <text:p>46.9718977569</text:p>
          </table:table-cell>
        </table:table-row>
        <table:table-row table:style-name="ro1">
          <table:table-cell office:value-type="string">
            <text:p>2014-01-04_17:07:23_868493</text:p>
          </table:table-cell>
          <table:table-cell office:value-type="float" office:value="41.4">
            <text:p>41.4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6]+[.D315]+[.D314])/3" office:value-type="float" office:value="86.6666666666667">
            <text:p>86.6666666667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/>
          <table:table-cell table:formula="of:=ATAN([.D316]/(-[.F316]))*180/3.14" office:value-type="float" office:value="24.4200485917044">
            <text:p>24.4200485917</text:p>
          </table:table-cell>
        </table:table-row>
        <table:table-row table:style-name="ro1">
          <table:table-cell office:value-type="string">
            <text:p>2014-01-04_17:07:23_876776</text:p>
          </table:table-cell>
          <table:table-cell office:value-type="float" office:value="41.5">
            <text:p>41.5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([.D317]+[.D316]+[.D315])/3" office:value-type="float" office:value="97.3333333333333">
            <text:p>97.3333333333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/>
          <table:table-cell office:value-type="float" office:value="377">
            <text:p>377</text:p>
          </table:table-cell>
          <table:table-cell/>
          <table:table-cell table:formula="of:=ATAN([.D317]/(-[.F317]))*180/3.14" office:value-type="float" office:value="24.4200485917044">
            <text:p>24.4200485917</text:p>
          </table:table-cell>
        </table:table-row>
        <table:table-row table:style-name="ro1">
          <table:table-cell office:value-type="string">
            <text:p>2014-01-04_17:07:23_885048</text:p>
          </table:table-cell>
          <table:table-cell office:value-type="float" office:value="41.6">
            <text:p>41.6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8]+[.D317]+[.D316])/3" office:value-type="float" office:value="109.666666666667">
            <text:p>109.666666666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18]/(-[.F318]))*180/3.14" office:value-type="float" office:value="-41.018968288703">
            <text:p>-41.0189682887</text:p>
          </table:table-cell>
        </table:table-row>
        <table:table-row table:style-name="ro1">
          <table:table-cell office:value-type="string">
            <text:p>2014-01-04_17:07:23_893356</text:p>
          </table:table-cell>
          <table:table-cell office:value-type="float" office:value="41.7">
            <text:p>41.7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table:formula="of:=([.D319]+[.D318]+[.D317])/3" office:value-type="float" office:value="111.333333333333">
            <text:p>111.333333333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19]/(-[.F319]))*180/3.14" office:value-type="float" office:value="-41.018968288703">
            <text:p>-41.0189682887</text:p>
          </table:table-cell>
        </table:table-row>
        <table:table-row table:style-name="ro1">
          <table:table-cell office:value-type="string">
            <text:p>2014-01-04_17:07:23_901665</text:p>
          </table:table-cell>
          <table:table-cell office:value-type="float" office:value="41.8">
            <text:p>41.8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0]+[.D319]+[.D318])/3" office:value-type="float" office:value="9">
            <text:p>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8">
            <text:p>378</text:p>
          </table:table-cell>
          <table:table-cell/>
          <table:table-cell table:formula="of:=ATAN([.D320]/(-[.F320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09985</text:p>
          </table:table-cell>
          <table:table-cell office:value-type="float" office:value="41.9">
            <text:p>41.9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1]+[.D320]+[.D319])/3" office:value-type="float" office:value="-95">
            <text:p>-95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1]/(-[.F321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18322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-199">
            <text:p>-199</text:p>
          </table:table-cell>
          <table:table-cell table:formula="of:=([.D322]+[.D321]+[.D320])/3" office:value-type="float" office:value="-199">
            <text:p>-199</text:p>
          </table:table-cell>
          <table:table-cell office:value-type="float" office:value="-95">
            <text:p>-95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2]/(-[.F322]))*180/3.14" office:value-type="float" office:value="-64.5135058263546">
            <text:p>-64.5135058264</text:p>
          </table:table-cell>
        </table:table-row>
        <table:table-row table:style-name="ro1">
          <table:table-cell office:value-type="string">
            <text:p>2014-01-04_17:07:23_926635</text:p>
          </table:table-cell>
          <table:table-cell office:value-type="float" office:value="42.1">
            <text:p>42.1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3]+[.D322]+[.D321])/3" office:value-type="float" office:value="-95.3333333333333">
            <text:p>-95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79">
            <text:p>379</text:p>
          </table:table-cell>
          <table:table-cell/>
          <table:table-cell table:formula="of:=ATAN([.D323]/(-[.F323]))*180/3.14" office:value-type="float" office:value="39.9098150143404">
            <text:p>39.9098150143</text:p>
          </table:table-cell>
        </table:table-row>
        <table:table-row table:style-name="ro1">
          <table:table-cell office:value-type="string">
            <text:p>2014-01-04_17:07:23_934892</text:p>
          </table:table-cell>
          <table:table-cell office:value-type="float" office:value="42.2">
            <text:p>42.2</text:p>
          </table:table-cell>
          <table:table-cell office:value-type="float" office:value="132">
            <text:p>132</text:p>
          </table:table-cell>
          <table:table-cell office:value-type="float" office:value="112">
            <text:p>112</text:p>
          </table:table-cell>
          <table:table-cell table:formula="of:=([.D324]+[.D323]+[.D322])/3" office:value-type="float" office:value="8.33333333333333">
            <text:p>8.3333333333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/>
          <table:table-cell table:formula="of:=ATAN([.D324]/(-[.F324]))*180/3.14" office:value-type="float" office:value="39.9098150143404">
            <text:p>39.9098150143</text:p>
          </table:table-cell>
        </table:table-row>
        <table:table-row table:style-name="ro1">
          <table:table-cell office:value-type="string">
            <text:p>2014-01-04_17:07:23_943199</text:p>
          </table:table-cell>
          <table:table-cell office:value-type="float" office:value="42.3">
            <text:p>42.3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5]+[.D324]+[.D323])/3" office:value-type="float" office:value="140.333333333333">
            <text:p>140.333333333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0">
            <text:p>380</text:p>
          </table:table-cell>
          <table:table-cell/>
          <table:table-cell table:formula="of:=ATAN([.D325]/(-[.F325]))*180/3.14" office:value-type="float" office:value="-65.9631007546454">
            <text:p>-65.9631007546</text:p>
          </table:table-cell>
        </table:table-row>
        <table:table-row table:style-name="ro1">
          <table:table-cell office:value-type="string">
            <text:p>2014-01-04_17:07:23_951454</text:p>
          </table:table-cell>
          <table:table-cell office:value-type="float" office:value="42.4">
            <text:p>42.4</text:p>
          </table:table-cell>
          <table:table-cell office:value-type="float" office:value="89">
            <text:p>89</text:p>
          </table:table-cell>
          <table:table-cell office:value-type="float" office:value="197">
            <text:p>197</text:p>
          </table:table-cell>
          <table:table-cell table:formula="of:=([.D326]+[.D325]+[.D324])/3" office:value-type="float" office:value="168.666666666667">
            <text:p>168.66666666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6]/(-[.F326]))*180/3.14" office:value-type="float" office:value="-65.9631007546454">
            <text:p>-65.9631007546</text:p>
          </table:table-cell>
        </table:table-row>
        <table:table-row table:style-name="ro1">
          <table:table-cell office:value-type="string">
            <text:p>2014-01-04_17:07:23_959684</text:p>
          </table:table-cell>
          <table:table-cell office:value-type="float" office:value="42.5">
            <text:p>42.5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7]+[.D326]+[.D325])/3" office:value-type="float" office:value="160.666666666667">
            <text:p>160.6666666667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7]/(-[.F327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68069</text:p>
          </table:table-cell>
          <table:table-cell office:value-type="float" office:value="42.6">
            <text:p>42.6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8]+[.D327]+[.D326])/3" office:value-type="float" office:value="124.333333333333">
            <text:p>124.3333333333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1">
            <text:p>381</text:p>
          </table:table-cell>
          <table:table-cell/>
          <table:table-cell table:formula="of:=ATAN([.D328]/(-[.F328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76359</text:p>
          </table:table-cell>
          <table:table-cell office:value-type="float" office:value="42.7">
            <text:p>42.7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table:formula="of:=([.D329]+[.D328]+[.D327])/3" office:value-type="float" office:value="88">
            <text:p>88</text:p>
          </table:table-cell>
          <table:table-cell office:value-type="float" office:value="-128">
            <text:p>-128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ATAN([.D329]/(-[.F329]))*180/3.14" office:value-type="float" office:value="34.5260262115585">
            <text:p>34.5260262116</text:p>
          </table:table-cell>
        </table:table-row>
        <table:table-row table:style-name="ro1">
          <table:table-cell office:value-type="string">
            <text:p>2014-01-04_17:07:23_984609</text:p>
          </table:table-cell>
          <table:table-cell office:value-type="float" office:value="42.8">
            <text:p>42.8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0]+[.D329]+[.D328])/3" office:value-type="float" office:value="107.666666666667">
            <text:p>107.6666666667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ATAN([.D330]/(-[.F330]))*180/3.14" office:value-type="float" office:value="31.1871595885248">
            <text:p>31.1871595885</text:p>
          </table:table-cell>
        </table:table-row>
        <table:table-row table:style-name="ro1">
          <table:table-cell office:value-type="string">
            <text:p>2014-01-04_17:07:23_992853</text:p>
          </table:table-cell>
          <table:table-cell office:value-type="float" office:value="42.9">
            <text:p>42.9</text:p>
          </table:table-cell>
          <table:table-cell office:value-type="float" office:value="15">
            <text:p>15</text:p>
          </table:table-cell>
          <table:table-cell office:value-type="float" office:value="147">
            <text:p>147</text:p>
          </table:table-cell>
          <table:table-cell table:formula="of:=([.D331]+[.D330]+[.D329])/3" office:value-type="float" office:value="127.333333333333">
            <text:p>127.3333333333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1]/(-[.F331]))*180/3.14" office:value-type="float" office:value="31.1871595885248">
            <text:p>31.1871595885</text:p>
          </table:table-cell>
        </table:table-row>
        <table:table-row table:style-name="ro1">
          <table:table-cell office:value-type="string">
            <text:p>2014-01-04_17:07:24_001066</text:p>
          </table:table-cell>
          <table:table-cell office:value-type="float" office:value="43">
            <text:p>43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2]+[.D331]+[.D330])/3" office:value-type="float" office:value="120.333333333333">
            <text:p>120.33333333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2]/(-[.F332]))*180/3.14" office:value-type="float" office:value="16.1165231315348">
            <text:p>16.1165231315</text:p>
          </table:table-cell>
        </table:table-row>
        <table:table-row table:style-name="ro1">
          <table:table-cell office:value-type="string">
            <text:p>2014-01-04_17:07:24_009473</text:p>
          </table:table-cell>
          <table:table-cell office:value-type="float" office:value="43.1">
            <text:p>43.1</text:p>
          </table:table-cell>
          <table:table-cell office:value-type="float" office:value="-70">
            <text:p>-70</text:p>
          </table:table-cell>
          <table:table-cell office:value-type="float" office:value="67">
            <text:p>67</text:p>
          </table:table-cell>
          <table:table-cell table:formula="of:=([.D333]+[.D332]+[.D331])/3" office:value-type="float" office:value="93.6666666666667">
            <text:p>93.6666666667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/>
          <table:table-cell office:value-type="float" office:value="383">
            <text:p>383</text:p>
          </table:table-cell>
          <table:table-cell/>
          <table:table-cell table:formula="of:=ATAN([.D333]/(-[.F333]))*180/3.14" office:value-type="float" office:value="16.1165231315348">
            <text:p>16.1165231315</text:p>
          </table:table-cell>
        </table:table-row>
        <table:table-row table:style-name="ro1">
          <table:table-cell office:value-type="string">
            <text:p>2014-01-04_17:07:24_017765</text:p>
          </table:table-cell>
          <table:table-cell office:value-type="float" office:value="43.2">
            <text:p>43.2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4]+[.D333]+[.D332])/3" office:value-type="float" office:value="28.6666666666667">
            <text:p>28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4]/(-[.F334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26101</text:p>
          </table:table-cell>
          <table:table-cell office:value-type="float" office:value="43.3">
            <text:p>43.3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5]+[.D334]+[.D333])/3" office:value-type="float" office:value="-9.66666666666667">
            <text:p>-9.6666666667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5]/(-[.F335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34387</text:p>
          </table:table-cell>
          <table:table-cell office:value-type="float" office:value="43.4">
            <text:p>43.4</text:p>
          </table:table-cell>
          <table:table-cell office:value-type="float" office:value="-58">
            <text:p>-58</text:p>
          </table:table-cell>
          <table:table-cell office:value-type="float" office:value="-48">
            <text:p>-48</text:p>
          </table:table-cell>
          <table:table-cell table:formula="of:=([.D336]+[.D335]+[.D334])/3" office:value-type="float" office:value="-48">
            <text:p>-48</text:p>
          </table:table-cell>
          <table:table-cell office:value-type="float" office:value="-524">
            <text:p>-524</text:p>
          </table:table-cell>
          <table:table-cell office:value-type="float" office:value="0">
            <text:p>0</text:p>
          </table:table-cell>
          <table:table-cell/>
          <table:table-cell office:value-type="float" office:value="384">
            <text:p>384</text:p>
          </table:table-cell>
          <table:table-cell/>
          <table:table-cell table:formula="of:=ATAN([.D336]/(-[.F336]))*180/3.14" office:value-type="float" office:value="-5.23651633783456">
            <text:p>-5.2365163378</text:p>
          </table:table-cell>
        </table:table-row>
        <table:table-row table:style-name="ro1">
          <table:table-cell office:value-type="string">
            <text:p>2014-01-04_17:07:24_042669</text:p>
          </table:table-cell>
          <table:table-cell office:value-type="float" office:value="43.5">
            <text:p>43.5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7]+[.D336]+[.D335])/3" office:value-type="float" office:value="21">
            <text:p>21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/>
          <table:table-cell table:formula="of:=ATAN([.D337]/(-[.F337]))*180/3.14" office:value-type="float" office:value="40.5456584146316">
            <text:p>40.5456584146</text:p>
          </table:table-cell>
        </table:table-row>
        <table:table-row table:style-name="ro1">
          <table:table-cell office:value-type="string">
            <text:p>2014-01-04_17:07:24_051053</text:p>
          </table:table-cell>
          <table:table-cell office:value-type="float" office:value="43.6">
            <text:p>43.6</text:p>
          </table:table-cell>
          <table:table-cell office:value-type="float" office:value="126">
            <text:p>126</text:p>
          </table:table-cell>
          <table:table-cell office:value-type="float" office:value="159">
            <text:p>159</text:p>
          </table:table-cell>
          <table:table-cell table:formula="of:=([.D338]+[.D337]+[.D336])/3" office:value-type="float" office:value="90">
            <text:p>90</text:p>
          </table:table-cell>
          <table:table-cell office:value-type="float" office:value="-186">
            <text:p>-186</text:p>
          </table:table-cell>
          <table:table-cell office:value-type="float" office:value="0">
            <text:p>0</text:p>
          </table:table-cell>
          <table:table-cell/>
          <table:table-cell office:value-type="float" office:value="385">
            <text:p>385</text:p>
          </table:table-cell>
          <table:table-cell/>
          <table:table-cell table:formula="of:=ATAN([.D338]/(-[.F338]))*180/3.14" office:value-type="float" office:value="40.5456584146316">
            <text:p>40.5456584146</text:p>
          </table:table-cell>
        </table:table-row>
        <table:table-row table:style-name="ro1">
          <table:table-cell office:value-type="string">
            <text:p>2014-01-04_17:07:24_059318</text:p>
          </table:table-cell>
          <table:table-cell office:value-type="float" office:value="43.7">
            <text:p>43.7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39]+[.D338]+[.D337])/3" office:value-type="float" office:value="85">
            <text:p>85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39]/(-[.F339]))*180/3.14" office:value-type="float" office:value="-20.2351177735172">
            <text:p>-20.2351177735</text:p>
          </table:table-cell>
        </table:table-row>
        <table:table-row table:style-name="ro1">
          <table:table-cell office:value-type="string">
            <text:p>2014-01-04_17:07:24_067568</text:p>
          </table:table-cell>
          <table:table-cell office:value-type="float" office:value="43.8">
            <text:p>43.8</text:p>
          </table:table-cell>
          <table:table-cell office:value-type="float" office:value="7">
            <text:p>7</text:p>
          </table:table-cell>
          <table:table-cell office:value-type="float" office:value="-63">
            <text:p>-63</text:p>
          </table:table-cell>
          <table:table-cell table:formula="of:=([.D340]+[.D339]+[.D338])/3" office:value-type="float" office:value="11">
            <text:p>11</text:p>
          </table:table-cell>
          <table:table-cell office:value-type="float" office:value="-171">
            <text:p>-171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40]/(-[.F340]))*180/3.14" office:value-type="float" office:value="-20.2351177735172">
            <text:p>-20.2351177735</text:p>
          </table:table-cell>
        </table:table-row>
        <table:table-row table:style-name="ro1">
          <table:table-cell office:value-type="string">
            <text:p>2014-01-04_17:07:24_075874</text:p>
          </table:table-cell>
          <table:table-cell office:value-type="float" office:value="43.9">
            <text:p>43.9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1]+[.D340]+[.D339])/3" office:value-type="float" office:value="-22.6666666666667">
            <text:p>-22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6">
            <text:p>386</text:p>
          </table:table-cell>
          <table:table-cell/>
          <table:table-cell table:formula="of:=ATAN([.D341]/(-[.F341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084263</text:p>
          </table:table-cell>
          <table:table-cell office:value-type="float" office:value="44">
            <text:p>44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2]+[.D341]+[.D340])/3" office:value-type="float" office:value="17.6666666666667">
            <text:p>17.6666666667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2]/(-[.F342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092623</text:p>
          </table:table-cell>
          <table:table-cell office:value-type="float" office:value="44.1">
            <text:p>44.1</text:p>
          </table:table-cell>
          <table:table-cell office:value-type="float" office:value="142">
            <text:p>142</text:p>
          </table:table-cell>
          <table:table-cell office:value-type="float" office:value="58">
            <text:p>58</text:p>
          </table:table-cell>
          <table:table-cell table:formula="of:=([.D343]+[.D342]+[.D341])/3" office:value-type="float" office:value="58">
            <text:p>58</text:p>
          </table:table-cell>
          <table:table-cell office:value-type="float" office:value="-279">
            <text:p>-27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3]/(-[.F343]))*180/3.14" office:value-type="float" office:value="11.7496409575996">
            <text:p>11.7496409576</text:p>
          </table:table-cell>
        </table:table-row>
        <table:table-row table:style-name="ro1">
          <table:table-cell office:value-type="string">
            <text:p>2014-01-04_17:07:24_100921</text:p>
          </table:table-cell>
          <table:table-cell office:value-type="float" office:value="44.2">
            <text:p>44.2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4]+[.D343]+[.D342])/3" office:value-type="float" office:value="94.3333333333333">
            <text:p>94.333333333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7">
            <text:p>387</text:p>
          </table:table-cell>
          <table:table-cell/>
          <table:table-cell table:formula="of:=ATAN([.D344]/(-[.F344]))*180/3.14" office:value-type="float" office:value="-83.5515854586253">
            <text:p>-83.5515854586</text:p>
          </table:table-cell>
        </table:table-row>
        <table:table-row table:style-name="ro1">
          <table:table-cell office:value-type="string">
            <text:p>2014-01-04_17:07:24_109226</text:p>
          </table:table-cell>
          <table:table-cell office:value-type="float" office:value="44.3">
            <text:p>44.3</text:p>
          </table:table-cell>
          <table:table-cell office:value-type="float" office:value="-100">
            <text:p>-100</text:p>
          </table:table-cell>
          <table:table-cell office:value-type="float" office:value="167">
            <text:p>167</text:p>
          </table:table-cell>
          <table:table-cell table:formula="of:=([.D345]+[.D344]+[.D343])/3" office:value-type="float" office:value="130.666666666667">
            <text:p>130.666666666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/>
          <table:table-cell table:formula="of:=ATAN([.D345]/(-[.F345]))*180/3.14" office:value-type="float" office:value="-83.5515854586253">
            <text:p>-83.5515854586</text:p>
          </table:table-cell>
        </table:table-row>
        <table:table-row table:style-name="ro1">
          <table:table-cell office:value-type="string">
            <text:p>2014-01-04_17:07:24_117480</text:p>
          </table:table-cell>
          <table:table-cell office:value-type="float" office:value="44.4">
            <text:p>44.4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6]+[.D345]+[.D344])/3" office:value-type="float" office:value="92.6666666666667">
            <text:p>92.6666666667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8">
            <text:p>388</text:p>
          </table:table-cell>
          <table:table-cell/>
          <table:table-cell table:formula="of:=ATAN([.D346]/(-[.F346]))*180/3.14" office:value-type="float" office:value="-7.85729661650757">
            <text:p>-7.8572966165</text:p>
          </table:table-cell>
        </table:table-row>
        <table:table-row table:style-name="ro1">
          <table:table-cell office:value-type="string">
            <text:p>2014-01-04_17:07:24_126683</text:p>
          </table:table-cell>
          <table:table-cell office:value-type="float" office:value="44.5">
            <text:p>44.5</text:p>
          </table:table-cell>
          <table:table-cell office:value-type="float" office:value="-174">
            <text:p>-174</text:p>
          </table:table-cell>
          <table:table-cell office:value-type="float" office:value="-56">
            <text:p>-56</text:p>
          </table:table-cell>
          <table:table-cell table:formula="of:=([.D347]+[.D346]+[.D345])/3" office:value-type="float" office:value="18.3333333333333">
            <text:p>18.3333333333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7]/(-[.F347]))*180/3.14" office:value-type="float" office:value="-7.85729661650757">
            <text:p>-7.8572966165</text:p>
          </table:table-cell>
        </table:table-row>
        <table:table-row table:style-name="ro1">
          <table:table-cell office:value-type="string">
            <text:p>2014-01-04_17:07:24_134933</text:p>
          </table:table-cell>
          <table:table-cell office:value-type="float" office:value="44.6">
            <text:p>44.6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8]+[.D347]+[.D346])/3" office:value-type="float" office:value="-0.666666666666667">
            <text:p>-0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8]/(-[.F348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43243</text:p>
          </table:table-cell>
          <table:table-cell office:value-type="float" office:value="44.7">
            <text:p>44.7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49]+[.D348]+[.D347])/3" office:value-type="float" office:value="54.6666666666667">
            <text:p>54.6666666667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89">
            <text:p>389</text:p>
          </table:table-cell>
          <table:table-cell/>
          <table:table-cell table:formula="of:=ATAN([.D349]/(-[.F349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51498</text:p>
          </table:table-cell>
          <table:table-cell office:value-type="float" office:value="44.8">
            <text:p>44.8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table:formula="of:=([.D350]+[.D349]+[.D348])/3" office:value-type="float" office:value="110">
            <text:p>11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/>
          <table:table-cell table:formula="of:=ATAN([.D350]/(-[.F350]))*180/3.14" office:value-type="float" office:value="20.1465168537068">
            <text:p>20.1465168537</text:p>
          </table:table-cell>
        </table:table-row>
        <table:table-row table:style-name="ro1">
          <table:table-cell office:value-type="string">
            <text:p>2014-01-04_17:07:24_159767</text:p>
          </table:table-cell>
          <table:table-cell office:value-type="float" office:value="44.9">
            <text:p>44.9</text:p>
          </table:table-cell>
          <table:table-cell table:number-columns-repeated="2" office:value-type="float" office:value="84">
            <text:p>84</text:p>
          </table:table-cell>
          <table:table-cell table:formula="of:=([.D351]+[.D350]+[.D349])/3" office:value-type="float" office:value="101.333333333333">
            <text:p>101.333333333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0">
            <text:p>390</text:p>
          </table:table-cell>
          <table:table-cell/>
          <table:table-cell table:formula="of:=ATAN([.D351]/(-[.F351]))*180/3.14" office:value-type="float" office:value="20.2351177735172">
            <text:p>20.2351177735</text:p>
          </table:table-cell>
        </table:table-row>
        <table:table-row table:style-name="ro1">
          <table:table-cell office:value-type="string">
            <text:p>2014-01-04_17:07:24_168015</text:p>
          </table:table-cell>
          <table:table-cell office:value-type="float" office:value="45">
            <text:p>45</text:p>
          </table:table-cell>
          <table:table-cell table:number-columns-repeated="2" office:value-type="float" office:value="84">
            <text:p>84</text:p>
          </table:table-cell>
          <table:table-cell table:formula="of:=([.D352]+[.D351]+[.D350])/3" office:value-type="float" office:value="92.6666666666667">
            <text:p>92.6666666667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2]/(-[.F352]))*180/3.14" office:value-type="float" office:value="20.2351177735172">
            <text:p>20.2351177735</text:p>
          </table:table-cell>
        </table:table-row>
        <table:table-row table:style-name="ro1">
          <table:table-cell office:value-type="string">
            <text:p>2014-01-04_17:07:24_176272</text:p>
          </table:table-cell>
          <table:table-cell office:value-type="float" office:value="45.1">
            <text:p>45.1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3]+[.D352]+[.D351])/3" office:value-type="float" office:value="105.666666666667">
            <text:p>105.6666666667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3]/(-[.F353]))*180/3.14" office:value-type="float" office:value="18.3676618546279">
            <text:p>18.3676618546</text:p>
          </table:table-cell>
        </table:table-row>
        <table:table-row table:style-name="ro1">
          <table:table-cell office:value-type="string">
            <text:p>2014-01-04_17:07:24_184508</text:p>
          </table:table-cell>
          <table:table-cell office:value-type="float" office:value="45.2">
            <text:p>45.2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formula="of:=([.D354]+[.D353]+[.D352])/3" office:value-type="float" office:value="127.333333333333">
            <text:p>127.3333333333</text:p>
          </table:table-cell>
          <table:table-cell office:value-type="float" office:value="-449">
            <text:p>-449</text:p>
          </table:table-cell>
          <table:table-cell office:value-type="float" office:value="0">
            <text:p>0</text:p>
          </table:table-cell>
          <table:table-cell/>
          <table:table-cell office:value-type="float" office:value="391">
            <text:p>391</text:p>
          </table:table-cell>
          <table:table-cell/>
          <table:table-cell table:formula="of:=ATAN([.D354]/(-[.F354]))*180/3.14" office:value-type="float" office:value="18.3676618546279">
            <text:p>18.3676618546</text:p>
          </table:table-cell>
        </table:table-row>
        <table:table-row table:style-name="ro1">
          <table:table-cell office:value-type="string">
            <text:p>2014-01-04_17:07:24_192764</text:p>
          </table:table-cell>
          <table:table-cell office:value-type="float" office:value="45.3">
            <text:p>45.3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5]+[.D354]+[.D353])/3" office:value-type="float" office:value="138">
            <text:p>138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5]/(-[.F355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01027</text:p>
          </table:table-cell>
          <table:table-cell office:value-type="float" office:value="45.4">
            <text:p>45.4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6]+[.D355]+[.D354])/3" office:value-type="float" office:value="127">
            <text:p>127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6]/(-[.F356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09296</text:p>
          </table:table-cell>
          <table:table-cell office:value-type="float" office:value="45.5">
            <text:p>45.5</text:p>
          </table:table-cell>
          <table:table-cell office:value-type="float" office:value="-9">
            <text:p>-9</text:p>
          </table:table-cell>
          <table:table-cell office:value-type="float" office:value="116">
            <text:p>116</text:p>
          </table:table-cell>
          <table:table-cell table:formula="of:=([.D357]+[.D356]+[.D355])/3" office:value-type="float" office:value="116">
            <text:p>11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/>
          <table:table-cell office:value-type="float" office:value="392">
            <text:p>392</text:p>
          </table:table-cell>
          <table:table-cell/>
          <table:table-cell table:formula="of:=ATAN([.D357]/(-[.F357]))*180/3.14" office:value-type="float" office:value="-46.2852822044191">
            <text:p>-46.2852822044</text:p>
          </table:table-cell>
        </table:table-row>
        <table:table-row table:style-name="ro1">
          <table:table-cell office:value-type="string">
            <text:p>2014-01-04_17:07:24_217549</text:p>
          </table:table-cell>
          <table:table-cell office:value-type="float" office:value="45.6">
            <text:p>45.6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8]+[.D357]+[.D356])/3" office:value-type="float" office:value="90.6666666666667">
            <text:p>90.6666666667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/>
          <table:table-cell table:formula="of:=ATAN([.D358]/(-[.F358]))*180/3.14" office:value-type="float" office:value="5.81456607393218">
            <text:p>5.8145660739</text:p>
          </table:table-cell>
        </table:table-row>
        <table:table-row table:style-name="ro1">
          <table:table-cell office:value-type="string">
            <text:p>2014-01-04_17:07:24_225868</text:p>
          </table:table-cell>
          <table:table-cell office:value-type="float" office:value="45.7">
            <text:p>45.7</text:p>
          </table:table-cell>
          <table:table-cell office:value-type="float" office:value="-67">
            <text:p>-67</text:p>
          </table:table-cell>
          <table:table-cell office:value-type="float" office:value="40">
            <text:p>40</text:p>
          </table:table-cell>
          <table:table-cell table:formula="of:=([.D359]+[.D358]+[.D357])/3" office:value-type="float" office:value="65.3333333333333">
            <text:p>65.3333333333</text:p>
          </table:table-cell>
          <table:table-cell office:value-type="float" office:value="-393">
            <text:p>-393</text:p>
          </table:table-cell>
          <table:table-cell office:value-type="float" office:value="0">
            <text:p>0</text:p>
          </table:table-cell>
          <table:table-cell/>
          <table:table-cell office:value-type="float" office:value="393">
            <text:p>393</text:p>
          </table:table-cell>
          <table:table-cell/>
          <table:table-cell table:formula="of:=ATAN([.D359]/(-[.F359]))*180/3.14" office:value-type="float" office:value="5.81456607393218">
            <text:p>5.8145660739</text:p>
          </table:table-cell>
        </table:table-row>
        <table:table-row table:style-name="ro1">
          <table:table-cell office:value-type="string">
            <text:p>2014-01-04_17:07:24_234189</text:p>
          </table:table-cell>
          <table:table-cell office:value-type="float" office:value="45.8">
            <text:p>45.8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0]+[.D359]+[.D358])/3" office:value-type="float" office:value="40.3333333333333">
            <text:p>40.3333333333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0]/(-[.F360]))*180/3.14" office:value-type="float" office:value="8.02388001591173">
            <text:p>8.0238800159</text:p>
          </table:table-cell>
        </table:table-row>
        <table:table-row table:style-name="ro1">
          <table:table-cell office:value-type="string">
            <text:p>2014-01-04_17:07:24_242482</text:p>
          </table:table-cell>
          <table:table-cell office:value-type="float" office:value="45.9">
            <text:p>45.9</text:p>
          </table:table-cell>
          <table:table-cell office:value-type="float" office:value="-34">
            <text:p>-34</text:p>
          </table:table-cell>
          <table:table-cell office:value-type="float" office:value="41">
            <text:p>41</text:p>
          </table:table-cell>
          <table:table-cell table:formula="of:=([.D361]+[.D360]+[.D359])/3" office:value-type="float" office:value="40.6666666666667">
            <text:p>40.6666666667</text:p>
          </table:table-cell>
          <table:table-cell office:value-type="float" office:value="-291">
            <text:p>-291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1]/(-[.F361]))*180/3.14" office:value-type="float" office:value="8.02388001591173">
            <text:p>8.0238800159</text:p>
          </table:table-cell>
        </table:table-row>
        <table:table-row table:style-name="ro1">
          <table:table-cell office:value-type="string">
            <text:p>2014-01-04_17:07:24_250699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2]+[.D361]+[.D360])/3" office:value-type="float" office:value="23">
            <text:p>2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4">
            <text:p>394</text:p>
          </table:table-cell>
          <table:table-cell/>
          <table:table-cell table:formula="of:=ATAN([.D362]/(-[.F362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58936</text:p>
          </table:table-cell>
          <table:table-cell office:value-type="float" office:value="46.1">
            <text:p>46.1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3]+[.D362]+[.D361])/3" office:value-type="float" office:value="5">
            <text:p>5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3]/(-[.F363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67196</text:p>
          </table:table-cell>
          <table:table-cell office:value-type="float" office:value="46.2">
            <text:p>46.2</text:p>
          </table:table-cell>
          <table:table-cell office:value-type="float" office:value="15">
            <text:p>15</text:p>
          </table:table-cell>
          <table:table-cell office:value-type="float" office:value="-13">
            <text:p>-13</text:p>
          </table:table-cell>
          <table:table-cell table:formula="of:=([.D364]+[.D363]+[.D362])/3" office:value-type="float" office:value="-13">
            <text:p>-13</text:p>
          </table:table-cell>
          <table:table-cell office:value-type="float" office:value="-350">
            <text:p>-350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4]/(-[.F364]))*180/3.14" office:value-type="float" office:value="-2.12823003477944">
            <text:p>-2.1282300348</text:p>
          </table:table-cell>
        </table:table-row>
        <table:table-row table:style-name="ro1">
          <table:table-cell office:value-type="string">
            <text:p>2014-01-04_17:07:24_275467</text:p>
          </table:table-cell>
          <table:table-cell office:value-type="float" office:value="46.3">
            <text:p>46.3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5]+[.D364]+[.D363])/3" office:value-type="float" office:value="-37.3333333333333">
            <text:p>-37.3333333333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5">
            <text:p>395</text:p>
          </table:table-cell>
          <table:table-cell/>
          <table:table-cell table:formula="of:=ATAN([.D365]/(-[.F365]))*180/3.14" office:value-type="float" office:value="-34.7608024037176">
            <text:p>-34.7608024037</text:p>
          </table:table-cell>
        </table:table-row>
        <table:table-row table:style-name="ro1">
          <table:table-cell office:value-type="string">
            <text:p>2014-01-04_17:07:24_283738</text:p>
          </table:table-cell>
          <table:table-cell office:value-type="float" office:value="46.4">
            <text:p>46.4</text:p>
          </table:table-cell>
          <table:table-cell office:value-type="float" office:value="26">
            <text:p>26</text:p>
          </table:table-cell>
          <table:table-cell office:value-type="float" office:value="-86">
            <text:p>-86</text:p>
          </table:table-cell>
          <table:table-cell table:formula="of:=([.D366]+[.D365]+[.D364])/3" office:value-type="float" office:value="-61.6666666666667">
            <text:p>-61.66666666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/>
          <table:table-cell table:formula="of:=ATAN([.D366]/(-[.F366]))*180/3.14" office:value-type="float" office:value="-34.7608024037176">
            <text:p>-34.7608024037</text:p>
          </table:table-cell>
        </table:table-row>
        <table:table-row table:style-name="ro1">
          <table:table-cell office:value-type="string">
            <text:p>2014-01-04_17:07:24_292008</text:p>
          </table:table-cell>
          <table:table-cell office:value-type="float" office:value="46.5">
            <text:p>46.5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7]+[.D366]+[.D365])/3" office:value-type="float" office:value="-51.6666666666667">
            <text:p>-51.666666666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6">
            <text:p>396</text:p>
          </table:table-cell>
          <table:table-cell/>
          <table:table-cell table:formula="of:=ATAN([.D367]/(-[.F367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00289</text:p>
          </table:table-cell>
          <table:table-cell office:value-type="float" office:value="46.6">
            <text:p>46.6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8]+[.D367]+[.D366])/3" office:value-type="float" office:value="-17.3333333333333">
            <text:p>-17.3333333333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68]/(-[.F368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08693</text:p>
          </table:table-cell>
          <table:table-cell office:value-type="float" office:value="46.7">
            <text:p>46.7</text:p>
          </table:table-cell>
          <table:table-cell office:value-type="float" office:value="131">
            <text:p>131</text:p>
          </table:table-cell>
          <table:table-cell office:value-type="float" office:value="17">
            <text:p>17</text:p>
          </table:table-cell>
          <table:table-cell table:formula="of:=([.D369]+[.D368]+[.D367])/3" office:value-type="float" office:value="17">
            <text:p>17</text:p>
          </table:table-cell>
          <table:table-cell office:value-type="float" office:value="-446">
            <text:p>-446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69]/(-[.F369]))*180/3.14" office:value-type="float" office:value="2.18397029392614">
            <text:p>2.1839702939</text:p>
          </table:table-cell>
        </table:table-row>
        <table:table-row table:style-name="ro1">
          <table:table-cell office:value-type="string">
            <text:p>2014-01-04_17:07:24_317000</text:p>
          </table:table-cell>
          <table:table-cell office:value-type="float" office:value="46.8">
            <text:p>46.8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0]+[.D369]+[.D368])/3" office:value-type="float" office:value="-10.6666666666667">
            <text:p>-10.6666666667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7">
            <text:p>397</text:p>
          </table:table-cell>
          <table:table-cell/>
          <table:table-cell table:formula="of:=ATAN([.D370]/(-[.F370]))*180/3.14" office:value-type="float" office:value="-13.0896265576339">
            <text:p>-13.0896265576</text:p>
          </table:table-cell>
        </table:table-row>
        <table:table-row table:style-name="ro1">
          <table:table-cell office:value-type="string">
            <text:p>2014-01-04_17:07:24_325313</text:p>
          </table:table-cell>
          <table:table-cell office:value-type="float" office:value="46.9">
            <text:p>46.9</text:p>
          </table:table-cell>
          <table:table-cell office:value-type="float" office:value="-114">
            <text:p>-114</text:p>
          </table:table-cell>
          <table:table-cell office:value-type="float" office:value="-66">
            <text:p>-66</text:p>
          </table:table-cell>
          <table:table-cell table:formula="of:=([.D371]+[.D370]+[.D369])/3" office:value-type="float" office:value="-38.3333333333333">
            <text:p>-38.3333333333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/>
          <table:table-cell office:value-type="float" office:value="398">
            <text:p>398</text:p>
          </table:table-cell>
          <table:table-cell/>
          <table:table-cell table:formula="of:=ATAN([.D371]/(-[.F371]))*180/3.14" office:value-type="float" office:value="-13.0896265576339">
            <text:p>-13.0896265576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2]/ABS([.I3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3]/ABS([.I3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4]/ABS([.I3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5]/ABS([.I3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6]/ABS([.I3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7]/ABS([.I3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8]/ABS([.I3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79]/ABS([.I3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0]/ABS([.I3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1]/ABS([.I3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2]/ABS([.I3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3]/ABS([.I3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4]/ABS([.I3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5]/ABS([.I3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6]/ABS([.I3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7]/ABS([.I3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8]/ABS([.I3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89]/ABS([.I3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0]/ABS([.I3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1]/ABS([.I3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2]/ABS([.I3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3]/ABS([.I3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4]/ABS([.I3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5]/ABS([.I3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6]/ABS([.I3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7]/ABS([.I3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8]/ABS([.I3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399]/ABS([.I3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0]/ABS([.I4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1]/ABS([.I4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2]/ABS([.I4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3]/ABS([.I4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4]/ABS([.I4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5]/ABS([.I4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6]/ABS([.I4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7]/ABS([.I4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8]/ABS([.I4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09]/ABS([.I4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0]/ABS([.I4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1]/ABS([.I4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2]/ABS([.I4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3]/ABS([.I4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4]/ABS([.I4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5]/ABS([.I4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6]/ABS([.I4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7]/ABS([.I4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8]/ABS([.I4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19]/ABS([.I4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0]/ABS([.I4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1]/ABS([.I4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2]/ABS([.I4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3]/ABS([.I4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4]/ABS([.I4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5]/ABS([.I4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6]/ABS([.I4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7]/ABS([.I4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8]/ABS([.I4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29]/ABS([.I4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0]/ABS([.I4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1]/ABS([.I4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2]/ABS([.I4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3]/ABS([.I4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4]/ABS([.I4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5]/ABS([.I4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6]/ABS([.I4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7]/ABS([.I4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8]/ABS([.I4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39]/ABS([.I4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0]/ABS([.I4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1]/ABS([.I4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2]/ABS([.I4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3]/ABS([.I4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4]/ABS([.I4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5]/ABS([.I4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6]/ABS([.I4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7]/ABS([.I4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8]/ABS([.I4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49]/ABS([.I4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0]/ABS([.I4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1]/ABS([.I4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2]/ABS([.I4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3]/ABS([.I4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4]/ABS([.I4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5]/ABS([.I4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6]/ABS([.I4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7]/ABS([.I4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8]/ABS([.I4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59]/ABS([.I4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0]/ABS([.I4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1]/ABS([.I4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2]/ABS([.I4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3]/ABS([.I4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4]/ABS([.I4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5]/ABS([.I4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6]/ABS([.I4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7]/ABS([.I4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8]/ABS([.I4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69]/ABS([.I4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0]/ABS([.I4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1]/ABS([.I4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2]/ABS([.I4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3]/ABS([.I4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4]/ABS([.I4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5]/ABS([.I4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6]/ABS([.I4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7]/ABS([.I4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8]/ABS([.I4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79]/ABS([.I4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0]/ABS([.I4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1]/ABS([.I4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2]/ABS([.I4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3]/ABS([.I4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4]/ABS([.I4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5]/ABS([.I4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6]/ABS([.I4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7]/ABS([.I4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8]/ABS([.I4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89]/ABS([.I4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0]/ABS([.I4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1]/ABS([.I4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2]/ABS([.I4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3]/ABS([.I4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4]/ABS([.I4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5]/ABS([.I4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6]/ABS([.I4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7]/ABS([.I4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8]/ABS([.I4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499]/ABS([.I4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0]/ABS([.I5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1]/ABS([.I5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2]/ABS([.I5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3]/ABS([.I5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4]/ABS([.I5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5]/ABS([.I5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6]/ABS([.I5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7]/ABS([.I5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8]/ABS([.I5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09]/ABS([.I5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0]/ABS([.I5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1]/ABS([.I5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2]/ABS([.I5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3]/ABS([.I5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4]/ABS([.I5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5]/ABS([.I5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6]/ABS([.I5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7]/ABS([.I5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8]/ABS([.I5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19]/ABS([.I5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0]/ABS([.I5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1]/ABS([.I5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2]/ABS([.I5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3]/ABS([.I5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4]/ABS([.I5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5]/ABS([.I5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6]/ABS([.I5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7]/ABS([.I5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8]/ABS([.I5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29]/ABS([.I5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0]/ABS([.I5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1]/ABS([.I5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2]/ABS([.I5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3]/ABS([.I5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4]/ABS([.I5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5]/ABS([.I5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6]/ABS([.I5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7]/ABS([.I5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8]/ABS([.I5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39]/ABS([.I5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0]/ABS([.I5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1]/ABS([.I5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2]/ABS([.I5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3]/ABS([.I5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4]/ABS([.I5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5]/ABS([.I5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6]/ABS([.I5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7]/ABS([.I5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8]/ABS([.I5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49]/ABS([.I5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0]/ABS([.I5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1]/ABS([.I5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2]/ABS([.I5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3]/ABS([.I5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4]/ABS([.I5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5]/ABS([.I5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6]/ABS([.I5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7]/ABS([.I5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8]/ABS([.I5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59]/ABS([.I5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0]/ABS([.I5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1]/ABS([.I5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2]/ABS([.I5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3]/ABS([.I5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4]/ABS([.I5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5]/ABS([.I5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6]/ABS([.I5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7]/ABS([.I5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8]/ABS([.I5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69]/ABS([.I5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0]/ABS([.I5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1]/ABS([.I5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2]/ABS([.I5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3]/ABS([.I5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4]/ABS([.I5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5]/ABS([.I5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6]/ABS([.I5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7]/ABS([.I5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8]/ABS([.I5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79]/ABS([.I5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0]/ABS([.I5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1]/ABS([.I5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2]/ABS([.I5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3]/ABS([.I5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4]/ABS([.I5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5]/ABS([.I5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6]/ABS([.I5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7]/ABS([.I5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8]/ABS([.I5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89]/ABS([.I5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0]/ABS([.I5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1]/ABS([.I5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2]/ABS([.I5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3]/ABS([.I5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4]/ABS([.I5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5]/ABS([.I5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6]/ABS([.I5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7]/ABS([.I5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8]/ABS([.I5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599]/ABS([.I5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0]/ABS([.I6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1]/ABS([.I6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2]/ABS([.I6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3]/ABS([.I6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4]/ABS([.I6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5]/ABS([.I6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6]/ABS([.I6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7]/ABS([.I6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8]/ABS([.I6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09]/ABS([.I6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0]/ABS([.I6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1]/ABS([.I6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2]/ABS([.I6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3]/ABS([.I6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4]/ABS([.I6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5]/ABS([.I6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6]/ABS([.I6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7]/ABS([.I6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8]/ABS([.I6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19]/ABS([.I6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0]/ABS([.I6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1]/ABS([.I6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2]/ABS([.I6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3]/ABS([.I6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4]/ABS([.I6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5]/ABS([.I6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6]/ABS([.I6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7]/ABS([.I6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8]/ABS([.I6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29]/ABS([.I6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0]/ABS([.I6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1]/ABS([.I6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2]/ABS([.I6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3]/ABS([.I6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4]/ABS([.I6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5]/ABS([.I6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6]/ABS([.I6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7]/ABS([.I6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8]/ABS([.I6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39]/ABS([.I6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0]/ABS([.I6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1]/ABS([.I6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2]/ABS([.I6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3]/ABS([.I6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4]/ABS([.I6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5]/ABS([.I6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6]/ABS([.I6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7]/ABS([.I6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8]/ABS([.I6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49]/ABS([.I6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0]/ABS([.I6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1]/ABS([.I6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2]/ABS([.I6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3]/ABS([.I6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4]/ABS([.I6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5]/ABS([.I6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6]/ABS([.I6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7]/ABS([.I6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8]/ABS([.I6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59]/ABS([.I6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0]/ABS([.I6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1]/ABS([.I6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2]/ABS([.I6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3]/ABS([.I6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4]/ABS([.I6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5]/ABS([.I6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6]/ABS([.I6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7]/ABS([.I6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8]/ABS([.I6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69]/ABS([.I6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0]/ABS([.I6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1]/ABS([.I6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2]/ABS([.I6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3]/ABS([.I6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4]/ABS([.I6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5]/ABS([.I6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6]/ABS([.I6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7]/ABS([.I6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8]/ABS([.I6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79]/ABS([.I6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0]/ABS([.I6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1]/ABS([.I6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2]/ABS([.I6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3]/ABS([.I6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4]/ABS([.I6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5]/ABS([.I6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6]/ABS([.I6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7]/ABS([.I6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8]/ABS([.I6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89]/ABS([.I6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0]/ABS([.I6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1]/ABS([.I6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2]/ABS([.I6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3]/ABS([.I6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4]/ABS([.I6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5]/ABS([.I6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6]/ABS([.I6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7]/ABS([.I6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8]/ABS([.I6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699]/ABS([.I6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0]/ABS([.I7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1]/ABS([.I7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2]/ABS([.I7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3]/ABS([.I7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4]/ABS([.I7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5]/ABS([.I7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6]/ABS([.I7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7]/ABS([.I7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8]/ABS([.I7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09]/ABS([.I7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0]/ABS([.I7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1]/ABS([.I7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2]/ABS([.I7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3]/ABS([.I7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4]/ABS([.I7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5]/ABS([.I7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6]/ABS([.I7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7]/ABS([.I7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8]/ABS([.I7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19]/ABS([.I7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0]/ABS([.I7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1]/ABS([.I7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2]/ABS([.I7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3]/ABS([.I7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4]/ABS([.I7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5]/ABS([.I7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6]/ABS([.I7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7]/ABS([.I7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8]/ABS([.I7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29]/ABS([.I7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0]/ABS([.I7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1]/ABS([.I7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2]/ABS([.I7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3]/ABS([.I7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4]/ABS([.I7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5]/ABS([.I7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6]/ABS([.I7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7]/ABS([.I7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8]/ABS([.I7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39]/ABS([.I7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0]/ABS([.I7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1]/ABS([.I7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2]/ABS([.I7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3]/ABS([.I7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4]/ABS([.I7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5]/ABS([.I7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6]/ABS([.I7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7]/ABS([.I7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8]/ABS([.I7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49]/ABS([.I7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0]/ABS([.I7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1]/ABS([.I7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2]/ABS([.I7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3]/ABS([.I7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4]/ABS([.I7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5]/ABS([.I7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6]/ABS([.I7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7]/ABS([.I7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8]/ABS([.I7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59]/ABS([.I7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0]/ABS([.I7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1]/ABS([.I7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2]/ABS([.I7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3]/ABS([.I7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4]/ABS([.I7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5]/ABS([.I7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6]/ABS([.I7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7]/ABS([.I7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8]/ABS([.I7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69]/ABS([.I7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0]/ABS([.I7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1]/ABS([.I7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2]/ABS([.I7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3]/ABS([.I7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4]/ABS([.I7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5]/ABS([.I7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6]/ABS([.I7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7]/ABS([.I7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8]/ABS([.I7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79]/ABS([.I7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0]/ABS([.I7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1]/ABS([.I7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2]/ABS([.I7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3]/ABS([.I7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4]/ABS([.I7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5]/ABS([.I7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6]/ABS([.I7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7]/ABS([.I7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8]/ABS([.I7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89]/ABS([.I7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0]/ABS([.I7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1]/ABS([.I7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2]/ABS([.I7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3]/ABS([.I7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4]/ABS([.I7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5]/ABS([.I7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6]/ABS([.I7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7]/ABS([.I7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8]/ABS([.I7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799]/ABS([.I7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0]/ABS([.I8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1]/ABS([.I8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2]/ABS([.I8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3]/ABS([.I8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4]/ABS([.I8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5]/ABS([.I8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6]/ABS([.I8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7]/ABS([.I8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8]/ABS([.I8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09]/ABS([.I8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0]/ABS([.I8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1]/ABS([.I8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2]/ABS([.I8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3]/ABS([.I8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4]/ABS([.I8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5]/ABS([.I8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6]/ABS([.I8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7]/ABS([.I8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8]/ABS([.I8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19]/ABS([.I8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0]/ABS([.I8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1]/ABS([.I8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2]/ABS([.I8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3]/ABS([.I8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4]/ABS([.I8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5]/ABS([.I8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6]/ABS([.I8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7]/ABS([.I8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8]/ABS([.I8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29]/ABS([.I8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0]/ABS([.I8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1]/ABS([.I8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2]/ABS([.I8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3]/ABS([.I8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4]/ABS([.I8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5]/ABS([.I8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6]/ABS([.I8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7]/ABS([.I8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8]/ABS([.I8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39]/ABS([.I8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0]/ABS([.I8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1]/ABS([.I8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2]/ABS([.I8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3]/ABS([.I8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4]/ABS([.I8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5]/ABS([.I8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6]/ABS([.I8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7]/ABS([.I8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8]/ABS([.I8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49]/ABS([.I8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0]/ABS([.I8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1]/ABS([.I8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2]/ABS([.I8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3]/ABS([.I8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4]/ABS([.I8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5]/ABS([.I8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6]/ABS([.I8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7]/ABS([.I8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8]/ABS([.I8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59]/ABS([.I8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0]/ABS([.I8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1]/ABS([.I8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2]/ABS([.I8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3]/ABS([.I8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4]/ABS([.I8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5]/ABS([.I8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6]/ABS([.I8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7]/ABS([.I8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8]/ABS([.I8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69]/ABS([.I8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0]/ABS([.I8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1]/ABS([.I8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2]/ABS([.I8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3]/ABS([.I8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4]/ABS([.I8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5]/ABS([.I8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6]/ABS([.I8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7]/ABS([.I8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8]/ABS([.I8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79]/ABS([.I8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0]/ABS([.I8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1]/ABS([.I8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2]/ABS([.I8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3]/ABS([.I8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4]/ABS([.I8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5]/ABS([.I8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6]/ABS([.I8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7]/ABS([.I8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8]/ABS([.I8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89]/ABS([.I8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0]/ABS([.I8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1]/ABS([.I8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2]/ABS([.I8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3]/ABS([.I8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4]/ABS([.I8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5]/ABS([.I8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6]/ABS([.I8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7]/ABS([.I8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8]/ABS([.I8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899]/ABS([.I8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0]/ABS([.I9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1]/ABS([.I9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2]/ABS([.I9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3]/ABS([.I9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4]/ABS([.I9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5]/ABS([.I9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6]/ABS([.I9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7]/ABS([.I9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8]/ABS([.I9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09]/ABS([.I9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0]/ABS([.I9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1]/ABS([.I9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2]/ABS([.I9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3]/ABS([.I9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4]/ABS([.I9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5]/ABS([.I9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6]/ABS([.I9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7]/ABS([.I9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8]/ABS([.I9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19]/ABS([.I9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0]/ABS([.I9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1]/ABS([.I9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2]/ABS([.I9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3]/ABS([.I9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4]/ABS([.I9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5]/ABS([.I9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6]/ABS([.I9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7]/ABS([.I9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8]/ABS([.I9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29]/ABS([.I9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0]/ABS([.I9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1]/ABS([.I9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2]/ABS([.I9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3]/ABS([.I9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4]/ABS([.I9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5]/ABS([.I9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6]/ABS([.I9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7]/ABS([.I9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8]/ABS([.I9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39]/ABS([.I9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0]/ABS([.I9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1]/ABS([.I9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2]/ABS([.I9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3]/ABS([.I9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4]/ABS([.I9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5]/ABS([.I9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6]/ABS([.I9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7]/ABS([.I9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8]/ABS([.I9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49]/ABS([.I9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0]/ABS([.I9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1]/ABS([.I9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2]/ABS([.I9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3]/ABS([.I9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4]/ABS([.I9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5]/ABS([.I9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6]/ABS([.I9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7]/ABS([.I9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8]/ABS([.I9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59]/ABS([.I9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0]/ABS([.I9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1]/ABS([.I9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2]/ABS([.I9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3]/ABS([.I9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4]/ABS([.I9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5]/ABS([.I9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6]/ABS([.I9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7]/ABS([.I9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8]/ABS([.I9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69]/ABS([.I9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0]/ABS([.I9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1]/ABS([.I9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2]/ABS([.I9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3]/ABS([.I9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4]/ABS([.I9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5]/ABS([.I9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6]/ABS([.I9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7]/ABS([.I9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8]/ABS([.I9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79]/ABS([.I9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0]/ABS([.I9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1]/ABS([.I9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2]/ABS([.I9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3]/ABS([.I9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4]/ABS([.I9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5]/ABS([.I9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6]/ABS([.I9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7]/ABS([.I9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8]/ABS([.I9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89]/ABS([.I9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0]/ABS([.I9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1]/ABS([.I9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2]/ABS([.I9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3]/ABS([.I9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4]/ABS([.I9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5]/ABS([.I9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6]/ABS([.I9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7]/ABS([.I9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8]/ABS([.I9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999]/ABS([.I9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0]/ABS([.I10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1]/ABS([.I10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2]/ABS([.I10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3]/ABS([.I10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4]/ABS([.I10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5]/ABS([.I10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6]/ABS([.I10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7]/ABS([.I10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8]/ABS([.I10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09]/ABS([.I10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0]/ABS([.I10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1]/ABS([.I10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2]/ABS([.I10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3]/ABS([.I10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4]/ABS([.I10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5]/ABS([.I10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6]/ABS([.I10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7]/ABS([.I10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8]/ABS([.I10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19]/ABS([.I10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0]/ABS([.I10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1]/ABS([.I10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2]/ABS([.I10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3]/ABS([.I10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4]/ABS([.I10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5]/ABS([.I10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6]/ABS([.I10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7]/ABS([.I10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8]/ABS([.I10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29]/ABS([.I10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0]/ABS([.I10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1]/ABS([.I10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2]/ABS([.I10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3]/ABS([.I10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4]/ABS([.I10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5]/ABS([.I10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6]/ABS([.I10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7]/ABS([.I10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8]/ABS([.I10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39]/ABS([.I10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0]/ABS([.I10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1]/ABS([.I10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2]/ABS([.I10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3]/ABS([.I10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4]/ABS([.I10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5]/ABS([.I10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6]/ABS([.I10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7]/ABS([.I10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8]/ABS([.I10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49]/ABS([.I10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0]/ABS([.I10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1]/ABS([.I10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2]/ABS([.I10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3]/ABS([.I10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4]/ABS([.I10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5]/ABS([.I10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6]/ABS([.I10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7]/ABS([.I10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8]/ABS([.I10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59]/ABS([.I10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0]/ABS([.I10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1]/ABS([.I10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2]/ABS([.I10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3]/ABS([.I10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4]/ABS([.I10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5]/ABS([.I10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6]/ABS([.I10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7]/ABS([.I10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8]/ABS([.I10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69]/ABS([.I10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0]/ABS([.I10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1]/ABS([.I10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2]/ABS([.I10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3]/ABS([.I10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4]/ABS([.I10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5]/ABS([.I10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6]/ABS([.I10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7]/ABS([.I10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8]/ABS([.I10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79]/ABS([.I10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0]/ABS([.I10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1]/ABS([.I10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2]/ABS([.I10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3]/ABS([.I10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4]/ABS([.I10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5]/ABS([.I10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6]/ABS([.I10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7]/ABS([.I10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8]/ABS([.I10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89]/ABS([.I10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0]/ABS([.I10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1]/ABS([.I10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2]/ABS([.I10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3]/ABS([.I10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4]/ABS([.I10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5]/ABS([.I10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6]/ABS([.I10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7]/ABS([.I10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8]/ABS([.I10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099]/ABS([.I10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0]/ABS([.I11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1]/ABS([.I11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2]/ABS([.I11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3]/ABS([.I11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4]/ABS([.I11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5]/ABS([.I11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6]/ABS([.I11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7]/ABS([.I11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8]/ABS([.I11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09]/ABS([.I11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0]/ABS([.I11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1]/ABS([.I11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2]/ABS([.I11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3]/ABS([.I11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4]/ABS([.I11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5]/ABS([.I11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6]/ABS([.I11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7]/ABS([.I11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8]/ABS([.I11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19]/ABS([.I11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0]/ABS([.I11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1]/ABS([.I11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2]/ABS([.I11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3]/ABS([.I11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4]/ABS([.I11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5]/ABS([.I11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6]/ABS([.I11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7]/ABS([.I11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8]/ABS([.I11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29]/ABS([.I11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0]/ABS([.I11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1]/ABS([.I11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2]/ABS([.I11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3]/ABS([.I11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4]/ABS([.I11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5]/ABS([.I11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6]/ABS([.I11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7]/ABS([.I11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8]/ABS([.I11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39]/ABS([.I11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0]/ABS([.I11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1]/ABS([.I11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2]/ABS([.I11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3]/ABS([.I11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4]/ABS([.I11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5]/ABS([.I11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6]/ABS([.I11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7]/ABS([.I11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8]/ABS([.I11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49]/ABS([.I11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0]/ABS([.I11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1]/ABS([.I11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2]/ABS([.I11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3]/ABS([.I11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4]/ABS([.I11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5]/ABS([.I11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6]/ABS([.I11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7]/ABS([.I11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8]/ABS([.I11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59]/ABS([.I11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0]/ABS([.I11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1]/ABS([.I11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2]/ABS([.I11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3]/ABS([.I11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4]/ABS([.I11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5]/ABS([.I11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6]/ABS([.I11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7]/ABS([.I11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8]/ABS([.I11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69]/ABS([.I11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0]/ABS([.I11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1]/ABS([.I11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2]/ABS([.I11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3]/ABS([.I11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4]/ABS([.I11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5]/ABS([.I11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6]/ABS([.I11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7]/ABS([.I11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8]/ABS([.I11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79]/ABS([.I11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0]/ABS([.I11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1]/ABS([.I11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2]/ABS([.I11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3]/ABS([.I11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4]/ABS([.I11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5]/ABS([.I11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6]/ABS([.I11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7]/ABS([.I11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8]/ABS([.I11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89]/ABS([.I11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0]/ABS([.I11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1]/ABS([.I11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2]/ABS([.I11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3]/ABS([.I11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4]/ABS([.I11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5]/ABS([.I11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6]/ABS([.I11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7]/ABS([.I11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8]/ABS([.I11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199]/ABS([.I11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0]/ABS([.I12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1]/ABS([.I12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2]/ABS([.I12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3]/ABS([.I12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4]/ABS([.I12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5]/ABS([.I12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6]/ABS([.I12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7]/ABS([.I12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8]/ABS([.I12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09]/ABS([.I12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0]/ABS([.I12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1]/ABS([.I12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2]/ABS([.I12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3]/ABS([.I12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4]/ABS([.I12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5]/ABS([.I12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6]/ABS([.I12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7]/ABS([.I12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8]/ABS([.I12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19]/ABS([.I12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0]/ABS([.I12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1]/ABS([.I12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2]/ABS([.I12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3]/ABS([.I12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4]/ABS([.I12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5]/ABS([.I12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6]/ABS([.I12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7]/ABS([.I12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8]/ABS([.I12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29]/ABS([.I12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0]/ABS([.I12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1]/ABS([.I12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2]/ABS([.I12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3]/ABS([.I12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4]/ABS([.I12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5]/ABS([.I12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6]/ABS([.I12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7]/ABS([.I12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8]/ABS([.I12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39]/ABS([.I12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0]/ABS([.I12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1]/ABS([.I12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2]/ABS([.I12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3]/ABS([.I12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4]/ABS([.I12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5]/ABS([.I12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6]/ABS([.I12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7]/ABS([.I12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8]/ABS([.I12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49]/ABS([.I12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0]/ABS([.I12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1]/ABS([.I12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2]/ABS([.I12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3]/ABS([.I12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4]/ABS([.I12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5]/ABS([.I12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6]/ABS([.I12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7]/ABS([.I12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8]/ABS([.I12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59]/ABS([.I12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0]/ABS([.I12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1]/ABS([.I12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2]/ABS([.I12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3]/ABS([.I12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4]/ABS([.I12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5]/ABS([.I12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6]/ABS([.I12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7]/ABS([.I12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8]/ABS([.I12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69]/ABS([.I12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0]/ABS([.I12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1]/ABS([.I12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2]/ABS([.I12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3]/ABS([.I12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4]/ABS([.I12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5]/ABS([.I12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6]/ABS([.I12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7]/ABS([.I12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8]/ABS([.I12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79]/ABS([.I12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0]/ABS([.I12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1]/ABS([.I12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2]/ABS([.I12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3]/ABS([.I12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4]/ABS([.I12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5]/ABS([.I12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6]/ABS([.I12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7]/ABS([.I12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8]/ABS([.I12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89]/ABS([.I12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0]/ABS([.I12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1]/ABS([.I12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2]/ABS([.I12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3]/ABS([.I12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4]/ABS([.I12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5]/ABS([.I12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6]/ABS([.I12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7]/ABS([.I12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8]/ABS([.I12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299]/ABS([.I12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0]/ABS([.I13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1]/ABS([.I13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2]/ABS([.I13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3]/ABS([.I13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4]/ABS([.I13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5]/ABS([.I13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6]/ABS([.I13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7]/ABS([.I13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8]/ABS([.I13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09]/ABS([.I13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0]/ABS([.I13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1]/ABS([.I13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2]/ABS([.I13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3]/ABS([.I13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4]/ABS([.I13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5]/ABS([.I13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6]/ABS([.I13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7]/ABS([.I13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8]/ABS([.I13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19]/ABS([.I13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0]/ABS([.I13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1]/ABS([.I13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2]/ABS([.I13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3]/ABS([.I13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4]/ABS([.I13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5]/ABS([.I13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6]/ABS([.I13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7]/ABS([.I13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8]/ABS([.I13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29]/ABS([.I13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0]/ABS([.I13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1]/ABS([.I13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2]/ABS([.I13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3]/ABS([.I13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4]/ABS([.I13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5]/ABS([.I13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6]/ABS([.I13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7]/ABS([.I13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8]/ABS([.I13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39]/ABS([.I13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0]/ABS([.I13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1]/ABS([.I13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2]/ABS([.I13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3]/ABS([.I13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4]/ABS([.I13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5]/ABS([.I13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6]/ABS([.I13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7]/ABS([.I13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8]/ABS([.I13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49]/ABS([.I13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0]/ABS([.I13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1]/ABS([.I13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2]/ABS([.I13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3]/ABS([.I13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4]/ABS([.I13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5]/ABS([.I13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6]/ABS([.I13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7]/ABS([.I13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8]/ABS([.I13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59]/ABS([.I13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0]/ABS([.I13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1]/ABS([.I13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2]/ABS([.I13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3]/ABS([.I13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4]/ABS([.I13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5]/ABS([.I13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6]/ABS([.I13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7]/ABS([.I13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8]/ABS([.I13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69]/ABS([.I13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0]/ABS([.I13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1]/ABS([.I13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2]/ABS([.I13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3]/ABS([.I13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4]/ABS([.I13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5]/ABS([.I13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6]/ABS([.I13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7]/ABS([.I13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8]/ABS([.I13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79]/ABS([.I13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0]/ABS([.I13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1]/ABS([.I13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2]/ABS([.I13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3]/ABS([.I13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4]/ABS([.I13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5]/ABS([.I13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6]/ABS([.I13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7]/ABS([.I13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8]/ABS([.I13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89]/ABS([.I138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0]/ABS([.I139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1]/ABS([.I139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2]/ABS([.I139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3]/ABS([.I139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4]/ABS([.I139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5]/ABS([.I139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6]/ABS([.I139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7]/ABS([.I139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8]/ABS([.I139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399]/ABS([.I139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0]/ABS([.I140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1]/ABS([.I140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2]/ABS([.I140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3]/ABS([.I140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4]/ABS([.I140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5]/ABS([.I140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6]/ABS([.I140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7]/ABS([.I140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8]/ABS([.I140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09]/ABS([.I140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0]/ABS([.I141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1]/ABS([.I141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2]/ABS([.I141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3]/ABS([.I141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4]/ABS([.I141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5]/ABS([.I141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6]/ABS([.I141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7]/ABS([.I141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8]/ABS([.I141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19]/ABS([.I141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0]/ABS([.I142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1]/ABS([.I142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2]/ABS([.I142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3]/ABS([.I142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4]/ABS([.I142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5]/ABS([.I142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6]/ABS([.I142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7]/ABS([.I142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8]/ABS([.I142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29]/ABS([.I142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0]/ABS([.I143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1]/ABS([.I143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2]/ABS([.I143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3]/ABS([.I143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4]/ABS([.I143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5]/ABS([.I143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6]/ABS([.I143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7]/ABS([.I143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8]/ABS([.I143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39]/ABS([.I143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0]/ABS([.I144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1]/ABS([.I144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2]/ABS([.I144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3]/ABS([.I144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4]/ABS([.I144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5]/ABS([.I144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6]/ABS([.I144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7]/ABS([.I144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8]/ABS([.I144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49]/ABS([.I144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0]/ABS([.I145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1]/ABS([.I145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2]/ABS([.I145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3]/ABS([.I145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4]/ABS([.I145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5]/ABS([.I145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6]/ABS([.I145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7]/ABS([.I145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8]/ABS([.I145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59]/ABS([.I145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0]/ABS([.I146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1]/ABS([.I146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2]/ABS([.I146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3]/ABS([.I146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4]/ABS([.I146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5]/ABS([.I146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6]/ABS([.I146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7]/ABS([.I146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8]/ABS([.I146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69]/ABS([.I146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0]/ABS([.I147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1]/ABS([.I147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2]/ABS([.I147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3]/ABS([.I147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4]/ABS([.I147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5]/ABS([.I147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6]/ABS([.I147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7]/ABS([.I147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8]/ABS([.I147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79]/ABS([.I1479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0]/ABS([.I1480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1]/ABS([.I1481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2]/ABS([.I1482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3]/ABS([.I1483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4]/ABS([.I1484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5]/ABS([.I1485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6]/ABS([.I1486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7]/ABS([.I1487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8]/ABS([.I1488]))*180/3.14" office:value-type="float" office:value="0">
            <text:p>#DIV/0!</text:p>
          </table:table-cell>
        </table:table-row>
        <table:table-row table:style-name="ro1">
          <table:table-cell table:number-columns-repeated="7"/>
          <table:table-cell table:number-columns-repeated="2"/>
          <table:table-cell/>
          <table:table-cell table:formula="of:=ATAN([.H1489]/ABS([.I1489]))*180/3.14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1:19:47</dc:date>
    <meta:generator>LibreOffice/3.5$Linux_X86_64 LibreOffice_project/350m1$Build-2</meta:generator>
    <meta:editing-duration>PT2M47S</meta:editing-duration>
    <meta:editing-cycles>4</meta:editing-cycles>
    <meta:document-statistic meta:table-count="1" meta:cell-count="66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1cm" svg:height="11.648cm" xlink:href=".." xlink:type="simple" chart:class="chart:bar" chart:style-name="ch1">
        <chart:legend chart:legend-position="end" svg:x="45.27cm" svg:y="5.525cm" style:legend-expansion="high" chart:style-name="ch2"/>
        <chart:plot-area chart:style-name="ch3" table:cell-range-address="Sheet1.B2:Sheet1.B371 Sheet1.D1:Sheet1.D371" chart:data-source-has-labels="both" svg:x="1.374cm" svg:y="1.063cm" svg:width="42.048cm" svg:height="9.933cm">
          <chartooo:coordinate-region svg:x="2.286cm" svg:y="1.262cm" svg:width="40.97cm" svg:height="9.535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71" chart:label-cell-address="Sheet1.D1:Sheet1.D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153">
                <text:p>153</text:p>
                <draw:g>
                  <svg:desc>Sheet1.D2:Sheet1.D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66">
                <text:p>-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241cm" svg:height="12.563cm" xlink:href=".." xlink:type="simple" chart:class="chart:bar" chart:style-name="ch1">
        <chart:legend chart:legend-position="end" svg:x="45.116cm" svg:y="5.982cm" style:legend-expansion="high" chart:style-name="ch2"/>
        <chart:plot-area chart:style-name="ch3" table:cell-range-address="Sheet1.B2:Sheet1.B371 Sheet1.E1:Sheet1.E371" chart:data-source-has-labels="both" svg:x="1.374cm" svg:y="1.139cm" svg:width="41.894cm" svg:height="10.753cm">
          <chartooo:coordinate-region svg:x="2.286cm" svg:y="1.339cm" svg:width="40.815cm" svg:height="10.354cm"/>
          <chart:axis chart:dimension="x" chart:name="primary-x" chart:style-name="ch4" chartooo:axis-type="auto">
            <chartooo:date-scale/>
            <chart:categories table:cell-range-address="Sheet1.B2:Sheet1.B3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371" chart:label-cell-address="Sheet1.E1:Sheet1.E1" chart:class="chart:bar">
            <chart:data-point chart:repeated="37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2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0">
                <text:p>0</text:p>
                <draw:g>
                  <svg:desc>Sheet1.E2:Sheet1.E371</svg:desc>
                </draw:g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167.666666666667">
                <text:p>167.66666666666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152.666666666667">
                <text:p>152.666666666667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2.666666666667">
                <text:p>142.666666666667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141.333333333333">
                <text:p>141.33333333333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56.666666666667">
                <text:p>156.666666666667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165.666666666667">
                <text:p>165.66666666666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0.333333333333">
                <text:p>150.333333333333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144.333333333333">
                <text:p>144.333333333333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145.666666666667">
                <text:p>145.666666666667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129.333333333333">
                <text:p>129.333333333333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108.666666666667">
                <text:p>108.66666666666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107.333333333333">
                <text:p>107.333333333333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9.666666666667">
                <text:p>139.666666666667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137.666666666667">
                <text:p>137.666666666667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62.3333333333333">
                <text:p>62.3333333333333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75.6666666666667">
                <text:p>75.6666666666667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134.333333333333">
                <text:p>134.333333333333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160.333333333333">
                <text:p>160.333333333333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131.666666666667">
                <text:p>131.666666666667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153.333333333333">
                <text:p>153.33333333333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147.666666666667">
                <text:p>147.666666666667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149.333333333333">
                <text:p>149.333333333333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154.666666666667">
                <text:p>154.666666666667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4.666666666667">
                <text:p>214.666666666667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193.333333333333">
                <text:p>193.333333333333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161.333333333333">
                <text:p>161.333333333333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128.666666666667">
                <text:p>128.666666666667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157.333333333333">
                <text:p>157.333333333333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187.666666666667">
                <text:p>187.666666666667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36.666666666667">
                <text:p>136.666666666667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126.333333333333">
                <text:p>126.33333333333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113.333333333333">
                <text:p>113.33333333333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102.333333333333">
                <text:p>102.333333333333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111.666666666667">
                <text:p>111.666666666667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164.333333333333">
                <text:p>164.333333333333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138.666666666667">
                <text:p>138.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5.333333333333">
                <text:p>145.333333333333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216.666666666667">
                <text:p>216.666666666667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221.333333333333">
                <text:p>221.33333333333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223.666666666667">
                <text:p>223.666666666667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215.333333333333">
                <text:p>215.33333333333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143.333333333333">
                <text:p>143.333333333333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03.666666666667">
                <text:p>203.666666666667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118.333333333333">
                <text:p>118.33333333333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3.666666666667">
                <text:p>123.666666666667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146.333333333333">
                <text:p>146.33333333333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215.666666666667">
                <text:p>215.66666666666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172.333333333333">
                <text:p>172.333333333333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225.333333333333">
                <text:p>225.333333333333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233.666666666667">
                <text:p>233.666666666667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203.333333333333">
                <text:p>203.333333333333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245.666666666667">
                <text:p>245.666666666667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114.666666666667">
                <text:p>114.666666666667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26.666666666667">
                <text:p>126.666666666667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151.333333333333">
                <text:p>151.333333333333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20.6666666666667">
                <text:p>-20.666666666666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247.666666666667">
                <text:p>247.666666666667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245.333333333333">
                <text:p>245.333333333333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240.666666666667">
                <text:p>240.666666666667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133.666666666667">
                <text:p>133.666666666667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03.333333333333">
                <text:p>103.333333333333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157.666666666667">
                <text:p>157.666666666667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57.3333333333333">
                <text:p>57.3333333333333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95.6666666666667">
                <text:p>95.6666666666667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99.6666666666667">
                <text:p>99.6666666666667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47.6666666666667">
                <text:p>-47.6666666666667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20.3333333333333">
                <text:p>-20.3333333333333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97.6666666666667">
                <text:p>97.6666666666667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61.6666666666667">
                <text:p>61.6666666666667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173.333333333333">
                <text:p>173.33333333333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219.666666666667">
                <text:p>219.66666666666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210.666666666667">
                <text:p>210.666666666667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60.6666666666667">
                <text:p>60.6666666666667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95.3333333333333">
                <text:p>95.3333333333333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149.666666666667">
                <text:p>149.666666666667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155.333333333333">
                <text:p>155.333333333333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44.6666666666667">
                <text:p>44.666666666666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234.666666666667">
                <text:p>234.666666666667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142.333333333333">
                <text:p>142.333333333333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46.3333333333333">
                <text:p>46.3333333333333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15.333333333333">
                <text:p>115.333333333333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117.666666666667">
                <text:p>117.666666666667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125.666666666667">
                <text:p>125.666666666667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179.666666666667">
                <text:p>179.666666666667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162.333333333333">
                <text:p>162.333333333333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123.333333333333">
                <text:p>123.333333333333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158.666666666667">
                <text:p>158.666666666667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97.3333333333333">
                <text:p>97.3333333333333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109.666666666667">
                <text:p>109.666666666667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111.333333333333">
                <text:p>111.333333333333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95.3333333333333">
                <text:p>-95.3333333333333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140.333333333333">
                <text:p>140.333333333333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168.666666666667">
                <text:p>168.666666666667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124.333333333333">
                <text:p>124.333333333333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107.666666666667">
                <text:p>107.666666666667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0.333333333333">
                <text:p>120.333333333333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9.66666666666667">
                <text:p>-9.66666666666667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22.6666666666667">
                <text:p>-22.666666666666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54.6666666666667">
                <text:p>54.6666666666667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105.666666666667">
                <text:p>105.666666666667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127.333333333333">
                <text:p>127.333333333333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40.3333333333333">
                <text:p>40.3333333333333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40.6666666666667">
                <text:p>40.6666666666667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37.3333333333333">
                <text:p>-37.3333333333333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61.6666666666667">
                <text:p>-61.6666666666667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51.6666666666667">
                <text:p>-51.6666666666667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17.3333333333333">
                <text:p>-17.3333333333333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10.6666666666667">
                <text:p>-10.6666666666667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38.3333333333333">
                <text:p>-38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05cm" svg:height="19.933cm" xlink:href=".." xlink:type="simple" chart:class="chart:scatter" chart:style-name="ch1">
        <chart:legend chart:legend-position="end" svg:x="33.391cm" svg:y="8.92cm" style:legend-expansion="high" chart:style-name="ch2"/>
        <chart:plot-area chart:style-name="ch3" table:cell-range-address="Sheet1.B2:Sheet1.F371 Sheet1.C1:Sheet1.F1" chart:data-source-has-labels="row" svg:x="1.152cm" svg:y="1.727cm" svg:width="30.835cm" svg:height="17.388cm">
          <chartooo:coordinate-region svg:x="2.064cm" svg:y="1.926cm" svg:width="29.736cm" svg:height="16.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71" chart:label-cell-address="Sheet1.C1:Sheet1.C1" chart:class="chart:scatter">
            <chart:domain table:cell-range-address="Sheet1.B2:Sheet1.B371"/>
            <chart:data-point chart:repeated="370"/>
          </chart:series>
          <chart:series chart:style-name="ch7" chart:values-cell-range-address="Sheet1.D2:Sheet1.D371" chart:label-cell-address="Sheet1.D1:Sheet1.D1" chart:class="chart:scatter">
            <chart:data-point chart:repeated="370"/>
          </chart:series>
          <chart:series chart:style-name="ch8" chart:values-cell-range-address="Sheet1.E2:Sheet1.E371" chart:label-cell-address="Sheet1.E1:Sheet1.E1" chart:class="chart:scatter">
            <chart:data-point chart:repeated="370"/>
          </chart:series>
          <chart:series chart:style-name="ch9" chart:values-cell-range-address="Sheet1.F2:Sheet1.F371" chart:label-cell-address="Sheet1.F1:Sheet1.F1" chart:class="chart:scatter">
            <chart:data-point chart:repeated="37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y2</text:p>
                <draw:g>
                  <svg:desc>Sheet1.E1:Sheet1.E1</svg:desc>
                </draw:g>
              </table:table-cell>
              <table:table-cell office:value-type="string">
                <text:p>z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-13">
                <text:p>-13</text:p>
                <draw:g>
                  <svg:desc>Sheet1.C2:Sheet1.C371</svg:desc>
                </draw:g>
              </table:table-cell>
              <table:table-cell office:value-type="float" office:value="153">
                <text:p>153</text:p>
                <draw:g>
                  <svg:desc>Sheet1.D2:Sheet1.D371</svg:desc>
                </draw:g>
              </table:table-cell>
              <table:table-cell office:value-type="float" office:value="0">
                <text:p>0</text:p>
                <draw:g>
                  <svg:desc>Sheet1.E2:Sheet1.E371</svg:desc>
                </draw:g>
              </table:table-cell>
              <table:table-cell office:value-type="float" office:value="-127">
                <text:p>-127</text:p>
                <draw:g>
                  <svg:desc>Sheet1.F2:Sheet1.F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51">
                <text:p>51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51">
                <text:p>51</text:p>
              </table:table-cell>
              <table:table-cell office:value-type="float" office:value="187">
                <text:p>187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41.666666666667">
                <text:p>141.66666666666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12">
                <text:p>1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13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13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-398">
                <text:p>-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24">
                <text:p>-24</text:p>
              </table:table-cell>
              <table:table-cell office:value-type="float" office:value="152">
                <text:p>15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24">
                <text:p>-24</text:p>
              </table:table-cell>
              <table:table-cell office:value-type="float" office:value="152">
                <text:p>152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57">
                <text:p>157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27">
                <text:p>-27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174">
                <text:p>-174</text:p>
              </table:table-cell>
              <table:table-cell office:value-type="float" office:value="143">
                <text:p>143</text:p>
              </table:table-cell>
              <table:table-cell office:value-type="float" office:value="159">
                <text:p>15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174">
                <text:p>-174</text:p>
              </table:table-cell>
              <table:table-cell office:value-type="float" office:value="143">
                <text:p>143</text:p>
              </table:table-cell>
              <table:table-cell office:value-type="float" office:value="151">
                <text:p>15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127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25">
                <text:p>25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42.666666666667">
                <text:p>142.66666666666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72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6">
                <text:p>6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155">
                <text:p>155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41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8">
                <text:p>-8</text:p>
              </table:table-cell>
              <table:table-cell office:value-type="float" office:value="135">
                <text:p>135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35">
                <text:p>135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3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-322">
                <text:p>-3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6">
                <text:p>-6</text:p>
              </table:table-cell>
              <table:table-cell office:value-type="float" office:value="162">
                <text:p>162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6">
                <text:p>-6</text:p>
              </table:table-cell>
              <table:table-cell office:value-type="float" office:value="162">
                <text:p>162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20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20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17">
                <text:p>117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-374">
                <text:p>-3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32">
                <text:p>13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19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24.666666666667">
                <text:p>124.666666666667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95">
                <text:p>95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-384">
                <text:p>-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67">
                <text:p>67</text:p>
              </table:table-cell>
              <table:table-cell office:value-type="float" office:value="159">
                <text:p>159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67">
                <text:p>67</text:p>
              </table:table-cell>
              <table:table-cell office:value-type="float" office:value="159">
                <text:p>159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60">
                <text:p>60</text:p>
              </table:table-cell>
              <table:table-cell office:value-type="float" office:value="101">
                <text:p>101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69">
                <text:p>69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67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67">
                <text:p>67</text:p>
              </table:table-cell>
              <table:table-cell office:value-type="float" office:value="139">
                <text:p>139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-357">
                <text:p>-3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">
                <text:p>16.1</text:p>
              </table:table-cell>
              <table:table-cell office:value-type="float" office:value="15">
                <text:p>15</text:p>
              </table:table-cell>
              <table:table-cell office:value-type="float" office:value="118">
                <text:p>118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">
                <text:p>16.2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95">
                <text:p>95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">
                <text:p>16.3</text:p>
              </table:table-cell>
              <table:table-cell office:value-type="float" office:value="110">
                <text:p>110</text:p>
              </table:table-cell>
              <table:table-cell office:value-type="float" office:value="49">
                <text:p>49</text:p>
              </table:table-cell>
              <table:table-cell office:value-type="float" office:value="72">
                <text:p>72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">
                <text:p>16.4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">
                <text:p>16.6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">
                <text:p>16.7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14">
                <text:p>14</text:p>
              </table:table-cell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47">
                <text:p>47</text:p>
              </table:table-cell>
              <table:table-cell office:value-type="float" office:value="169">
                <text:p>169</text:p>
              </table:table-cell>
              <table:table-cell office:value-type="float" office:value="161">
                <text:p>161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1">
                <text:p>17.1</text:p>
              </table:table-cell>
              <table:table-cell office:value-type="float" office:value="-38">
                <text:p>-38</text:p>
              </table:table-cell>
              <table:table-cell office:value-type="float" office:value="143">
                <text:p>143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">
                <text:p>17.2</text:p>
              </table:table-cell>
              <table:table-cell office:value-type="float" office:value="-38">
                <text:p>-38</text:p>
              </table:table-cell>
              <table:table-cell office:value-type="float" office:value="143">
                <text:p>143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3">
                <text:p>17.3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4">
                <text:p>17.4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">
                <text:p>17.5</text:p>
              </table:table-cell>
              <table:table-cell office:value-type="float" office:value="72">
                <text:p>72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6">
                <text:p>17.6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7">
                <text:p>17.7</text:p>
              </table:table-cell>
              <table:table-cell office:value-type="float" office:value="66">
                <text:p>66</text:p>
              </table:table-cell>
              <table:table-cell office:value-type="float" office:value="110">
                <text:p>110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-417">
                <text:p>-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">
                <text:p>17.8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9">
                <text:p>17.9</text:p>
              </table:table-cell>
              <table:table-cell office:value-type="float" office:value="115">
                <text:p>115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1">
                <text:p>18.1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2">
                <text:p>18.2</text:p>
              </table:table-cell>
              <table:table-cell office:value-type="float" office:value="-11">
                <text:p>-1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">
                <text:p>18.3</text:p>
              </table:table-cell>
              <table:table-cell office:value-type="float" office:value="25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151.666666666667">
                <text:p>151.666666666667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4">
                <text:p>18.4</text:p>
              </table:table-cell>
              <table:table-cell office:value-type="float" office:value="25">
                <text:p>25</text:p>
              </table:table-cell>
              <table:table-cell office:value-type="float" office:value="155">
                <text:p>155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">
                <text:p>18.5</text:p>
              </table:table-cell>
              <table:table-cell office:value-type="float" office:value="-79">
                <text:p>-79</text:p>
              </table:table-cell>
              <table:table-cell office:value-type="float" office:value="144">
                <text:p>144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">
                <text:p>18.6</text:p>
              </table:table-cell>
              <table:table-cell office:value-type="float" office:value="-79">
                <text:p>-79</text:p>
              </table:table-cell>
              <table:table-cell office:value-type="float" office:value="144">
                <text:p>144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7">
                <text:p>18.7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8">
                <text:p>18.8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">
                <text:p>18.9</text:p>
              </table:table-cell>
              <table:table-cell office:value-type="float" office:value="-41">
                <text:p>-4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168">
                <text:p>168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">
                <text:p>19.1</text:p>
              </table:table-cell>
              <table:table-cell office:value-type="float" office:value="72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176">
                <text:p>176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">
                <text:p>19.2</text:p>
              </table:table-cell>
              <table:table-cell office:value-type="float" office:value="24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">
                <text:p>19.3</text:p>
              </table:table-cell>
              <table:table-cell office:value-type="float" office:value="24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-355">
                <text:p>-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">
                <text:p>19.4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">
                <text:p>19.5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6">
                <text:p>19.6</text:p>
              </table:table-cell>
              <table:table-cell office:value-type="float" office:value="160">
                <text:p>1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7">
                <text:p>19.7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32">
                <text:p>32</text:p>
              </table:table-cell>
              <table:table-cell office:value-type="float" office:value="228">
                <text:p>228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">
                <text:p>19.9</text:p>
              </table:table-cell>
              <table:table-cell office:value-type="float" office:value="-54">
                <text:p>-54</text:p>
              </table:table-cell>
              <table:table-cell office:value-type="float" office:value="208">
                <text:p>208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-54">
                <text:p>-54</text:p>
              </table:table-cell>
              <table:table-cell office:value-type="float" office:value="208">
                <text:p>208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">
                <text:p>20.1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">
                <text:p>20.2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">
                <text:p>20.3</text:p>
              </table:table-cell>
              <table:table-cell office:value-type="float" office:value="81">
                <text:p>81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4">
                <text:p>20.4</text:p>
              </table:table-cell>
              <table:table-cell office:value-type="float" office:value="-54">
                <text:p>-54</text:p>
              </table:table-cell>
              <table:table-cell office:value-type="float" office:value="215">
                <text:p>215</text:p>
              </table:table-cell>
              <table:table-cell office:value-type="float" office:value="181">
                <text:p>18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5">
                <text:p>20.5</text:p>
              </table:table-cell>
              <table:table-cell office:value-type="float" office:value="-54">
                <text:p>-54</text:p>
              </table:table-cell>
              <table:table-cell office:value-type="float" office:value="215">
                <text:p>215</text:p>
              </table:table-cell>
              <table:table-cell office:value-type="float" office:value="198">
                <text:p>1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">
                <text:p>20.6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7">
                <text:p>20.7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">
                <text:p>20.8</text:p>
              </table:table-cell>
              <table:table-cell office:value-type="float" office:value="-109">
                <text:p>-109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9">
                <text:p>20.9</text:p>
              </table:table-cell>
              <table:table-cell office:value-type="float" office:value="-79">
                <text:p>-79</text:p>
              </table:table-cell>
              <table:table-cell office:value-type="float" office:value="158">
                <text:p>158</text:p>
              </table:table-cell>
              <table:table-cell office:value-type="float" office:value="88.6666666666667">
                <text:p>88.6666666666667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158">
                <text:p>158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">
                <text:p>21.1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2">
                <text:p>21.2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3">
                <text:p>21.3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4">
                <text:p>21.4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5">
                <text:p>21.5</text:p>
              </table:table-cell>
              <table:table-cell office:value-type="float" office:value="82">
                <text:p>82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">
                <text:p>21.6</text:p>
              </table:table-cell>
              <table:table-cell office:value-type="float" office:value="84">
                <text:p>84</text:p>
              </table:table-cell>
              <table:table-cell office:value-type="float" office:value="192">
                <text:p>19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7">
                <text:p>21.7</text:p>
              </table:table-cell>
              <table:table-cell office:value-type="float" office:value="84">
                <text:p>84</text:p>
              </table:table-cell>
              <table:table-cell office:value-type="float" office:value="192">
                <text:p>192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-386">
                <text:p>-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8">
                <text:p>21.8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  <table:table-cell office:value-type="float" office:value="177">
                <text:p>177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9">
                <text:p>21.9</text:p>
              </table:table-cell>
              <table:table-cell office:value-type="float" office:value="91">
                <text:p>91</text:p>
              </table:table-cell>
              <table:table-cell office:value-type="float" office:value="147">
                <text:p>147</text:p>
              </table:table-cell>
              <table:table-cell office:value-type="float" office:value="162">
                <text:p>162</text:p>
              </table:table-cell>
              <table:table-cell office:value-type="float" office:value="-415">
                <text:p>-4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1">
                <text:p>22.1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2">
                <text:p>22.2</text:p>
              </table:table-cell>
              <table:table-cell office:value-type="float" office:value="183">
                <text:p>183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422">
                <text:p>-4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3">
                <text:p>22.3</text:p>
              </table:table-cell>
              <table:table-cell office:value-type="float" office:value="222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4">
                <text:p>22.4</text:p>
              </table:table-cell>
              <table:table-cell office:value-type="float" office:value="222">
                <text:p>222</text:p>
              </table:table-cell>
              <table:table-cell office:value-type="float" office:value="112">
                <text:p>112</text:p>
              </table:table-cell>
              <table:table-cell office:value-type="float" office:value="113.333333333333">
                <text:p>113.333333333333</text:p>
              </table:table-cell>
              <table:table-cell office:value-type="float" office:value="-401">
                <text:p>-4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5">
                <text:p>22.5</text:p>
              </table:table-cell>
              <table:table-cell office:value-type="float" office:value="152">
                <text:p>152</text:p>
              </table:table-cell>
              <table:table-cell office:value-type="float" office:value="93">
                <text:p>93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">
                <text:p>22.6</text:p>
              </table:table-cell>
              <table:table-cell office:value-type="float" office:value="152">
                <text:p>152</text:p>
              </table:table-cell>
              <table:table-cell office:value-type="float" office:value="93">
                <text:p>93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7">
                <text:p>22.7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">
                <text:p>22.8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11.666666666667">
                <text:p>111.666666666667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9">
                <text:p>22.9</text:p>
              </table:table-cell>
              <table:table-cell office:value-type="float" office:value="39">
                <text:p>39</text:p>
              </table:table-cell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-49">
                <text:p>-49</text:p>
              </table:table-cell>
              <table:table-cell office:value-type="float" office:value="214">
                <text:p>214</text:p>
              </table:table-cell>
              <table:table-cell office:value-type="float" office:value="152">
                <text:p>15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">
                <text:p>23.1</text:p>
              </table:table-cell>
              <table:table-cell office:value-type="float" office:value="-49">
                <text:p>-49</text:p>
              </table:table-cell>
              <table:table-cell office:value-type="float" office:value="214">
                <text:p>214</text:p>
              </table:table-cell>
              <table:table-cell office:value-type="float" office:value="183">
                <text:p>183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2">
                <text:p>23.2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99">
                <text:p>199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">
                <text:p>23.3</text:p>
              </table:table-cell>
              <table:table-cell office:value-type="float" office:value="24">
                <text:p>24</text:p>
              </table:table-cell>
              <table:table-cell office:value-type="float" office:value="169">
                <text:p>169</text:p>
              </table:table-cell>
              <table:table-cell office:value-type="float" office:value="184">
                <text:p>184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4">
                <text:p>23.4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189">
                <text:p>18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5">
                <text:p>23.5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209">
                <text:p>20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6">
                <text:p>23.6</text:p>
              </table:table-cell>
              <table:table-cell office:value-type="float" office:value="-110">
                <text:p>-110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">
                <text:p>23.7</text:p>
              </table:table-cell>
              <table:table-cell office:value-type="float" office:value="-23">
                <text:p>-23</text:p>
              </table:table-cell>
              <table:table-cell office:value-type="float" office:value="132">
                <text:p>13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">
                <text:p>23.8</text:p>
              </table:table-cell>
              <table:table-cell office:value-type="float" office:value="-23">
                <text:p>-23</text:p>
              </table:table-cell>
              <table:table-cell office:value-type="float" office:value="132">
                <text:p>132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9">
                <text:p>23.9</text:p>
              </table:table-cell>
              <table:table-cell office:value-type="float" office:value="-137">
                <text:p>-137</text:p>
              </table:table-cell>
              <table:table-cell office:value-type="float" office:value="152">
                <text:p>152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137">
                <text:p>-137</text:p>
              </table:table-cell>
              <table:table-cell office:value-type="float" office:value="152">
                <text:p>152</text:p>
              </table:table-cell>
              <table:table-cell office:value-type="float" office:value="145.333333333333">
                <text:p>145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">
                <text:p>24.1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2">
                <text:p>24.2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216.666666666667">
                <text:p>216.666666666667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">
                <text:p>24.3</text:p>
              </table:table-cell>
              <table:table-cell office:value-type="float" office:value="-145">
                <text:p>-145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4">
                <text:p>24.4</text:p>
              </table:table-cell>
              <table:table-cell office:value-type="float" office:value="-61">
                <text:p>-61</text:p>
              </table:table-cell>
              <table:table-cell office:value-type="float" office:value="219">
                <text:p>219</text:p>
              </table:table-cell>
              <table:table-cell office:value-type="float" office:value="239">
                <text:p>23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5">
                <text:p>24.5</text:p>
              </table:table-cell>
              <table:table-cell office:value-type="float" office:value="-61">
                <text:p>-61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6">
                <text:p>24.6</text:p>
              </table:table-cell>
              <table:table-cell office:value-type="float" office:value="-7">
                <text:p>-7</text:p>
              </table:table-cell>
              <table:table-cell office:value-type="float" office:value="226">
                <text:p>226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7">
                <text:p>24.7</text:p>
              </table:table-cell>
              <table:table-cell office:value-type="float" office:value="-7">
                <text:p>-7</text:p>
              </table:table-cell>
              <table:table-cell office:value-type="float" office:value="226">
                <text:p>226</text:p>
              </table:table-cell>
              <table:table-cell office:value-type="float" office:value="223.666666666667">
                <text:p>223.666666666667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">
                <text:p>24.8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20.666666666667">
                <text:p>220.666666666667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9">
                <text:p>24.9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15.333333333333">
                <text:p>215.33333333333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-110">
                <text:p>-110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">
                <text:p>25.1</text:p>
              </table:table-cell>
              <table:table-cell office:value-type="float" office:value="-114">
                <text:p>-114</text:p>
              </table:table-cell>
              <table:table-cell office:value-type="float" office:value="110">
                <text:p>110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2">
                <text:p>25.2</text:p>
              </table:table-cell>
              <table:table-cell office:value-type="float" office:value="-114">
                <text:p>-114</text:p>
              </table:table-cell>
              <table:table-cell office:value-type="float" office:value="110">
                <text:p>110</text:p>
              </table:table-cell>
              <table:table-cell office:value-type="float" office:value="143.333333333333">
                <text:p>143.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3">
                <text:p>25.3</text:p>
              </table:table-cell>
              <table:table-cell office:value-type="float" office:value="-70">
                <text:p>-70</text:p>
              </table:table-cell>
              <table:table-cell office:value-type="float" office:value="229">
                <text:p>229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4">
                <text:p>25.4</text:p>
              </table:table-cell>
              <table:table-cell office:value-type="float" office:value="-70">
                <text:p>-70</text:p>
              </table:table-cell>
              <table:table-cell office:value-type="float" office:value="229">
                <text:p>229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">
                <text:p>25.5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">
                <text:p>25.6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7">
                <text:p>25.7</text:p>
              </table:table-cell>
              <table:table-cell office:value-type="float" office:value="-2">
                <text:p>-2</text:p>
              </table:table-cell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">
                <text:p>25.8</text:p>
              </table:table-cell>
              <table:table-cell office:value-type="float" office:value="-50">
                <text:p>-50</text:p>
              </table:table-cell>
              <table:table-cell office:value-type="float" office:value="101">
                <text:p>101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9">
                <text:p>25.9</text:p>
              </table:table-cell>
              <table:table-cell office:value-type="float" office:value="-50">
                <text:p>-50</text:p>
              </table:table-cell>
              <table:table-cell office:value-type="float" office:value="101">
                <text:p>101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1">
                <text:p>26.1</text:p>
              </table:table-cell>
              <table:table-cell office:value-type="float" office:value="11">
                <text:p>11</text:p>
              </table:table-cell>
              <table:table-cell office:value-type="float" office:value="169">
                <text:p>169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2">
                <text:p>26.2</text:p>
              </table:table-cell>
              <table:table-cell office:value-type="float" office:value="27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199">
                <text:p>19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3">
                <text:p>26.3</text:p>
              </table:table-cell>
              <table:table-cell office:value-type="float" office:value="27">
                <text:p>27</text:p>
              </table:table-cell>
              <table:table-cell office:value-type="float" office:value="259">
                <text:p>259</text:p>
              </table:table-cell>
              <table:table-cell office:value-type="float" office:value="229">
                <text:p>22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">
                <text:p>26.5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172.333333333333">
                <text:p>172.333333333333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6">
                <text:p>26.6</text:p>
              </table:table-cell>
              <table:table-cell office:value-type="float" office:value="115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">
                <text:p>26.7</text:p>
              </table:table-cell>
              <table:table-cell office:value-type="float" office:value="264">
                <text:p>264</text:p>
              </table:table-cell>
              <table:table-cell office:value-type="float" office:value="-17">
                <text:p>-17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">
                <text:p>26.8</text:p>
              </table:table-cell>
              <table:table-cell office:value-type="float" office:value="264">
                <text:p>264</text:p>
              </table:table-cell>
              <table:table-cell office:value-type="float" office:value="-17">
                <text:p>-17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373">
                <text:p>-3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9">
                <text:p>26.9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">
                <text:p>27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79.6666666666667">
                <text:p>79.6666666666667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1">
                <text:p>27.1</text:p>
              </table:table-cell>
              <table:table-cell office:value-type="float" office:value="157">
                <text:p>157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">
                <text:p>27.2</text:p>
              </table:table-cell>
              <table:table-cell office:value-type="float" office:value="109">
                <text:p>109</text:p>
              </table:table-cell>
              <table:table-cell office:value-type="float" office:value="206">
                <text:p>206</text:p>
              </table:table-cell>
              <table:table-cell office:value-type="float" office:value="154">
                <text:p>154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3">
                <text:p>27.3</text:p>
              </table:table-cell>
              <table:table-cell office:value-type="float" office:value="109">
                <text:p>109</text:p>
              </table:table-cell>
              <table:table-cell office:value-type="float" office:value="206">
                <text:p>206</text:p>
              </table:table-cell>
              <table:table-cell office:value-type="float" office:value="180">
                <text:p>180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4">
                <text:p>27.4</text:p>
              </table:table-cell>
              <table:table-cell office:value-type="float" office:value="55">
                <text:p>55</text:p>
              </table:table-cell>
              <table:table-cell office:value-type="float" office:value="264">
                <text:p>264</text:p>
              </table:table-cell>
              <table:table-cell office:value-type="float" office:value="225.333333333333">
                <text:p>225.333333333333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5">
                <text:p>27.5</text:p>
              </table:table-cell>
              <table:table-cell office:value-type="float" office:value="55">
                <text:p>55</text:p>
              </table:table-cell>
              <table:table-cell office:value-type="float" office:value="264">
                <text:p>264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-463">
                <text:p>-4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6">
                <text:p>27.6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7">
                <text:p>27.7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8">
                <text:p>27.8</text:p>
              </table:table-cell>
              <table:table-cell office:value-type="float" office:value="32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9">
                <text:p>27.9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50">
                <text:p>150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104">
                <text:p>104</text:p>
              </table:table-cell>
              <table:table-cell office:value-type="float" office:value="127">
                <text:p>127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1">
                <text:p>28.1</text:p>
              </table:table-cell>
              <table:table-cell office:value-type="float" office:value="-101">
                <text:p>-101</text:p>
              </table:table-cell>
              <table:table-cell office:value-type="float" office:value="120">
                <text:p>12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2">
                <text:p>28.2</text:p>
              </table:table-cell>
              <table:table-cell office:value-type="float" office:value="-101">
                <text:p>-101</text:p>
              </table:table-cell>
              <table:table-cell office:value-type="float" office:value="120">
                <text:p>120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3">
                <text:p>28.3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4">
                <text:p>28.4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5">
                <text:p>28.5</text:p>
              </table:table-cell>
              <table:table-cell office:value-type="float" office:value="-53">
                <text:p>-53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6">
                <text:p>28.6</text:p>
              </table:table-cell>
              <table:table-cell office:value-type="float" office:value="64">
                <text:p>64</text:p>
              </table:table-cell>
              <table:table-cell office:value-type="float" office:value="121">
                <text:p>121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7">
                <text:p>28.7</text:p>
              </table:table-cell>
              <table:table-cell office:value-type="float" office:value="64">
                <text:p>64</text:p>
              </table:table-cell>
              <table:table-cell office:value-type="float" office:value="121">
                <text:p>121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">
                <text:p>28.8</text:p>
              </table:table-cell>
              <table:table-cell office:value-type="float" office:value="-106">
                <text:p>-106</text:p>
              </table:table-cell>
              <table:table-cell office:value-type="float" office:value="102">
                <text:p>102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9">
                <text:p>28.9</text:p>
              </table:table-cell>
              <table:table-cell office:value-type="float" office:value="-106">
                <text:p>-106</text:p>
              </table:table-cell>
              <table:table-cell office:value-type="float" office:value="102">
                <text:p>102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1">
                <text:p>29.1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2">
                <text:p>29.2</text:p>
              </table:table-cell>
              <table:table-cell office:value-type="float" office:value="-100">
                <text:p>-100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3">
                <text:p>29.3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122">
                <text:p>122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4">
                <text:p>29.4</text:p>
              </table:table-cell>
              <table:table-cell office:value-type="float" office:value="175">
                <text:p>175</text:p>
              </table:table-cell>
              <table:table-cell office:value-type="float" office:value="14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5">
                <text:p>29.5</text:p>
              </table:table-cell>
              <table:table-cell office:value-type="float" office:value="25">
                <text:p>25</text:p>
              </table:table-cell>
              <table:table-cell office:value-type="float" office:value="-38">
                <text:p>-38</text:p>
              </table:table-cell>
              <table:table-cell office:value-type="float" office:value="-3.33333333333333">
                <text:p>-3.33333333333333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6">
                <text:p>29.6</text:p>
              </table:table-cell>
              <table:table-cell office:value-type="float" office:value="25">
                <text:p>25</text:p>
              </table:table-cell>
              <table:table-cell office:value-type="float" office:value="-38">
                <text:p>-38</text:p>
              </table:table-cell>
              <table:table-cell office:value-type="float" office:value="-20.6666666666667">
                <text:p>-20.6666666666667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7">
                <text:p>29.7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25">
                <text:p>-25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8">
                <text:p>29.8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-339">
                <text:p>-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9">
                <text:p>29.9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1">
                <text:p>30.1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2">
                <text:p>30.2</text:p>
              </table:table-cell>
              <table:table-cell office:value-type="float" office:value="-2">
                <text:p>-2</text:p>
              </table:table-cell>
              <table:table-cell office:value-type="float" office:value="250">
                <text:p>250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3">
                <text:p>30.3</text:p>
              </table:table-cell>
              <table:table-cell office:value-type="float" office:value="-2">
                <text:p>-2</text:p>
              </table:table-cell>
              <table:table-cell office:value-type="float" office:value="250">
                <text:p>250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4">
                <text:p>30.4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5">
                <text:p>30.5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6">
                <text:p>30.6</text:p>
              </table:table-cell>
              <table:table-cell office:value-type="float" office:value="84">
                <text:p>84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.7">
                <text:p>30.7</text:p>
              </table:table-cell>
              <table:table-cell office:value-type="float" office:value="-79">
                <text:p>-79</text:p>
              </table:table-cell>
              <table:table-cell office:value-type="float" office:value="209">
                <text:p>209</text:p>
              </table:table-cell>
              <table:table-cell office:value-type="float" office:value="227">
                <text:p>227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8">
                <text:p>30.8</text:p>
              </table:table-cell>
              <table:table-cell office:value-type="float" office:value="-79">
                <text:p>-79</text:p>
              </table:table-cell>
              <table:table-cell office:value-type="float" office:value="209">
                <text:p>209</text:p>
              </table:table-cell>
              <table:table-cell office:value-type="float" office:value="218">
                <text:p>218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9">
                <text:p>30.9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107">
                <text:p>107</text:p>
              </table:table-cell>
              <table:table-cell office:value-type="float" office:value="141">
                <text:p>141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">
                <text:p>31.1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103">
                <text:p>103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2">
                <text:p>31.2</text:p>
              </table:table-cell>
              <table:table-cell office:value-type="float" office:value="107">
                <text:p>107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-389">
                <text:p>-3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3">
                <text:p>31.3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02">
                <text:p>102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.4">
                <text:p>31.4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09">
                <text:p>109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.5">
                <text:p>31.5</text:p>
              </table:table-cell>
              <table:table-cell office:value-type="float" office:value="145">
                <text:p>145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.6">
                <text:p>31.6</text:p>
              </table:table-cell>
              <table:table-cell office:value-type="float" office:value="-79">
                <text:p>-79</text:p>
              </table:table-cell>
              <table:table-cell office:value-type="float" office:value="176">
                <text:p>176</text:p>
              </table:table-cell>
              <table:table-cell office:value-type="float" office:value="136">
                <text:p>136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7">
                <text:p>31.7</text:p>
              </table:table-cell>
              <table:table-cell office:value-type="float" office:value="-79">
                <text:p>-79</text:p>
              </table:table-cell>
              <table:table-cell office:value-type="float" office:value="176">
                <text:p>176</text:p>
              </table:table-cell>
              <table:table-cell office:value-type="float" office:value="156">
                <text:p>156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.8">
                <text:p>31.8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.9">
                <text:p>31.9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1">
                <text:p>32.1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2">
                <text:p>32.2</text:p>
              </table:table-cell>
              <table:table-cell office:value-type="float" office:value="29">
                <text:p>29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3">
                <text:p>32.3</text:p>
              </table:table-cell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154">
                <text:p>154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4">
                <text:p>32.4</text:p>
              </table:table-cell>
              <table:table-cell office:value-type="float" office:value="160">
                <text:p>160</text:p>
              </table:table-cell>
              <table:table-cell office:value-type="float" office:value="38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-404">
                <text:p>-4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5">
                <text:p>32.5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6">
                <text:p>32.6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7">
                <text:p>32.7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8">
                <text:p>32.8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9">
                <text:p>32.9</text:p>
              </table:table-cell>
              <table:table-cell office:value-type="float" office:value="-162">
                <text:p>-162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">
                <text:p>33</text:p>
              </table:table-cell>
              <table:table-cell office:value-type="float" office:value="-50">
                <text:p>-50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1">
                <text:p>33.1</text:p>
              </table:table-cell>
              <table:table-cell office:value-type="float" office:value="-50">
                <text:p>-50</text:p>
              </table:table-cell>
              <table:table-cell office:value-type="float" office:value="119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">
                <text:p>33.2</text:p>
              </table:table-cell>
              <table:table-cell office:value-type="float" office:value="-24">
                <text:p>-24</text:p>
              </table:table-cell>
              <table:table-cell office:value-type="float" office:value="90">
                <text:p>90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3">
                <text:p>33.3</text:p>
              </table:table-cell>
              <table:table-cell office:value-type="float" office:value="-24">
                <text:p>-24</text:p>
              </table:table-cell>
              <table:table-cell office:value-type="float" office:value="90">
                <text:p>9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4">
                <text:p>33.4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35">
                <text:p>35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5">
                <text:p>33.5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-20">
                <text:p>-20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6">
                <text:p>33.6</text:p>
              </table:table-cell>
              <table:table-cell office:value-type="float" office:value="-31">
                <text:p>-31</text:p>
              </table:table-cell>
              <table:table-cell office:value-type="float" office:value="-75">
                <text:p>-75</text:p>
              </table:table-cell>
              <table:table-cell office:value-type="float" office:value="-75">
                <text:p>-75</text:p>
              </table:table-cell>
              <table:table-cell office:value-type="float" office:value="-372">
                <text:p>-3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7">
                <text:p>33.7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-47.6666666666667">
                <text:p>-47.666666666666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8">
                <text:p>33.8</text:p>
              </table:table-cell>
              <table:table-cell office:value-type="float" office:value="157">
                <text:p>157</text:p>
              </table:table-cell>
              <table:table-cell office:value-type="float" office:value="7">
                <text:p>7</text:p>
              </table:table-cell>
              <table:table-cell office:value-type="float" office:value="-20.3333333333333">
                <text:p>-20.3333333333333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9">
                <text:p>33.9</text:p>
              </table:table-cell>
              <table:table-cell office:value-type="float" office:value="68">
                <text:p>68</text:p>
              </table:table-cell>
              <table:table-cell office:value-type="float" office:value="151">
                <text:p>151</text:p>
              </table:table-cell>
              <table:table-cell office:value-type="float" office:value="55">
                <text:p>5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151">
                <text:p>151</text:p>
              </table:table-cell>
              <table:table-cell office:value-type="float" office:value="103">
                <text:p>103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">
                <text:p>34.1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2">
                <text:p>34.2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3">
                <text:p>34.3</text:p>
              </table:table-cell>
              <table:table-cell office:value-type="float" office:value="-158">
                <text:p>-158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4">
                <text:p>34.4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5">
                <text:p>34.5</text:p>
              </table:table-cell>
              <table:table-cell office:value-type="float" office:value="88">
                <text:p>88</text:p>
              </table:table-cell>
              <table:table-cell office:value-type="float" office:value="57">
                <text:p>57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6">
                <text:p>34.6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7">
                <text:p>34.7</text:p>
              </table:table-cell>
              <table:table-cell office:value-type="float" office:value="73">
                <text:p>73</text:p>
              </table:table-cell>
              <table:table-cell office:value-type="float" office:value="127">
                <text:p>127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-305">
                <text:p>-3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8">
                <text:p>34.8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173.333333333333">
                <text:p>173.333333333333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9">
                <text:p>34.9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219.666666666667">
                <text:p>219.666666666667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139">
                <text:p>139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-317">
                <text:p>-3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">
                <text:p>35.1</text:p>
              </table:table-cell>
              <table:table-cell office:value-type="float" office:value="-34">
                <text:p>-34</text:p>
              </table:table-cell>
              <table:table-cell office:value-type="float" office:value="100">
                <text:p>100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">
                <text:p>35.2</text:p>
              </table:table-cell>
              <table:table-cell office:value-type="float" office:value="-34">
                <text:p>-34</text:p>
              </table:table-cell>
              <table:table-cell office:value-type="float" office:value="100">
                <text:p>100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3">
                <text:p>35.3</text:p>
              </table:table-cell>
              <table:table-cell office:value-type="float" office:value="-274">
                <text:p>-274</text:p>
              </table:table-cell>
              <table:table-cell office:value-type="float" office:value="41">
                <text:p>41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4">
                <text:p>35.4</text:p>
              </table:table-cell>
              <table:table-cell office:value-type="float" office:value="-274">
                <text:p>-274</text:p>
              </table:table-cell>
              <table:table-cell office:value-type="float" office:value="41">
                <text:p>41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5">
                <text:p>35.5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">
                <text:p>35.6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7">
                <text:p>35.7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8">
                <text:p>35.8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9">
                <text:p>35.9</text:p>
              </table:table-cell>
              <table:table-cell office:value-type="float" office:value="254">
                <text:p>254</text:p>
              </table:table-cell>
              <table:table-cell office:value-type="float" office:value="169">
                <text:p>169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1">
                <text:p>36.1</text:p>
              </table:table-cell>
              <table:table-cell office:value-type="float" office:value="225">
                <text:p>225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2">
                <text:p>36.2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">
                <text:p>36.3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4">
                <text:p>36.4</text:p>
              </table:table-cell>
              <table:table-cell office:value-type="float" office:value="131">
                <text:p>131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5">
                <text:p>36.5</text:p>
              </table:table-cell>
              <table:table-cell office:value-type="float" office:value="-70">
                <text:p>-70</text:p>
              </table:table-cell>
              <table:table-cell office:value-type="float" office:value="230">
                <text:p>230</text:p>
              </table:table-cell>
              <table:table-cell office:value-type="float" office:value="70">
                <text:p>7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6">
                <text:p>36.6</text:p>
              </table:table-cell>
              <table:table-cell office:value-type="float" office:value="-70">
                <text:p>-70</text:p>
              </table:table-cell>
              <table:table-cell office:value-type="float" office:value="230">
                <text:p>230</text:p>
              </table:table-cell>
              <table:table-cell office:value-type="float" office:value="150">
                <text:p>150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7">
                <text:p>36.7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8">
                <text:p>36.8</text:p>
              </table:table-cell>
              <table:table-cell office:value-type="float" office:value="-28">
                <text:p>-28</text:p>
              </table:table-cell>
              <table:table-cell office:value-type="float" office:value="6">
                <text:p>6</text:p>
              </table:table-cell>
              <table:table-cell office:value-type="float" office:value="80.6666666666667">
                <text:p>80.6666666666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9">
                <text:p>36.9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">
                <text:p>37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1">
                <text:p>37.1</text:p>
              </table:table-cell>
              <table:table-cell office:value-type="float" office:value="111">
                <text:p>11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2">
                <text:p>37.2</text:p>
              </table:table-cell>
              <table:table-cell office:value-type="float" office:value="230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3">
                <text:p>37.3</text:p>
              </table:table-cell>
              <table:table-cell office:value-type="float" office:value="230">
                <text:p>230</text:p>
              </table:table-cell>
              <table:table-cell office:value-type="float" office:value="327">
                <text:p>327</text:p>
              </table:table-cell>
              <table:table-cell office:value-type="float" office:value="258.666666666667">
                <text:p>258.666666666667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4">
                <text:p>37.4</text:p>
              </table:table-cell>
              <table:table-cell office:value-type="float" office:value="183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5">
                <text:p>37.5</text:p>
              </table:table-cell>
              <table:table-cell office:value-type="float" office:value="183">
                <text:p>183</text:p>
              </table:table-cell>
              <table:table-cell office:value-type="float" office:value="50">
                <text:p>50</text:p>
              </table:table-cell>
              <table:table-cell office:value-type="float" office:value="142.333333333333">
                <text:p>142.33333333333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6">
                <text:p>37.6</text:p>
              </table:table-cell>
              <table:table-cell office:value-type="float" office:value="-100">
                <text:p>-100</text:p>
              </table:table-cell>
              <table:table-cell office:value-type="float" office:value="39">
                <text:p>39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7">
                <text:p>37.7</text:p>
              </table:table-cell>
              <table:table-cell office:value-type="float" office:value="-100">
                <text:p>-100</text:p>
              </table:table-cell>
              <table:table-cell office:value-type="float" office:value="39">
                <text:p>39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8">
                <text:p>37.8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9">
                <text:p>37.9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55">
                <text:p>55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  <table:table-cell office:value-type="float" office:value="192">
                <text:p>19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540">
                <text:p>-54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1">
                <text:p>38.1</text:p>
              </table:table-cell>
              <table:table-cell office:value-type="float" office:value="99">
                <text:p>99</text:p>
              </table:table-cell>
              <table:table-cell office:value-type="float" office:value="133">
                <text:p>133</text:p>
              </table:table-cell>
              <table:table-cell office:value-type="float" office:value="86.3333333333333">
                <text:p>86.333333333333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2">
                <text:p>38.2</text:p>
              </table:table-cell>
              <table:table-cell office:value-type="float" office:value="99">
                <text:p>99</text:p>
              </table:table-cell>
              <table:table-cell office:value-type="float" office:value="133">
                <text:p>13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.3">
                <text:p>38.3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4">
                <text:p>38.4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.5">
                <text:p>38.5</text:p>
              </table:table-cell>
              <table:table-cell office:value-type="float" office:value="-39">
                <text:p>-39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6">
                <text:p>38.6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.7">
                <text:p>38.7</text:p>
              </table:table-cell>
              <table:table-cell office:value-type="float" office:value="109">
                <text:p>109</text:p>
              </table:table-cell>
              <table:table-cell office:value-type="float" office:value="85">
                <text:p>85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-381">
                <text:p>-3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.8">
                <text:p>38.8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.9">
                <text:p>38.9</text:p>
              </table:table-cell>
              <table:table-cell office:value-type="float" office:value="51">
                <text:p>51</text:p>
              </table:table-cell>
              <table:table-cell office:value-type="float" office:value="113">
                <text:p>113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1">
                <text:p>39.1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">
                <text:p>39.2</text:p>
              </table:table-cell>
              <table:table-cell office:value-type="float" office:value="-255">
                <text:p>-255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3">
                <text:p>39.3</text:p>
              </table:table-cell>
              <table:table-cell office:value-type="float" office:value="241">
                <text:p>241</text:p>
              </table:table-cell>
              <table:table-cell office:value-type="float" office:value="137">
                <text:p>137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4">
                <text:p>39.4</text:p>
              </table:table-cell>
              <table:table-cell office:value-type="float" office:value="241">
                <text:p>241</text:p>
              </table:table-cell>
              <table:table-cell office:value-type="float" office:value="137">
                <text:p>13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5">
                <text:p>39.5</text:p>
              </table:table-cell>
              <table:table-cell office:value-type="float" office:value="-10">
                <text:p>-10</text:p>
              </table:table-cell>
              <table:table-cell office:value-type="float" office:value="197">
                <text:p>197</text:p>
              </table:table-cell>
              <table:table-cell office:value-type="float" office:value="157">
                <text:p>15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.6">
                <text:p>39.6</text:p>
              </table:table-cell>
              <table:table-cell office:value-type="float" office:value="-10">
                <text:p>-10</text:p>
              </table:table-cell>
              <table:table-cell office:value-type="float" office:value="197">
                <text:p>197</text:p>
              </table:table-cell>
              <table:table-cell office:value-type="float" office:value="177">
                <text:p>177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7">
                <text:p>39.7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8">
                <text:p>39.8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9">
                <text:p>39.9</text:p>
              </table:table-cell>
              <table:table-cell office:value-type="float" office:value="-77">
                <text:p>-77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1">
                <text:p>40.1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2">
                <text:p>40.2</text:p>
              </table:table-cell>
              <table:table-cell office:value-type="float" office:value="-116">
                <text:p>-116</text:p>
              </table:table-cell>
              <table:table-cell office:value-type="float" office:value="88">
                <text:p>88</text:p>
              </table:table-cell>
              <table:table-cell office:value-type="float" office:value="30">
                <text:p>30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3">
                <text:p>40.3</text:p>
              </table:table-cell>
              <table:table-cell office:value-type="float" office:value="-116">
                <text:p>-116</text:p>
              </table:table-cell>
              <table:table-cell office:value-type="float" office:value="88">
                <text:p>88</text:p>
              </table:table-cell>
              <table:table-cell office:value-type="float" office:value="59">
                <text:p>59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5">
                <text:p>40.5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6">
                <text:p>40.6</text:p>
              </table:table-cell>
              <table:table-cell office:value-type="float" office:value="-292">
                <text:p>-292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7">
                <text:p>40.7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8">
                <text:p>40.8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171.333333333333">
                <text:p>171.333333333333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9">
                <text:p>40.9</text:p>
              </table:table-cell>
              <table:table-cell office:value-type="float" office:value="43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192">
                <text:p>19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224">
                <text:p>224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1">
                <text:p>41.1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196">
                <text:p>19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2">
                <text:p>41.2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136">
                <text:p>13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3">
                <text:p>41.3</text:p>
              </table:table-cell>
              <table:table-cell office:value-type="float" office:value="95">
                <text:p>95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4">
                <text:p>41.4</text:p>
              </table:table-cell>
              <table:table-cell office:value-type="float" office:value="67">
                <text:p>67</text:p>
              </table:table-cell>
              <table:table-cell office:value-type="float" office:value="108">
                <text:p>10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5">
                <text:p>41.5</text:p>
              </table:table-cell>
              <table:table-cell office:value-type="float" office:value="67">
                <text:p>67</text:p>
              </table:table-cell>
              <table:table-cell office:value-type="float" office:value="108">
                <text:p>108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6">
                <text:p>41.6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7">
                <text:p>41.7</text:p>
              </table:table-cell>
              <table:table-cell office:value-type="float" office:value="110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1.333333333333">
                <text:p>111.3333333333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8">
                <text:p>41.8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9">
                <text:p>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9">
                <text:p>41.9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-199">
                <text:p>-199</text:p>
              </table:table-cell>
              <table:table-cell office:value-type="float" office:value="-199">
                <text:p>-19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1">
                <text:p>42.1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-95.3333333333333">
                <text:p>-95.3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2">
                <text:p>42.2</text:p>
              </table:table-cell>
              <table:table-cell office:value-type="float" office:value="132">
                <text:p>132</text:p>
              </table:table-cell>
              <table:table-cell office:value-type="float" office:value="112">
                <text:p>11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.3">
                <text:p>42.3</text:p>
              </table:table-cell>
              <table:table-cell office:value-type="float" office:value="89">
                <text:p>89</text:p>
              </table:table-cell>
              <table:table-cell office:value-type="float" office:value="197">
                <text:p>197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4">
                <text:p>42.4</text:p>
              </table:table-cell>
              <table:table-cell office:value-type="float" office:value="89">
                <text:p>89</text:p>
              </table:table-cell>
              <table:table-cell office:value-type="float" office:value="197">
                <text:p>197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.5">
                <text:p>42.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160.666666666667">
                <text:p>160.66666666666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.6">
                <text:p>42.6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7">
                <text:p>42.7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8">
                <text:p>42.8</text:p>
              </table:table-cell>
              <table:table-cell office:value-type="float" office:value="15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07.666666666667">
                <text:p>107.666666666667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.9">
                <text:p>42.9</text:p>
              </table:table-cell>
              <table:table-cell office:value-type="float" office:value="15">
                <text:p>15</text:p>
              </table:table-cell>
              <table:table-cell office:value-type="float" office:value="147">
                <text:p>14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  <table:table-cell office:value-type="float" office:value="-70">
                <text:p>-70</text:p>
              </table:table-cell>
              <table:table-cell office:value-type="float" office:value="67">
                <text:p>67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.1">
                <text:p>43.1</text:p>
              </table:table-cell>
              <table:table-cell office:value-type="float" office:value="-70">
                <text:p>-70</text:p>
              </table:table-cell>
              <table:table-cell office:value-type="float" office:value="67">
                <text:p>67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.2">
                <text:p>43.2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.3">
                <text:p>43.3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-9.66666666666667">
                <text:p>-9.66666666666667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4">
                <text:p>43.4</text:p>
              </table:table-cell>
              <table:table-cell office:value-type="float" office:value="-58">
                <text:p>-5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126">
                <text:p>126</text:p>
              </table:table-cell>
              <table:table-cell office:value-type="float" office:value="159">
                <text:p>159</text:p>
              </table:table-cell>
              <table:table-cell office:value-type="float" office:value="21">
                <text:p>21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6">
                <text:p>43.6</text:p>
              </table:table-cell>
              <table:table-cell office:value-type="float" office:value="126">
                <text:p>126</text:p>
              </table:table-cell>
              <table:table-cell office:value-type="float" office:value="159">
                <text:p>159</text:p>
              </table:table-cell>
              <table:table-cell office:value-type="float" office:value="90">
                <text:p>90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.7">
                <text:p>43.7</text:p>
              </table:table-cell>
              <table:table-cell office:value-type="float" office:value="7">
                <text:p>7</text:p>
              </table:table-cell>
              <table:table-cell office:value-type="float" office:value="-63">
                <text:p>-63</text:p>
              </table:table-cell>
              <table:table-cell office:value-type="float" office:value="85">
                <text:p>8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.8">
                <text:p>43.8</text:p>
              </table:table-cell>
              <table:table-cell office:value-type="float" office:value="7">
                <text:p>7</text:p>
              </table:table-cell>
              <table:table-cell office:value-type="float" office:value="-63">
                <text:p>-63</text:p>
              </table:table-cell>
              <table:table-cell office:value-type="float" office:value="11">
                <text:p>1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9">
                <text:p>43.9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-22.6666666666667">
                <text:p>-22.6666666666667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">
                <text:p>44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1">
                <text:p>44.1</text:p>
              </table:table-cell>
              <table:table-cell office:value-type="float" office:value="142">
                <text:p>142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2">
                <text:p>44.2</text:p>
              </table:table-cell>
              <table:table-cell office:value-type="float" office:value="-100">
                <text:p>-100</text:p>
              </table:table-cell>
              <table:table-cell office:value-type="float" office:value="167">
                <text:p>1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3">
                <text:p>44.3</text:p>
              </table:table-cell>
              <table:table-cell office:value-type="float" office:value="-100">
                <text:p>-100</text:p>
              </table:table-cell>
              <table:table-cell office:value-type="float" office:value="167">
                <text:p>167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4">
                <text:p>44.4</text:p>
              </table:table-cell>
              <table:table-cell office:value-type="float" office:value="-174">
                <text:p>-174</text:p>
              </table:table-cell>
              <table:table-cell office:value-type="float" office:value="-56">
                <text:p>-56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5">
                <text:p>44.5</text:p>
              </table:table-cell>
              <table:table-cell office:value-type="float" office:value="-174">
                <text:p>-174</text:p>
              </table:table-cell>
              <table:table-cell office:value-type="float" office:value="-56">
                <text:p>-56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-406">
                <text:p>-40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6">
                <text:p>44.6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7">
                <text:p>44.7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8">
                <text:p>44.8</text:p>
              </table:table-cell>
              <table:table-cell office:value-type="float" office:value="160">
                <text:p>16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9">
                <text:p>44.9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1">
                <text:p>45.1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05.666666666667">
                <text:p>105.666666666667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2">
                <text:p>45.2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-449">
                <text:p>-4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.3">
                <text:p>45.3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.4">
                <text:p>45.4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27">
                <text:p>12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5">
                <text:p>45.5</text:p>
              </table:table-cell>
              <table:table-cell office:value-type="float" office:value="-9">
                <text:p>-9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6">
                <text:p>45.6</text:p>
              </table:table-cell>
              <table:table-cell office:value-type="float" office:value="-67">
                <text:p>-67</text:p>
              </table:table-cell>
              <table:table-cell office:value-type="float" office:value="40">
                <text:p>40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.7">
                <text:p>45.7</text:p>
              </table:table-cell>
              <table:table-cell office:value-type="float" office:value="-67">
                <text:p>-67</text:p>
              </table:table-cell>
              <table:table-cell office:value-type="float" office:value="40">
                <text:p>40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-393">
                <text:p>-3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.8">
                <text:p>45.8</text:p>
              </table:table-cell>
              <table:table-cell office:value-type="float" office:value="-34">
                <text:p>-34</text:p>
              </table:table-cell>
              <table:table-cell office:value-type="float" office:value="41">
                <text:p>41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.9">
                <text:p>45.9</text:p>
              </table:table-cell>
              <table:table-cell office:value-type="float" office:value="-34">
                <text:p>-34</text:p>
              </table:table-cell>
              <table:table-cell office:value-type="float" office:value="41">
                <text:p>41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23">
                <text:p>2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1">
                <text:p>46.1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2">
                <text:p>46.2</text:p>
              </table:table-cell>
              <table:table-cell office:value-type="float" office:value="15">
                <text:p>1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  <table:table-cell office:value-type="float" office:value="-350">
                <text:p>-35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3">
                <text:p>46.3</text:p>
              </table:table-cell>
              <table:table-cell office:value-type="float" office:value="26">
                <text:p>26</text:p>
              </table:table-cell>
              <table:table-cell office:value-type="float" office:value="-86">
                <text:p>-86</text:p>
              </table:table-cell>
              <table:table-cell office:value-type="float" office:value="-37.3333333333333">
                <text:p>-37.33333333333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4">
                <text:p>46.4</text:p>
              </table:table-cell>
              <table:table-cell office:value-type="float" office:value="26">
                <text:p>26</text:p>
              </table:table-cell>
              <table:table-cell office:value-type="float" office:value="-86">
                <text:p>-86</text:p>
              </table:table-cell>
              <table:table-cell office:value-type="float" office:value="-61.6666666666667">
                <text:p>-61.666666666666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5">
                <text:p>46.5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-51.6666666666667">
                <text:p>-51.666666666666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6">
                <text:p>46.6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-17.3333333333333">
                <text:p>-17.3333333333333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7">
                <text:p>46.7</text:p>
              </table:table-cell>
              <table:table-cell office:value-type="float" office:value="131">
                <text:p>1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-446">
                <text:p>-4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">
                <text:p>46.8</text:p>
              </table:table-cell>
              <table:table-cell office:value-type="float" office:value="-114">
                <text:p>-114</text:p>
              </table:table-cell>
              <table:table-cell office:value-type="float" office:value="-66">
                <text:p>-66</text:p>
              </table:table-cell>
              <table:table-cell office:value-type="float" office:value="-10.6666666666667">
                <text:p>-10.6666666666667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9">
                <text:p>46.9</text:p>
              </table:table-cell>
              <table:table-cell office:value-type="float" office:value="-114">
                <text:p>-114</text:p>
              </table:table-cell>
              <table:table-cell office:value-type="float" office:value="-66">
                <text:p>-66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284">
                <text:p>-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4.201cm" style:legend-expansion="high" chart:style-name="ch2"/>
        <chart:plot-area chart:style-name="ch3" table:cell-range-address="Sheet1.B1:Sheet1.B371 Sheet1.K2:Sheet1.K1489" chart:data-source-has-labels="row" svg:x="0.77cm" svg:y="0.855cm" svg:width="12.909cm" svg:height="7.545cm">
          <chartooo:coordinate-region svg:x="1.682cm" svg:y="1.054cm" svg:width="11.8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1489" chart:label-cell-address="Sheet1.B1:Sheet1.B1" chart:class="chart:scatter">
            <chart:domain table:cell-range-address="Sheet1.B2:Sheet1.B371"/>
            <chart:data-point chart:repeated="14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pee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B2:Sheet1.B371</svg:desc>
                </draw:g>
              </table:table-cell>
              <table:table-cell office:value-type="float" office:value="50.3306250881847">
                <text:p>50.3306250881847</text:p>
                <draw:g>
                  <svg:desc>Sheet1.K2:Sheet1.K1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27.8593142217101">
                <text:p>27.8593142217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27.8593142217101">
                <text:p>27.8593142217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56.4498039198596">
                <text:p>56.4498039198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26.5785253567341">
                <text:p>26.57852535673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26.5785253567341">
                <text:p>26.5785253567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59.4001148419434">
                <text:p>59.400114841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59.4001148419434">
                <text:p>59.4001148419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24.7175664000109">
                <text:p>24.7175664000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78.5758816076061">
                <text:p>78.57588160760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78.5758816076061">
                <text:p>78.5758816076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23.4037245036282">
                <text:p>23.40372450362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23.4037245036282">
                <text:p>23.4037245036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66.7392707121223">
                <text:p>66.73927071212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.8124674777789">
                <text:p>21.8124674777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21.8124674777789">
                <text:p>21.81246747777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47.5770176675345">
                <text:p>47.5770176675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47.5770176675345">
                <text:p>47.57701766753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34.4672194607836">
                <text:p>34.4672194607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29.5854935359258">
                <text:p>29.5854935359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29.5854935359258">
                <text:p>29.5854935359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58.1386820322425">
                <text:p>58.1386820322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58.1386820322425">
                <text:p>58.13868203224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24.8441289489866">
                <text:p>24.84412894898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41.6937327038882">
                <text:p>41.6937327038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41.6937327038882">
                <text:p>41.69373270388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41.2382605940697">
                <text:p>41.23826059406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41.2382605940697">
                <text:p>41.2382605940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18.4902694878627">
                <text:p>18.49026948786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38.1493477852982">
                <text:p>38.14934778529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38.1493477852982">
                <text:p>38.14934778529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37.3521316771065">
                <text:p>37.35213167710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37.3521316771065">
                <text:p>37.35213167710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20.3042671257005">
                <text:p>20.3042671257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31.1713969324942">
                <text:p>31.17139693249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31.1713969324942">
                <text:p>31.17139693249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45.3080205130874">
                <text:p>45.30802051308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45.3080205130874">
                <text:p>45.3080205130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39.4441462601811">
                <text:p>39.4441462601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21.2845270120376">
                <text:p>21.2845270120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21.2845270120376">
                <text:p>21.28452701203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48.0908655204514">
                <text:p>48.09086552045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49.1845767780349">
                <text:p>49.1845767780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">
                <text:p>16.1</text:p>
              </table:table-cell>
              <table:table-cell office:value-type="float" office:value="49.1845767780349">
                <text:p>49.18457677803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2">
                <text:p>16.2</text:p>
              </table:table-cell>
              <table:table-cell office:value-type="float" office:value="10.1442884908436">
                <text:p>10.14428849084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3">
                <text:p>16.3</text:p>
              </table:table-cell>
              <table:table-cell office:value-type="float" office:value="10.1442884908436">
                <text:p>10.14428849084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4">
                <text:p>16.4</text:p>
              </table:table-cell>
              <table:table-cell office:value-type="float" office:value="12.8935354735301">
                <text:p>12.89353547353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12.8935354735301">
                <text:p>12.89353547353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">
                <text:p>16.6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">
                <text:p>16.7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8">
                <text:p>16.8</text:p>
              </table:table-cell>
              <table:table-cell office:value-type="float" office:value="39.885692911459">
                <text:p>39.8856929114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9">
                <text:p>16.9</text:p>
              </table:table-cell>
              <table:table-cell office:value-type="float" office:value="68.1163117752305">
                <text:p>68.1163117752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">
                <text:p>17</text:p>
              </table:table-cell>
              <table:table-cell office:value-type="float" office:value="68.1163117752305">
                <text:p>68.1163117752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1">
                <text:p>17.1</text:p>
              </table:table-cell>
              <table:table-cell office:value-type="float" office:value="47.0989034982722">
                <text:p>47.0989034982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2">
                <text:p>17.2</text:p>
              </table:table-cell>
              <table:table-cell office:value-type="float" office:value="47.0989034982722">
                <text:p>47.0989034982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3">
                <text:p>17.3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4">
                <text:p>17.4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5">
                <text:p>17.5</text:p>
              </table:table-cell>
              <table:table-cell office:value-type="float" office:value="23.2375898769804">
                <text:p>23.23758987698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6">
                <text:p>17.6</text:p>
              </table:table-cell>
              <table:table-cell office:value-type="float" office:value="14.7848689297265">
                <text:p>14.78486892972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7">
                <text:p>17.7</text:p>
              </table:table-cell>
              <table:table-cell office:value-type="float" office:value="14.7848689297265">
                <text:p>14.78486892972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">
                <text:p>17.8</text:p>
              </table:table-cell>
              <table:table-cell office:value-type="float" office:value="26.1676016371556">
                <text:p>26.1676016371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9">
                <text:p>17.9</text:p>
              </table:table-cell>
              <table:table-cell office:value-type="float" office:value="26.1676016371556">
                <text:p>26.16760163715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">
                <text:p>18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1">
                <text:p>18.1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2">
                <text:p>18.2</text:p>
              </table:table-cell>
              <table:table-cell office:value-type="float" office:value="41.2779378596616">
                <text:p>41.27793785966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">
                <text:p>18.3</text:p>
              </table:table-cell>
              <table:table-cell office:value-type="float" office:value="71.4904703789976">
                <text:p>71.49047037899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4">
                <text:p>18.4</text:p>
              </table:table-cell>
              <table:table-cell office:value-type="float" office:value="71.4904703789976">
                <text:p>71.4904703789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5">
                <text:p>18.5</text:p>
              </table:table-cell>
              <table:table-cell office:value-type="float" office:value="56.0637761082461">
                <text:p>56.06377610824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6">
                <text:p>18.6</text:p>
              </table:table-cell>
              <table:table-cell office:value-type="float" office:value="56.0637761082461">
                <text:p>56.0637761082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7">
                <text:p>18.7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8">
                <text:p>18.8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9">
                <text:p>18.9</text:p>
              </table:table-cell>
              <table:table-cell office:value-type="float" office:value="44.3151465221593">
                <text:p>44.31514652215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30.706748153375">
                <text:p>30.706748153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">
                <text:p>19.1</text:p>
              </table:table-cell>
              <table:table-cell office:value-type="float" office:value="30.706748153375">
                <text:p>30.706748153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2">
                <text:p>19.2</text:p>
              </table:table-cell>
              <table:table-cell office:value-type="float" office:value="21.5335166831693">
                <text:p>21.53351668316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">
                <text:p>19.3</text:p>
              </table:table-cell>
              <table:table-cell office:value-type="float" office:value="21.5335166831693">
                <text:p>21.5335166831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4">
                <text:p>19.4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5">
                <text:p>19.5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6">
                <text:p>19.6</text:p>
              </table:table-cell>
              <table:table-cell office:value-type="float" office:value="8.34592947471285">
                <text:p>8.345929474712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7">
                <text:p>19.7</text:p>
              </table:table-cell>
              <table:table-cell office:value-type="float" office:value="49.1967740715154">
                <text:p>49.1967740715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49.1967740715154">
                <text:p>49.1967740715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9">
                <text:p>19.9</text:p>
              </table:table-cell>
              <table:table-cell office:value-type="float" office:value="57.2381370546594">
                <text:p>57.2381370546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57.2381370546594">
                <text:p>57.23813705465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">
                <text:p>20.1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2">
                <text:p>20.2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3">
                <text:p>20.3</text:p>
              </table:table-cell>
              <table:table-cell office:value-type="float" office:value="70.5591950059075">
                <text:p>70.55919500590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4">
                <text:p>20.4</text:p>
              </table:table-cell>
              <table:table-cell office:value-type="float" office:value="-69.8599707971479">
                <text:p>-69.8599707971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5">
                <text:p>20.5</text:p>
              </table:table-cell>
              <table:table-cell office:value-type="float" office:value="-69.8599707971479">
                <text:p>-69.8599707971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6">
                <text:p>20.6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7">
                <text:p>20.7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8">
                <text:p>20.8</text:p>
              </table:table-cell>
              <table:table-cell office:value-type="float" office:value="23.8873907430228">
                <text:p>23.8873907430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9">
                <text:p>20.9</text:p>
              </table:table-cell>
              <table:table-cell office:value-type="float" office:value="47.8771830021816">
                <text:p>47.877183002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47.8771830021816">
                <text:p>47.87718300218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">
                <text:p>21.1</text:p>
              </table:table-cell>
              <table:table-cell office:value-type="float" office:value="34.4967040449268">
                <text:p>34.4967040449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.2">
                <text:p>21.2</text:p>
              </table:table-cell>
              <table:table-cell office:value-type="float" office:value="34.4967040449268">
                <text:p>34.49670404492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.3">
                <text:p>21.3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.4">
                <text:p>21.4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.5">
                <text:p>21.5</text:p>
              </table:table-cell>
              <table:table-cell office:value-type="float" office:value="24.0143234141173">
                <text:p>24.0143234141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6">
                <text:p>21.6</text:p>
              </table:table-cell>
              <table:table-cell office:value-type="float" office:value="26.4595943224683">
                <text:p>26.45959432246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7">
                <text:p>21.7</text:p>
              </table:table-cell>
              <table:table-cell office:value-type="float" office:value="26.4595943224683">
                <text:p>26.45959432246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.8">
                <text:p>21.8</text:p>
              </table:table-cell>
              <table:table-cell office:value-type="float" office:value="19.5148974075135">
                <text:p>19.5148974075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9">
                <text:p>21.9</text:p>
              </table:table-cell>
              <table:table-cell office:value-type="float" office:value="19.5148974075135">
                <text:p>19.51489740751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">
                <text:p>22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.1">
                <text:p>22.1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.2">
                <text:p>22.2</text:p>
              </table:table-cell>
              <table:table-cell office:value-type="float" office:value="15.3777356073764">
                <text:p>15.37773560737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.3">
                <text:p>22.3</text:p>
              </table:table-cell>
              <table:table-cell office:value-type="float" office:value="15.6130563842384">
                <text:p>15.61305638423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.4">
                <text:p>22.4</text:p>
              </table:table-cell>
              <table:table-cell office:value-type="float" office:value="15.6130563842384">
                <text:p>15.61305638423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.5">
                <text:p>22.5</text:p>
              </table:table-cell>
              <table:table-cell office:value-type="float" office:value="20.1931061718306">
                <text:p>20.19310617183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.6">
                <text:p>22.6</text:p>
              </table:table-cell>
              <table:table-cell office:value-type="float" office:value="20.1931061718306">
                <text:p>20.19310617183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.7">
                <text:p>22.7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.8">
                <text:p>22.8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.9">
                <text:p>22.9</text:p>
              </table:table-cell>
              <table:table-cell office:value-type="float" office:value="31.705053942304">
                <text:p>31.7050539423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">
                <text:p>23</text:p>
              </table:table-cell>
              <table:table-cell office:value-type="float" office:value="42.3436597890645">
                <text:p>42.34365978906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.1">
                <text:p>23.1</text:p>
              </table:table-cell>
              <table:table-cell office:value-type="float" office:value="42.3436597890645">
                <text:p>42.34365978906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.2">
                <text:p>23.2</text:p>
              </table:table-cell>
              <table:table-cell office:value-type="float" office:value="38.1883539186082">
                <text:p>38.18835391860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3">
                <text:p>23.3</text:p>
              </table:table-cell>
              <table:table-cell office:value-type="float" office:value="38.1883539186082">
                <text:p>38.18835391860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.4">
                <text:p>23.4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3.5">
                <text:p>23.5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.6">
                <text:p>23.6</text:p>
              </table:table-cell>
              <table:table-cell office:value-type="float" office:value="80.619125993846">
                <text:p>80.619125993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.7">
                <text:p>23.7</text:p>
              </table:table-cell>
              <table:table-cell office:value-type="float" office:value="79.3157611732357">
                <text:p>79.31576117323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.8">
                <text:p>23.8</text:p>
              </table:table-cell>
              <table:table-cell office:value-type="float" office:value="79.3157611732357">
                <text:p>79.31576117323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.9">
                <text:p>23.9</text:p>
              </table:table-cell>
              <table:table-cell office:value-type="float" office:value="-59.9618152630771">
                <text:p>-59.96181526307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4">
                <text:p>24</text:p>
              </table:table-cell>
              <table:table-cell office:value-type="float" office:value="-59.9618152630771">
                <text:p>-59.96181526307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4.1">
                <text:p>24.1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.2">
                <text:p>24.2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">
                <text:p>24.3</text:p>
              </table:table-cell>
              <table:table-cell office:value-type="float" office:value="85.67992467872">
                <text:p>85.679924678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.4">
                <text:p>24.4</text:p>
              </table:table-cell>
              <table:table-cell office:value-type="float" office:value="69.9683839048058">
                <text:p>69.96838390480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.5">
                <text:p>24.5</text:p>
              </table:table-cell>
              <table:table-cell office:value-type="float" office:value="69.9683839048058">
                <text:p>69.9683839048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.6">
                <text:p>24.6</text:p>
              </table:table-cell>
              <table:table-cell office:value-type="float" office:value="54.730603316274">
                <text:p>54.7306033162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7">
                <text:p>24.7</text:p>
              </table:table-cell>
              <table:table-cell office:value-type="float" office:value="54.730603316274">
                <text:p>54.7306033162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.8">
                <text:p>24.8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.9">
                <text:p>24.9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">
                <text:p>25</text:p>
              </table:table-cell>
              <table:table-cell office:value-type="float" office:value="57.2938192525569">
                <text:p>57.29381925255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1">
                <text:p>25.1</text:p>
              </table:table-cell>
              <table:table-cell office:value-type="float" office:value="-86.4026171867831">
                <text:p>-86.4026171867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5.2">
                <text:p>25.2</text:p>
              </table:table-cell>
              <table:table-cell office:value-type="float" office:value="-86.4026171867831">
                <text:p>-86.4026171867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5.3">
                <text:p>25.3</text:p>
              </table:table-cell>
              <table:table-cell office:value-type="float" office:value="-59.5099838600346">
                <text:p>-59.5099838600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.4">
                <text:p>25.4</text:p>
              </table:table-cell>
              <table:table-cell office:value-type="float" office:value="-59.5099838600346">
                <text:p>-59.50998386003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.5">
                <text:p>25.5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.6">
                <text:p>25.6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.7">
                <text:p>25.7</text:p>
              </table:table-cell>
              <table:table-cell office:value-type="float" office:value="37.0239048111244">
                <text:p>37.02390481112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.8">
                <text:p>25.8</text:p>
              </table:table-cell>
              <table:table-cell office:value-type="float" office:value="51.6441686805832">
                <text:p>51.6441686805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.9">
                <text:p>25.9</text:p>
              </table:table-cell>
              <table:table-cell office:value-type="float" office:value="51.6441686805832">
                <text:p>51.64416868058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">
                <text:p>26</text:p>
              </table:table-cell>
              <table:table-cell office:value-type="float" office:value="52.4580019425493">
                <text:p>52.45800194254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1">
                <text:p>26.1</text:p>
              </table:table-cell>
              <table:table-cell office:value-type="float" office:value="52.4580019425493">
                <text:p>52.45800194254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2">
                <text:p>26.2</text:p>
              </table:table-cell>
              <table:table-cell office:value-type="float" office:value="65.3562696730923">
                <text:p>65.35626967309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3">
                <text:p>26.3</text:p>
              </table:table-cell>
              <table:table-cell office:value-type="float" office:value="65.3562696730923">
                <text:p>65.35626967309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4">
                <text:p>26.4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5">
                <text:p>26.5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.6">
                <text:p>26.6</text:p>
              </table:table-cell>
              <table:table-cell office:value-type="float" office:value="23.1415949045619">
                <text:p>23.14159490456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.7">
                <text:p>26.7</text:p>
              </table:table-cell>
              <table:table-cell office:value-type="float" office:value="-2.61085354044875">
                <text:p>-2.61085354044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8">
                <text:p>26.8</text:p>
              </table:table-cell>
              <table:table-cell office:value-type="float" office:value="-2.61085354044875">
                <text:p>-2.610853540448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.9">
                <text:p>26.9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">
                <text:p>27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1">
                <text:p>27.1</text:p>
              </table:table-cell>
              <table:table-cell office:value-type="float" office:value="20.0983770927991">
                <text:p>20.0983770927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.2">
                <text:p>27.2</text:p>
              </table:table-cell>
              <table:table-cell office:value-type="float" office:value="28.3508936119404">
                <text:p>28.35089361194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.3">
                <text:p>27.3</text:p>
              </table:table-cell>
              <table:table-cell office:value-type="float" office:value="28.3508936119404">
                <text:p>28.35089361194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7.4">
                <text:p>27.4</text:p>
              </table:table-cell>
              <table:table-cell office:value-type="float" office:value="29.7066056849828">
                <text:p>29.70660568498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7.5">
                <text:p>27.5</text:p>
              </table:table-cell>
              <table:table-cell office:value-type="float" office:value="29.7066056849828">
                <text:p>29.70660568498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.6">
                <text:p>27.6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.7">
                <text:p>27.7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.8">
                <text:p>27.8</text:p>
              </table:table-cell>
              <table:table-cell office:value-type="float" office:value="38.7117674283109">
                <text:p>38.71176742831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.9">
                <text:p>27.9</text:p>
              </table:table-cell>
              <table:table-cell office:value-type="float" office:value="30.3118149746288">
                <text:p>30.31181497462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">
                <text:p>28</text:p>
              </table:table-cell>
              <table:table-cell office:value-type="float" office:value="30.3118149746288">
                <text:p>30.31181497462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1">
                <text:p>28.1</text:p>
              </table:table-cell>
              <table:table-cell office:value-type="float" office:value="24.456353109184">
                <text:p>24.4563531091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.2">
                <text:p>28.2</text:p>
              </table:table-cell>
              <table:table-cell office:value-type="float" office:value="24.456353109184">
                <text:p>24.456353109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.3">
                <text:p>28.3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.4">
                <text:p>28.4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5">
                <text:p>28.5</text:p>
              </table:table-cell>
              <table:table-cell office:value-type="float" office:value="60.5670769504609">
                <text:p>60.5670769504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.6">
                <text:p>28.6</text:p>
              </table:table-cell>
              <table:table-cell office:value-type="float" office:value="-25.0538109969085">
                <text:p>-25.05381099690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.7">
                <text:p>28.7</text:p>
              </table:table-cell>
              <table:table-cell office:value-type="float" office:value="-25.0538109969085">
                <text:p>-25.05381099690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.8">
                <text:p>28.8</text:p>
              </table:table-cell>
              <table:table-cell office:value-type="float" office:value="89.4836590690472">
                <text:p>89.48365906904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.9">
                <text:p>28.9</text:p>
              </table:table-cell>
              <table:table-cell office:value-type="float" office:value="89.4836590690472">
                <text:p>89.483659069047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9">
                <text:p>29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9.1">
                <text:p>29.1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.2">
                <text:p>29.2</text:p>
              </table:table-cell>
              <table:table-cell office:value-type="float" office:value="63.2071491302135">
                <text:p>63.20714913021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.3">
                <text:p>29.3</text:p>
              </table:table-cell>
              <table:table-cell office:value-type="float" office:value="4.15100808192795">
                <text:p>4.151008081927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.4">
                <text:p>29.4</text:p>
              </table:table-cell>
              <table:table-cell office:value-type="float" office:value="4.15100808192795">
                <text:p>4.151008081927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9.5">
                <text:p>29.5</text:p>
              </table:table-cell>
              <table:table-cell office:value-type="float" office:value="-6.86055034074525">
                <text:p>-6.860550340745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.6">
                <text:p>29.6</text:p>
              </table:table-cell>
              <table:table-cell office:value-type="float" office:value="-6.86055034074525">
                <text:p>-6.860550340745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7">
                <text:p>29.7</text:p>
              </table:table-cell>
              <table:table-cell office:value-type="float" office:value="0.169099334784714">
                <text:p>0.1690993347847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.8">
                <text:p>29.8</text:p>
              </table:table-cell>
              <table:table-cell office:value-type="float" office:value="0.169099334784714">
                <text:p>0.169099334784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9">
                <text:p>29.9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0">
                <text:p>30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.1">
                <text:p>30.1</text:p>
              </table:table-cell>
              <table:table-cell office:value-type="float" office:value="86.5115630917244">
                <text:p>86.51156309172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.2">
                <text:p>30.2</text:p>
              </table:table-cell>
              <table:table-cell office:value-type="float" office:value="56.603884574582">
                <text:p>56.6038845745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.3">
                <text:p>30.3</text:p>
              </table:table-cell>
              <table:table-cell office:value-type="float" office:value="56.603884574582">
                <text:p>56.6038845745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4">
                <text:p>30.4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0.5">
                <text:p>30.5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.6">
                <text:p>30.6</text:p>
              </table:table-cell>
              <table:table-cell office:value-type="float" office:value="-68.526937592421">
                <text:p>-68.5269375924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.7">
                <text:p>30.7</text:p>
              </table:table-cell>
              <table:table-cell office:value-type="float" office:value="39.2483122192633">
                <text:p>39.24831221926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8">
                <text:p>30.8</text:p>
              </table:table-cell>
              <table:table-cell office:value-type="float" office:value="39.2483122192633">
                <text:p>39.24831221926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.9">
                <text:p>30.9</text:p>
              </table:table-cell>
              <table:table-cell office:value-type="float" office:value="21.4846924178316">
                <text:p>21.48469241783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">
                <text:p>31</text:p>
              </table:table-cell>
              <table:table-cell office:value-type="float" office:value="21.4846924178316">
                <text:p>21.48469241783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.1">
                <text:p>31.1</text:p>
              </table:table-cell>
              <table:table-cell office:value-type="float" office:value="13.7308743888889">
                <text:p>13.7308743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1.2">
                <text:p>31.2</text:p>
              </table:table-cell>
              <table:table-cell office:value-type="float" office:value="13.7308743888889">
                <text:p>13.7308743888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3">
                <text:p>31.3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1.4">
                <text:p>31.4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1.5">
                <text:p>31.5</text:p>
              </table:table-cell>
              <table:table-cell office:value-type="float" office:value="34.9633893483669">
                <text:p>34.96338934836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.6">
                <text:p>31.6</text:p>
              </table:table-cell>
              <table:table-cell office:value-type="float" office:value="28.0147661159624">
                <text:p>28.01476611596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.7">
                <text:p>31.7</text:p>
              </table:table-cell>
              <table:table-cell office:value-type="float" office:value="28.0147661159624">
                <text:p>28.01476611596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.8">
                <text:p>31.8</text:p>
              </table:table-cell>
              <table:table-cell office:value-type="float" office:value="-23.0899270150117">
                <text:p>-23.08992701501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.9">
                <text:p>31.9</text:p>
              </table:table-cell>
              <table:table-cell office:value-type="float" office:value="-23.0899270150117">
                <text:p>-23.0899270150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">
                <text:p>32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2.1">
                <text:p>32.1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2.2">
                <text:p>32.2</text:p>
              </table:table-cell>
              <table:table-cell office:value-type="float" office:value="44.4870940752205">
                <text:p>44.4870940752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2.3">
                <text:p>32.3</text:p>
              </table:table-cell>
              <table:table-cell office:value-type="float" office:value="5.37612320494401">
                <text:p>5.37612320494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2.4">
                <text:p>32.4</text:p>
              </table:table-cell>
              <table:table-cell office:value-type="float" office:value="5.37612320494401">
                <text:p>5.376123204944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2.5">
                <text:p>32.5</text:p>
              </table:table-cell>
              <table:table-cell office:value-type="float" office:value="3.19075349077252">
                <text:p>3.190753490772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.6">
                <text:p>32.6</text:p>
              </table:table-cell>
              <table:table-cell office:value-type="float" office:value="3.19075349077252">
                <text:p>3.190753490772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.7">
                <text:p>32.7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.8">
                <text:p>32.8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.9">
                <text:p>32.9</text:p>
              </table:table-cell>
              <table:table-cell office:value-type="float" office:value="27.2797116785792">
                <text:p>27.27971167857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">
                <text:p>33</text:p>
              </table:table-cell>
              <table:table-cell office:value-type="float" office:value="-29.9088636880599">
                <text:p>-29.90886368805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.1">
                <text:p>33.1</text:p>
              </table:table-cell>
              <table:table-cell office:value-type="float" office:value="-29.9088636880599">
                <text:p>-29.90886368805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.2">
                <text:p>33.2</text:p>
              </table:table-cell>
              <table:table-cell office:value-type="float" office:value="22.9173877973578">
                <text:p>22.91738779735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3.3">
                <text:p>33.3</text:p>
              </table:table-cell>
              <table:table-cell office:value-type="float" office:value="22.9173877973578">
                <text:p>22.91738779735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3.4">
                <text:p>33.4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.5">
                <text:p>33.5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.6">
                <text:p>33.6</text:p>
              </table:table-cell>
              <table:table-cell office:value-type="float" office:value="-11.4045446868855">
                <text:p>-11.40454468688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.7">
                <text:p>33.7</text:p>
              </table:table-cell>
              <table:table-cell office:value-type="float" office:value="3.42560788213744">
                <text:p>3.425607882137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.8">
                <text:p>33.8</text:p>
              </table:table-cell>
              <table:table-cell office:value-type="float" office:value="3.42560788213744">
                <text:p>3.42560788213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.9">
                <text:p>33.9</text:p>
              </table:table-cell>
              <table:table-cell office:value-type="float" office:value="73.0944450026338">
                <text:p>73.09444500263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">
                <text:p>34</text:p>
              </table:table-cell>
              <table:table-cell office:value-type="float" office:value="73.0944450026338">
                <text:p>73.09444500263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.1">
                <text:p>34.1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.2">
                <text:p>34.2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.3">
                <text:p>34.3</text:p>
              </table:table-cell>
              <table:table-cell office:value-type="float" office:value="41.2568806153175">
                <text:p>41.25688061531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.4">
                <text:p>34.4</text:p>
              </table:table-cell>
              <table:table-cell office:value-type="float" office:value="9.22860078940935">
                <text:p>9.228600789409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.5">
                <text:p>34.5</text:p>
              </table:table-cell>
              <table:table-cell office:value-type="float" office:value="9.22860078940935">
                <text:p>9.2286007894093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6">
                <text:p>34.6</text:p>
              </table:table-cell>
              <table:table-cell office:value-type="float" office:value="22.6179911942592">
                <text:p>22.61799119425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.7">
                <text:p>34.7</text:p>
              </table:table-cell>
              <table:table-cell office:value-type="float" office:value="22.6179911942592">
                <text:p>22.61799119425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.8">
                <text:p>34.8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.9">
                <text:p>34.9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">
                <text:p>35</text:p>
              </table:table-cell>
              <table:table-cell office:value-type="float" office:value="40.0208634115736">
                <text:p>40.02086341157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">
                <text:p>35.1</text:p>
              </table:table-cell>
              <table:table-cell office:value-type="float" office:value="64.3916379919716">
                <text:p>64.39163799197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5.2">
                <text:p>35.2</text:p>
              </table:table-cell>
              <table:table-cell office:value-type="float" office:value="64.3916379919716">
                <text:p>64.39163799197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5.3">
                <text:p>35.3</text:p>
              </table:table-cell>
              <table:table-cell office:value-type="float" office:value="8.30551491516601">
                <text:p>8.305514915166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5.4">
                <text:p>35.4</text:p>
              </table:table-cell>
              <table:table-cell office:value-type="float" office:value="8.30551491516601">
                <text:p>8.305514915166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5.5">
                <text:p>35.5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.6">
                <text:p>35.6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.7">
                <text:p>35.7</text:p>
              </table:table-cell>
              <table:table-cell office:value-type="float" office:value="42.9908803073159">
                <text:p>42.99088030731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.8">
                <text:p>35.8</text:p>
              </table:table-cell>
              <table:table-cell office:value-type="float" office:value="-83.6277939202036">
                <text:p>-83.62779392020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.9">
                <text:p>35.9</text:p>
              </table:table-cell>
              <table:table-cell office:value-type="float" office:value="-83.6277939202036">
                <text:p>-83.627793920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">
                <text:p>36</text:p>
              </table:table-cell>
              <table:table-cell office:value-type="float" office:value="20.3020599471723">
                <text:p>20.30205994717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1">
                <text:p>36.1</text:p>
              </table:table-cell>
              <table:table-cell office:value-type="float" office:value="20.3020599471723">
                <text:p>20.302059947172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2">
                <text:p>36.2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">
                <text:p>36.3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4">
                <text:p>36.4</text:p>
              </table:table-cell>
              <table:table-cell office:value-type="float" office:value="-1.29088177410629">
                <text:p>-1.290881774106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5">
                <text:p>36.5</text:p>
              </table:table-cell>
              <table:table-cell office:value-type="float" office:value="62.0884417705652">
                <text:p>62.08844177056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6">
                <text:p>36.6</text:p>
              </table:table-cell>
              <table:table-cell office:value-type="float" office:value="62.0884417705652">
                <text:p>62.08844177056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7">
                <text:p>36.7</text:p>
              </table:table-cell>
              <table:table-cell office:value-type="float" office:value="-26.5785253567341">
                <text:p>-26.57852535673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8">
                <text:p>36.8</text:p>
              </table:table-cell>
              <table:table-cell office:value-type="float" office:value="-26.5785253567341">
                <text:p>-26.57852535673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9">
                <text:p>36.9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7">
                <text:p>37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.1">
                <text:p>37.1</text:p>
              </table:table-cell>
              <table:table-cell office:value-type="float" office:value="41.915222135701">
                <text:p>41.9152221357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7.2">
                <text:p>37.2</text:p>
              </table:table-cell>
              <table:table-cell office:value-type="float" office:value="49.4526473822514">
                <text:p>49.4526473822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7.3">
                <text:p>37.3</text:p>
              </table:table-cell>
              <table:table-cell office:value-type="float" office:value="49.4526473822514">
                <text:p>49.4526473822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7.4">
                <text:p>37.4</text:p>
              </table:table-cell>
              <table:table-cell office:value-type="float" office:value="23.8804363768354">
                <text:p>23.88043637683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.5">
                <text:p>37.5</text:p>
              </table:table-cell>
              <table:table-cell office:value-type="float" office:value="23.8804363768354">
                <text:p>23.88043637683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.6">
                <text:p>37.6</text:p>
              </table:table-cell>
              <table:table-cell office:value-type="float" office:value="12.7819468851007">
                <text:p>12.78194688510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7">
                <text:p>37.7</text:p>
              </table:table-cell>
              <table:table-cell office:value-type="float" office:value="12.7819468851007">
                <text:p>12.7819468851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8">
                <text:p>37.8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9">
                <text:p>37.9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">
                <text:p>38</text:p>
              </table:table-cell>
              <table:table-cell office:value-type="float" office:value="6.65780026700581">
                <text:p>6.65780026700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1">
                <text:p>38.1</text:p>
              </table:table-cell>
              <table:table-cell office:value-type="float" office:value="58.0627916868311">
                <text:p>58.06279168683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.2">
                <text:p>38.2</text:p>
              </table:table-cell>
              <table:table-cell office:value-type="float" office:value="58.0627916868311">
                <text:p>58.06279168683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.3">
                <text:p>38.3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8.4">
                <text:p>38.4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.5">
                <text:p>38.5</text:p>
              </table:table-cell>
              <table:table-cell office:value-type="float" office:value="-3.31946399511443">
                <text:p>-3.319463995114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.6">
                <text:p>38.6</text:p>
              </table:table-cell>
              <table:table-cell office:value-type="float" office:value="12.5829464652237">
                <text:p>12.5829464652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.7">
                <text:p>38.7</text:p>
              </table:table-cell>
              <table:table-cell office:value-type="float" office:value="12.5829464652237">
                <text:p>12.5829464652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.8">
                <text:p>38.8</text:p>
              </table:table-cell>
              <table:table-cell office:value-type="float" office:value="23.4220823098358">
                <text:p>23.42208230983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.9">
                <text:p>38.9</text:p>
              </table:table-cell>
              <table:table-cell office:value-type="float" office:value="23.4220823098358">
                <text:p>23.42208230983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">
                <text:p>39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9.1">
                <text:p>39.1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.2">
                <text:p>39.2</text:p>
              </table:table-cell>
              <table:table-cell office:value-type="float" office:value="59.0661875077631">
                <text:p>59.06618750776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.3">
                <text:p>39.3</text:p>
              </table:table-cell>
              <table:table-cell office:value-type="float" office:value="15.2725183534895">
                <text:p>15.27251835348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.4">
                <text:p>39.4</text:p>
              </table:table-cell>
              <table:table-cell office:value-type="float" office:value="15.2725183534895">
                <text:p>15.27251835348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.5">
                <text:p>39.5</text:p>
              </table:table-cell>
              <table:table-cell office:value-type="float" office:value="76.8957667674845">
                <text:p>76.89576676748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.6">
                <text:p>39.6</text:p>
              </table:table-cell>
              <table:table-cell office:value-type="float" office:value="76.8957667674845">
                <text:p>76.89576676748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.7">
                <text:p>39.7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.8">
                <text:p>39.8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.9">
                <text:p>39.9</text:p>
              </table:table-cell>
              <table:table-cell office:value-type="float" office:value="49.9487592689742">
                <text:p>49.94875926897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">
                <text:p>40</text:p>
              </table:table-cell>
              <table:table-cell office:value-type="float" office:value="0.104990433457262">
                <text:p>0.104990433457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.1">
                <text:p>40.1</text:p>
              </table:table-cell>
              <table:table-cell office:value-type="float" office:value="0.104990433457262">
                <text:p>0.1049904334572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.2">
                <text:p>40.2</text:p>
              </table:table-cell>
              <table:table-cell office:value-type="float" office:value="18.641743432369">
                <text:p>18.6417434323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.3">
                <text:p>40.3</text:p>
              </table:table-cell>
              <table:table-cell office:value-type="float" office:value="18.641743432369">
                <text:p>18.6417434323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.4">
                <text:p>40.4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.5">
                <text:p>40.5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.6">
                <text:p>40.6</text:p>
              </table:table-cell>
              <table:table-cell office:value-type="float" office:value="45.0228246533569">
                <text:p>45.02282465335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.7">
                <text:p>40.7</text:p>
              </table:table-cell>
              <table:table-cell office:value-type="float" office:value="19.9932422436635">
                <text:p>19.99324224366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.8">
                <text:p>40.8</text:p>
              </table:table-cell>
              <table:table-cell office:value-type="float" office:value="19.9932422436635">
                <text:p>19.99324224366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.9">
                <text:p>40.9</text:p>
              </table:table-cell>
              <table:table-cell office:value-type="float" office:value="78.3429467166562">
                <text:p>78.34294671665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1">
                <text:p>41</text:p>
              </table:table-cell>
              <table:table-cell office:value-type="float" office:value="78.3429467166562">
                <text:p>78.34294671665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1.1">
                <text:p>41.1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.2">
                <text:p>41.2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1.3">
                <text:p>41.3</text:p>
              </table:table-cell>
              <table:table-cell office:value-type="float" office:value="46.9718977568715">
                <text:p>46.97189775687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1.4">
                <text:p>41.4</text:p>
              </table:table-cell>
              <table:table-cell office:value-type="float" office:value="24.4200485917044">
                <text:p>24.42004859170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.5">
                <text:p>41.5</text:p>
              </table:table-cell>
              <table:table-cell office:value-type="float" office:value="24.4200485917044">
                <text:p>24.42004859170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1.6">
                <text:p>41.6</text:p>
              </table:table-cell>
              <table:table-cell office:value-type="float" office:value="-41.018968288703">
                <text:p>-41.0189682887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1.7">
                <text:p>41.7</text:p>
              </table:table-cell>
              <table:table-cell office:value-type="float" office:value="-41.018968288703">
                <text:p>-41.0189682887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.8">
                <text:p>41.8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.9">
                <text:p>41.9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">
                <text:p>42</text:p>
              </table:table-cell>
              <table:table-cell office:value-type="float" office:value="-64.5135058263546">
                <text:p>-64.51350582635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2.1">
                <text:p>42.1</text:p>
              </table:table-cell>
              <table:table-cell office:value-type="float" office:value="39.9098150143404">
                <text:p>39.90981501434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2.2">
                <text:p>42.2</text:p>
              </table:table-cell>
              <table:table-cell office:value-type="float" office:value="39.9098150143404">
                <text:p>39.90981501434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2.3">
                <text:p>42.3</text:p>
              </table:table-cell>
              <table:table-cell office:value-type="float" office:value="-65.9631007546454">
                <text:p>-65.96310075464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2.4">
                <text:p>42.4</text:p>
              </table:table-cell>
              <table:table-cell office:value-type="float" office:value="-65.9631007546454">
                <text:p>-65.96310075464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.5">
                <text:p>42.5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2.6">
                <text:p>42.6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.7">
                <text:p>42.7</text:p>
              </table:table-cell>
              <table:table-cell office:value-type="float" office:value="34.5260262115585">
                <text:p>34.52602621155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2.8">
                <text:p>42.8</text:p>
              </table:table-cell>
              <table:table-cell office:value-type="float" office:value="31.1871595885248">
                <text:p>31.18715958852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2.9">
                <text:p>42.9</text:p>
              </table:table-cell>
              <table:table-cell office:value-type="float" office:value="31.1871595885248">
                <text:p>31.18715958852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3">
                <text:p>43</text:p>
              </table:table-cell>
              <table:table-cell office:value-type="float" office:value="16.1165231315348">
                <text:p>16.11652313153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.1">
                <text:p>43.1</text:p>
              </table:table-cell>
              <table:table-cell office:value-type="float" office:value="16.1165231315348">
                <text:p>16.11652313153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3.2">
                <text:p>43.2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3.3">
                <text:p>43.3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3.4">
                <text:p>43.4</text:p>
              </table:table-cell>
              <table:table-cell office:value-type="float" office:value="-5.23651633783456">
                <text:p>-5.236516337834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3.5">
                <text:p>43.5</text:p>
              </table:table-cell>
              <table:table-cell office:value-type="float" office:value="40.5456584146316">
                <text:p>40.54565841463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3.6">
                <text:p>43.6</text:p>
              </table:table-cell>
              <table:table-cell office:value-type="float" office:value="40.5456584146316">
                <text:p>40.545658414631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3.7">
                <text:p>43.7</text:p>
              </table:table-cell>
              <table:table-cell office:value-type="float" office:value="-20.2351177735172">
                <text:p>-20.23511777351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3.8">
                <text:p>43.8</text:p>
              </table:table-cell>
              <table:table-cell office:value-type="float" office:value="-20.2351177735172">
                <text:p>-20.2351177735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3.9">
                <text:p>43.9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4">
                <text:p>44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.1">
                <text:p>44.1</text:p>
              </table:table-cell>
              <table:table-cell office:value-type="float" office:value="11.7496409575996">
                <text:p>11.74964095759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4.2">
                <text:p>44.2</text:p>
              </table:table-cell>
              <table:table-cell office:value-type="float" office:value="-83.5515854586253">
                <text:p>-83.55158545862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4.3">
                <text:p>44.3</text:p>
              </table:table-cell>
              <table:table-cell office:value-type="float" office:value="-83.5515854586253">
                <text:p>-83.55158545862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4.4">
                <text:p>44.4</text:p>
              </table:table-cell>
              <table:table-cell office:value-type="float" office:value="-7.85729661650757">
                <text:p>-7.857296616507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.5">
                <text:p>44.5</text:p>
              </table:table-cell>
              <table:table-cell office:value-type="float" office:value="-7.85729661650757">
                <text:p>-7.857296616507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4.6">
                <text:p>44.6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4.7">
                <text:p>44.7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.8">
                <text:p>44.8</text:p>
              </table:table-cell>
              <table:table-cell office:value-type="float" office:value="20.1465168537068">
                <text:p>20.14651685370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4.9">
                <text:p>44.9</text:p>
              </table:table-cell>
              <table:table-cell office:value-type="float" office:value="20.2351177735172">
                <text:p>20.23511777351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5">
                <text:p>45</text:p>
              </table:table-cell>
              <table:table-cell office:value-type="float" office:value="20.2351177735172">
                <text:p>20.23511777351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5.1">
                <text:p>45.1</text:p>
              </table:table-cell>
              <table:table-cell office:value-type="float" office:value="18.3676618546279">
                <text:p>18.36766185462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5.2">
                <text:p>45.2</text:p>
              </table:table-cell>
              <table:table-cell office:value-type="float" office:value="18.3676618546279">
                <text:p>18.36766185462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5.3">
                <text:p>45.3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5.4">
                <text:p>45.4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5.5">
                <text:p>45.5</text:p>
              </table:table-cell>
              <table:table-cell office:value-type="float" office:value="-46.2852822044191">
                <text:p>-46.28528220441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5.6">
                <text:p>45.6</text:p>
              </table:table-cell>
              <table:table-cell office:value-type="float" office:value="5.81456607393218">
                <text:p>5.814566073932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5.7">
                <text:p>45.7</text:p>
              </table:table-cell>
              <table:table-cell office:value-type="float" office:value="5.81456607393218">
                <text:p>5.814566073932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.8">
                <text:p>45.8</text:p>
              </table:table-cell>
              <table:table-cell office:value-type="float" office:value="8.02388001591173">
                <text:p>8.023880015911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5.9">
                <text:p>45.9</text:p>
              </table:table-cell>
              <table:table-cell office:value-type="float" office:value="8.02388001591173">
                <text:p>8.023880015911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6">
                <text:p>46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6.1">
                <text:p>46.1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6.2">
                <text:p>46.2</text:p>
              </table:table-cell>
              <table:table-cell office:value-type="float" office:value="-2.12823003477944">
                <text:p>-2.128230034779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6.3">
                <text:p>46.3</text:p>
              </table:table-cell>
              <table:table-cell office:value-type="float" office:value="-34.7608024037176">
                <text:p>-34.76080240371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6.4">
                <text:p>46.4</text:p>
              </table:table-cell>
              <table:table-cell office:value-type="float" office:value="-34.7608024037176">
                <text:p>-34.76080240371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.5">
                <text:p>46.5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6.6">
                <text:p>46.6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6.7">
                <text:p>46.7</text:p>
              </table:table-cell>
              <table:table-cell office:value-type="float" office:value="2.18397029392614">
                <text:p>2.183970293926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6.8">
                <text:p>46.8</text:p>
              </table:table-cell>
              <table:table-cell office:value-type="float" office:value="-13.0896265576339">
                <text:p>-13.08962655763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6.9">
                <text:p>46.9</text:p>
              </table:table-cell>
              <table:table-cell office:value-type="float" office:value="-13.0896265576339">
                <text:p>-13.08962655763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